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06.36pt"/>
    </style:style>
    <style:style style:name="co6" style:family="table-column">
      <style:table-column-properties fo:break-before="auto" style:column-width="127.81pt"/>
    </style:style>
    <style:style style:name="co7" style:family="table-column">
      <style:table-column-properties fo:break-before="auto" style:column-width="113.5pt"/>
    </style:style>
    <style:style style:name="co8" style:family="table-column">
      <style:table-column-properties fo:break-before="auto" style:column-width="111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page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433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Amplitud (º)</text:p>
          </table:table-cell>
          <table:table-cell table:style-name="ce1" office:value-type="string" calcext:value-type="string">
            <text:p>Tiempo (s)</text:p>
          </table:table-cell>
          <table:table-cell table:style-name="ce1" office:value-type="string" calcext:value-type="string">
            <text:p>Ep (J)</text:p>
          </table:table-cell>
          <table:table-cell table:style-name="ce1" office:value-type="string" calcext:value-type="string">
            <text:p>Variación de Ep (J)</text:p>
          </table:table-cell>
          <table:table-cell table:style-name="ce1" office:value-type="string" calcext:value-type="string">
            <text:p>Longitud recorrida l (m)</text:p>
          </table:table-cell>
          <table:table-cell table:style-name="ce1" office:value-type="string" calcext:value-type="string">
            <text:p>Periodo T (s)</text:p>
          </table:table-cell>
          <table:table-cell table:style-name="ce1" office:value-type="string" calcext:value-type="string">
            <text:p>Velocidad media (m/s)</text:p>
          </table:table-cell>
          <table:table-cell table:style-name="ce1" office:value-type="string" calcext:value-type="string">
            <text:p>Fuerza de rozamiento</text:p>
          </table:table-cell>
          <table:table-cell table:number-columns-repeated="1016"/>
        </table:table-row>
        <table:table-row table:style-name="ro1">
          <table:table-cell table:style-name="ce1" office:value-type="float" office:value="31.9" calcext:value-type="float">
            <text:p>31.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0.2745*9.8*1.844*(1-COS(RADIANS([.A2])))" office:value-type="float" office:value="0.749182649172713" calcext:value-type="float">
            <text:p>0.749182649172713</text:p>
          </table:table-cell>
          <table:table-cell table:number-columns-repeated="1021"/>
        </table:table-row>
        <table:table-row table:style-name="ro1"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2.85" calcext:value-type="float">
            <text:p>2.85</text:p>
          </table:table-cell>
          <table:table-cell table:style-name="ce3" table:formula="of:=0.2745*9.8*1.844*(1-COS(RADIANS([.A3])))" office:value-type="float" office:value="0.704075337076047" calcext:value-type="float">
            <text:p>0.704075337076047</text:p>
          </table:table-cell>
          <table:table-cell table:style-name="ce3" table:formula="of:=[.C2]-[.C3]" office:value-type="float" office:value="0.0451073120966656" calcext:value-type="float">
            <text:p>0.045107312096666</text:p>
          </table:table-cell>
          <table:table-cell table:style-name="ce3" table:formula="of:=2*1.844*2*RADIANS(([.A2]+[.A3])/2)" office:value-type="float" office:value="4.04229424869099" calcext:value-type="float">
            <text:p>4.04229424869099</text:p>
          </table:table-cell>
          <table:table-cell table:style-name="ce3" table:formula="of:=[.B3]-[.B2]" office:value-type="float" office:value="2.85" calcext:value-type="float">
            <text:p>2.85</text:p>
          </table:table-cell>
          <table:table-cell table:style-name="ce3" table:formula="of:=[.E3]/[.F3]" office:value-type="float" office:value="1.41834885918982" calcext:value-type="float">
            <text:p>1.41834885918982</text:p>
          </table:table-cell>
          <table:table-cell table:style-name="ce3" table:formula="of:=[.D3]/[.E3]" office:value-type="float" office:value="0.0111588393426017" calcext:value-type="float">
            <text:p>0.011158839342602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.66" calcext:value-type="float">
            <text:p>5.66</text:p>
          </table:table-cell>
          <table:table-cell table:style-name="ce3" table:formula="of:=0.2745*9.8*1.844*(1-COS(RADIANS([.A4])))" office:value-type="float" office:value="0.664586932999364" calcext:value-type="float">
            <text:p>0.664586932999364</text:p>
          </table:table-cell>
          <table:table-cell table:style-name="ce3" table:formula="of:=[.C3]-[.C4]" office:value-type="float" office:value="0.0394884040766832" calcext:value-type="float">
            <text:p>0.039488404076683</text:p>
          </table:table-cell>
          <table:table-cell table:style-name="ce3" table:formula="of:=2*1.844*2*RADIANS(([.A3]+[.A4])/2)" office:value-type="float" office:value="3.91999553734525" calcext:value-type="float">
            <text:p>3.91999553734525</text:p>
          </table:table-cell>
          <table:table-cell table:style-name="ce3" table:formula="of:=[.B4]-[.B3]" office:value-type="float" office:value="2.81" calcext:value-type="float">
            <text:p>2.81</text:p>
          </table:table-cell>
          <table:table-cell table:style-name="ce3" table:formula="of:=[.E4]/[.F4]" office:value-type="float" office:value="1.39501620546094" calcext:value-type="float">
            <text:p>1.39501620546094</text:p>
          </table:table-cell>
          <table:table-cell table:style-name="ce3" table:formula="of:=[.D4]/[.E4]" office:value-type="float" office:value="0.0100735839366353" calcext:value-type="float">
            <text:p>0.010073583936635</text:p>
          </table:table-cell>
          <table:table-cell table:number-columns-repeated="1016"/>
        </table:table-row>
        <table:table-row table:style-name="ro1"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8.44" calcext:value-type="float">
            <text:p>8.44</text:p>
          </table:table-cell>
          <table:table-cell table:style-name="ce3" table:formula="of:=0.2745*9.8*1.844*(1-COS(RADIANS([.A5])))" office:value-type="float" office:value="0.626158492145872" calcext:value-type="float">
            <text:p>0.626158492145872</text:p>
          </table:table-cell>
          <table:table-cell table:style-name="ce3" table:formula="of:=[.C4]-[.C5]" office:value-type="float" office:value="0.0384284408534917" calcext:value-type="float">
            <text:p>0.038428440853492</text:p>
          </table:table-cell>
          <table:table-cell table:style-name="ce3" table:formula="of:=2*1.844*2*RADIANS(([.A4]+[.A5])/2)" office:value-type="float" office:value="3.80413360028086" calcext:value-type="float">
            <text:p>3.80413360028086</text:p>
          </table:table-cell>
          <table:table-cell table:style-name="ce3" table:formula="of:=[.B5]-[.B4]" office:value-type="float" office:value="2.78" calcext:value-type="float">
            <text:p>2.78</text:p>
          </table:table-cell>
          <table:table-cell table:style-name="ce3" table:formula="of:=[.E5]/[.F5]" office:value-type="float" office:value="1.36839338139599" calcext:value-type="float">
            <text:p>1.36839338139599</text:p>
          </table:table-cell>
          <table:table-cell table:style-name="ce3" table:formula="of:=[.D5]/[.E5]" office:value-type="float" office:value="0.010101759005166" calcext:value-type="float">
            <text:p>0.010101759005166</text:p>
          </table:table-cell>
          <table:table-cell table:number-columns-repeated="1016"/>
        </table:table-row>
        <table:table-row table:style-name="ro1"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10.54" calcext:value-type="float">
            <text:p>10.54</text:p>
          </table:table-cell>
          <table:table-cell table:style-name="ce3" table:formula="of:=0.2745*9.8*1.844*(1-COS(RADIANS([.A6])))" office:value-type="float" office:value="0.592897394723306" calcext:value-type="float">
            <text:p>0.592897394723306</text:p>
          </table:table-cell>
          <table:table-cell table:style-name="ce3" table:formula="of:=[.C5]-[.C6]" office:value-type="float" office:value="0.033261097422566" calcext:value-type="float">
            <text:p>0.033261097422566</text:p>
          </table:table-cell>
          <table:table-cell table:style-name="ce3" table:formula="of:=2*1.844*2*RADIANS(([.A5]+[.A6])/2)" office:value-type="float" office:value="3.69470843749782" calcext:value-type="float">
            <text:p>3.69470843749782</text:p>
          </table:table-cell>
          <table:table-cell table:style-name="ce3" table:formula="of:=[.B6]-[.B5]" office:value-type="float" office:value="2.1" calcext:value-type="float">
            <text:p>2.1</text:p>
          </table:table-cell>
          <table:table-cell table:style-name="ce3" table:formula="of:=[.E6]/[.F6]" office:value-type="float" office:value="1.75938497023706" calcext:value-type="float">
            <text:p>1.75938497023706</text:p>
          </table:table-cell>
          <table:table-cell table:style-name="ce3" table:formula="of:=[.D6]/[.E6]" office:value-type="float" office:value="0.00900236053405381" calcext:value-type="float">
            <text:p>0.009002360534054</text:p>
          </table:table-cell>
          <table:table-cell table:number-columns-repeated="1016"/>
        </table:table-row>
        <table:table-row table:style-name="ro1">
          <table:table-cell table:style-name="ce1" office:value-type="float" office:value="27.8" calcext:value-type="float">
            <text:p>27.8</text:p>
          </table:table-cell>
          <table:table-cell table:style-name="ce1" office:value-type="float" office:value="13.95" calcext:value-type="float">
            <text:p>13.95</text:p>
          </table:table-cell>
          <table:table-cell table:style-name="ce3" table:formula="of:=0.2745*9.8*1.844*(1-COS(RADIANS([.A7])))" office:value-type="float" office:value="0.572541197050277" calcext:value-type="float">
            <text:p>0.572541197050277</text:p>
          </table:table-cell>
          <table:table-cell table:style-name="ce3" table:formula="of:=[.C6]-[.C7]" office:value-type="float" office:value="0.0203561976730295" calcext:value-type="float">
            <text:p>0.02035619767303</text:p>
          </table:table-cell>
          <table:table-cell table:style-name="ce3" table:formula="of:=2*1.844*2*RADIANS(([.A6]+[.A7])/2)" office:value-type="float" office:value="3.6110303718402" calcext:value-type="float">
            <text:p>3.6110303718402</text:p>
          </table:table-cell>
          <table:table-cell table:style-name="ce3" table:formula="of:=[.B7]-[.B6]" office:value-type="float" office:value="3.41" calcext:value-type="float">
            <text:p>3.41</text:p>
          </table:table-cell>
          <table:table-cell table:style-name="ce3" table:formula="of:=[.E7]/[.F7]" office:value-type="float" office:value="1.05895318822293" calcext:value-type="float">
            <text:p>1.05895318822293</text:p>
          </table:table-cell>
          <table:table-cell table:style-name="ce3" table:formula="of:=[.D7]/[.E7]" office:value-type="float" office:value="0.00563722693438768" calcext:value-type="float">
            <text:p>0.005637226934388</text:p>
          </table:table-cell>
          <table:table-cell table:number-columns-repeated="1016"/>
        </table:table-row>
        <table:table-row table:style-name="ro1">
          <table:table-cell table:style-name="ce1" office:value-type="float" office:value="27.2" calcext:value-type="float">
            <text:p>27.2</text:p>
          </table:table-cell>
          <table:table-cell table:style-name="ce1" office:value-type="float" office:value="16.71" calcext:value-type="float">
            <text:p>16.71</text:p>
          </table:table-cell>
          <table:table-cell table:style-name="ce3" table:formula="of:=0.2745*9.8*1.844*(1-COS(RADIANS([.A8])))" office:value-type="float" office:value="0.548554990201545" calcext:value-type="float">
            <text:p>0.548554990201545</text:p>
          </table:table-cell>
          <table:table-cell table:style-name="ce3" table:formula="of:=[.C7]-[.C8]" office:value-type="float" office:value="0.023986206848732" calcext:value-type="float">
            <text:p>0.023986206848732</text:p>
          </table:table-cell>
          <table:table-cell table:style-name="ce3" table:formula="of:=2*1.844*2*RADIANS(([.A7]+[.A8])/2)" office:value-type="float" office:value="3.5402258547453" calcext:value-type="float">
            <text:p>3.5402258547453</text:p>
          </table:table-cell>
          <table:table-cell table:style-name="ce3" table:formula="of:=[.B8]-[.B7]" office:value-type="float" office:value="2.76" calcext:value-type="float">
            <text:p>2.76</text:p>
          </table:table-cell>
          <table:table-cell table:style-name="ce3" table:formula="of:=[.E8]/[.F8]" office:value-type="float" office:value="1.28269052708163" calcext:value-type="float">
            <text:p>1.28269052708163</text:p>
          </table:table-cell>
          <table:table-cell table:style-name="ce3" table:formula="of:=[.D8]/[.E8]" office:value-type="float" office:value="0.00677533237507461" calcext:value-type="float">
            <text:p>0.006775332375075</text:p>
          </table:table-cell>
          <table:table-cell table:number-columns-repeated="1016"/>
        </table:table-row>
        <table:table-row table:style-name="ro1"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19.52" calcext:value-type="float">
            <text:p>19.52</text:p>
          </table:table-cell>
          <table:table-cell table:style-name="ce3" table:formula="of:=0.2745*9.8*1.844*(1-COS(RADIANS([.A9])))" office:value-type="float" office:value="0.517326443730238" calcext:value-type="float">
            <text:p>0.517326443730238</text:p>
          </table:table-cell>
          <table:table-cell table:style-name="ce3" table:formula="of:=[.C8]-[.C9]" office:value-type="float" office:value="0.0312285464713069" calcext:value-type="float">
            <text:p>0.031228546471307</text:p>
          </table:table-cell>
          <table:table-cell table:style-name="ce3" table:formula="of:=2*1.844*2*RADIANS(([.A8]+[.A9])/2)" office:value-type="float" office:value="3.45011101480633" calcext:value-type="float">
            <text:p>3.45011101480633</text:p>
          </table:table-cell>
          <table:table-cell table:style-name="ce3" table:formula="of:=[.B9]-[.B8]" office:value-type="float" office:value="2.81" calcext:value-type="float">
            <text:p>2.81</text:p>
          </table:table-cell>
          <table:table-cell table:style-name="ce3" table:formula="of:=[.E9]/[.F9]" office:value-type="float" office:value="1.22779751416595" calcext:value-type="float">
            <text:p>1.22779751416595</text:p>
          </table:table-cell>
          <table:table-cell table:style-name="ce3" table:formula="of:=[.D9]/[.E9]" office:value-type="float" office:value="0.00905146134060267" calcext:value-type="float">
            <text:p>0.009051461340603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.24" calcext:value-type="float">
            <text:p>22.24</text:p>
          </table:table-cell>
          <table:table-cell table:style-name="ce3" table:formula="of:=0.2745*9.8*1.844*(1-COS(RADIANS([.A10])))" office:value-type="float" office:value="0.502036626877326" calcext:value-type="float">
            <text:p>0.502036626877326</text:p>
          </table:table-cell>
          <table:table-cell table:style-name="ce3" table:formula="of:=[.C9]-[.C10]" office:value-type="float" office:value="0.0152898168529114" calcext:value-type="float">
            <text:p>0.015289816852912</text:p>
          </table:table-cell>
          <table:table-cell table:style-name="ce3" table:formula="of:=2*1.844*2*RADIANS(([.A9]+[.A10])/2)" office:value-type="float" office:value="3.37286972343007" calcext:value-type="float">
            <text:p>3.37286972343007</text:p>
          </table:table-cell>
          <table:table-cell table:style-name="ce3" table:formula="of:=[.B10]-[.B9]" office:value-type="float" office:value="2.72" calcext:value-type="float">
            <text:p>2.72</text:p>
          </table:table-cell>
          <table:table-cell table:style-name="ce3" table:formula="of:=[.E10]/[.F10]" office:value-type="float" office:value="1.240025633614" calcext:value-type="float">
            <text:p>1.240025633614</text:p>
          </table:table-cell>
          <table:table-cell table:style-name="ce3" table:formula="of:=[.D10]/[.E10]" office:value-type="float" office:value="0.00453317741468008" calcext:value-type="float">
            <text:p>0.00453317741468</text:p>
          </table:table-cell>
          <table:table-cell table:number-columns-repeated="1016"/>
        </table:table-row>
        <table:table-row table:style-name="ro1"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25.06" calcext:value-type="float">
            <text:p>25.06</text:p>
          </table:table-cell>
          <table:table-cell table:style-name="ce3" table:formula="of:=0.2745*9.8*1.844*(1-COS(RADIANS([.A11])))" office:value-type="float" office:value="0.472109631921181" calcext:value-type="float">
            <text:p>0.472109631921181</text:p>
          </table:table-cell>
          <table:table-cell table:style-name="ce3" table:formula="of:=[.C10]-[.C11]" office:value-type="float" office:value="0.0299269949561458" calcext:value-type="float">
            <text:p>0.029926994956146</text:p>
          </table:table-cell>
          <table:table-cell table:style-name="ce3" table:formula="of:=2*1.844*2*RADIANS(([.A10]+[.A11])/2)" office:value-type="float" office:value="3.2956284320538" calcext:value-type="float">
            <text:p>3.2956284320538</text:p>
          </table:table-cell>
          <table:table-cell table:style-name="ce3" table:formula="of:=[.B11]-[.B10]" office:value-type="float" office:value="2.82" calcext:value-type="float">
            <text:p>2.82</text:p>
          </table:table-cell>
          <table:table-cell table:style-name="ce3" table:formula="of:=[.E11]/[.F11]" office:value-type="float" office:value="1.16866256455809" calcext:value-type="float">
            <text:p>1.16866256455809</text:p>
          </table:table-cell>
          <table:table-cell table:style-name="ce3" table:formula="of:=[.D11]/[.E11]" office:value-type="float" office:value="0.00908081586657984" calcext:value-type="float">
            <text:p>0.00908081586658</text:p>
          </table:table-cell>
          <table:table-cell table:number-columns-repeated="1016"/>
        </table:table-row>
        <table:table-row table:style-name="ro1">
          <table:table-cell table:style-name="ce1" office:value-type="float" office:value="24.5" calcext:value-type="float">
            <text:p>24.5</text:p>
          </table:table-cell>
          <table:table-cell table:style-name="ce1" office:value-type="float" office:value="27.83" calcext:value-type="float">
            <text:p>27.83</text:p>
          </table:table-cell>
          <table:table-cell table:style-name="ce3" table:formula="of:=0.2745*9.8*1.844*(1-COS(RADIANS([.A12])))" office:value-type="float" office:value="0.44664111353648" calcext:value-type="float">
            <text:p>0.44664111353648</text:p>
          </table:table-cell>
          <table:table-cell table:style-name="ce3" table:formula="of:=[.C11]-[.C12]" office:value-type="float" office:value="0.0254685183847" calcext:value-type="float">
            <text:p>0.0254685183847</text:p>
          </table:table-cell>
          <table:table-cell table:style-name="ce3" table:formula="of:=2*1.844*2*RADIANS(([.A11]+[.A12])/2)" office:value-type="float" office:value="3.19907681783348" calcext:value-type="float">
            <text:p>3.19907681783348</text:p>
          </table:table-cell>
          <table:table-cell table:style-name="ce3" table:formula="of:=[.B12]-[.B11]" office:value-type="float" office:value="2.77" calcext:value-type="float">
            <text:p>2.77</text:p>
          </table:table-cell>
          <table:table-cell table:style-name="ce3" table:formula="of:=[.E12]/[.F12]" office:value-type="float" office:value="1.15490137827923" calcext:value-type="float">
            <text:p>1.15490137827923</text:p>
          </table:table-cell>
          <table:table-cell table:style-name="ce3" table:formula="of:=[.D12]/[.E12]" office:value-type="float" office:value="0.00796120875957837" calcext:value-type="float">
            <text:p>0.007961208759578</text:p>
          </table:table-cell>
          <table:table-cell table:number-columns-repeated="1016"/>
        </table:table-row>
        <table:table-row table:style-name="ro1">
          <table:table-cell table:style-name="ce1" office:value-type="float" office:value="23.9" calcext:value-type="float">
            <text:p>23.9</text:p>
          </table:table-cell>
          <table:table-cell table:style-name="ce1" office:value-type="float" office:value="30.54" calcext:value-type="float">
            <text:p>30.54</text:p>
          </table:table-cell>
          <table:table-cell table:style-name="ce3" table:formula="of:=0.2745*9.8*1.844*(1-COS(RADIANS([.A13])))" office:value-type="float" office:value="0.425347062184822" calcext:value-type="float">
            <text:p>0.425347062184822</text:p>
          </table:table-cell>
          <table:table-cell table:style-name="ce3" table:formula="of:=[.C12]-[.C13]" office:value-type="float" office:value="0.0212940513516583" calcext:value-type="float">
            <text:p>0.021294051351658</text:p>
          </table:table-cell>
          <table:table-cell table:style-name="ce3" table:formula="of:=2*1.844*2*RADIANS(([.A12]+[.A13])/2)" office:value-type="float" office:value="3.11539875217586" calcext:value-type="float">
            <text:p>3.11539875217586</text:p>
          </table:table-cell>
          <table:table-cell table:style-name="ce3" table:formula="of:=[.B13]-[.B12]" office:value-type="float" office:value="2.71" calcext:value-type="float">
            <text:p>2.71</text:p>
          </table:table-cell>
          <table:table-cell table:style-name="ce3" table:formula="of:=[.E13]/[.F13]" office:value-type="float" office:value="1.14959363548925" calcext:value-type="float">
            <text:p>1.14959363548925</text:p>
          </table:table-cell>
          <table:table-cell table:style-name="ce3" table:formula="of:=[.D13]/[.E13]" office:value-type="float" office:value="0.00683509657849934" calcext:value-type="float">
            <text:p>0.006835096578499</text:p>
          </table:table-cell>
          <table:table-cell table:number-columns-repeated="1016"/>
        </table:table-row>
        <table:table-row table:style-name="ro1"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33.3" calcext:value-type="float">
            <text:p>33.3</text:p>
          </table:table-cell>
          <table:table-cell table:style-name="ce3" table:formula="of:=0.2745*9.8*1.844*(1-COS(RADIANS([.A14])))" office:value-type="float" office:value="0.404550346328284" calcext:value-type="float">
            <text:p>0.404550346328284</text:p>
          </table:table-cell>
          <table:table-cell table:style-name="ce3" table:formula="of:=[.C13]-[.C14]" office:value-type="float" office:value="0.0207967158565378" calcext:value-type="float">
            <text:p>0.020796715856538</text:p>
          </table:table-cell>
          <table:table-cell table:style-name="ce3" table:formula="of:=2*1.844*2*RADIANS(([.A13]+[.A14])/2)" office:value-type="float" office:value="3.0381574607996" calcext:value-type="float">
            <text:p>3.0381574607996</text:p>
          </table:table-cell>
          <table:table-cell table:style-name="ce3" table:formula="of:=[.B14]-[.B13]" office:value-type="float" office:value="2.76" calcext:value-type="float">
            <text:p>2.76</text:p>
          </table:table-cell>
          <table:table-cell table:style-name="ce3" table:formula="of:=[.E14]/[.F14]" office:value-type="float" office:value="1.10078168869551" calcext:value-type="float">
            <text:p>1.10078168869551</text:p>
          </table:table-cell>
          <table:table-cell table:style-name="ce3" table:formula="of:=[.D14]/[.E14]" office:value-type="float" office:value="0.00684517380184251" calcext:value-type="float">
            <text:p>0.006845173801843</text:p>
          </table:table-cell>
          <table:table-cell table:number-columns-repeated="1016"/>
        </table:table-row>
        <table:table-row table:style-name="ro1">
          <table:table-cell table:style-name="ce1" office:value-type="float" office:value="22.9" calcext:value-type="float">
            <text:p>22.9</text:p>
          </table:table-cell>
          <table:table-cell table:style-name="ce1" office:value-type="float" office:value="36.08" calcext:value-type="float">
            <text:p>36.08</text:p>
          </table:table-cell>
          <table:table-cell table:style-name="ce3" table:formula="of:=0.2745*9.8*1.844*(1-COS(RADIANS([.A15])))" office:value-type="float" office:value="0.390963295059233" calcext:value-type="float">
            <text:p>0.390963295059233</text:p>
          </table:table-cell>
          <table:table-cell table:style-name="ce3" table:formula="of:=[.C14]-[.C15]" office:value-type="float" office:value="0.0135870512690517" calcext:value-type="float">
            <text:p>0.013587051269052</text:p>
          </table:table-cell>
          <table:table-cell table:style-name="ce3" table:formula="of:=2*1.844*2*RADIANS(([.A14]+[.A15])/2)" office:value-type="float" office:value="2.97378971798605" calcext:value-type="float">
            <text:p>2.97378971798605</text:p>
          </table:table-cell>
          <table:table-cell table:style-name="ce3" table:formula="of:=[.B15]-[.B14]" office:value-type="float" office:value="2.78" calcext:value-type="float">
            <text:p>2.78</text:p>
          </table:table-cell>
          <table:table-cell table:style-name="ce3" table:formula="of:=[.E15]/[.F15]" office:value-type="float" office:value="1.06970853164966" calcext:value-type="float">
            <text:p>1.06970853164966</text:p>
          </table:table-cell>
          <table:table-cell table:style-name="ce3" table:formula="of:=[.D15]/[.E15]" office:value-type="float" office:value="0.00456893477937416" calcext:value-type="float">
            <text:p>0.004568934779374</text:p>
          </table:table-cell>
          <table:table-cell table:number-columns-repeated="1016"/>
        </table:table-row>
        <table:table-row table:style-name="ro1">
          <table:table-cell table:style-name="ce1" office:value-type="float" office:value="22.4" calcext:value-type="float">
            <text:p>22.4</text:p>
          </table:table-cell>
          <table:table-cell table:style-name="ce1" office:value-type="float" office:value="38.87" calcext:value-type="float">
            <text:p>38.87</text:p>
          </table:table-cell>
          <table:table-cell table:style-name="ce3" table:formula="of:=0.2745*9.8*1.844*(1-COS(RADIANS([.A16])))" office:value-type="float" office:value="0.374292750422228" calcext:value-type="float">
            <text:p>0.374292750422228</text:p>
          </table:table-cell>
          <table:table-cell table:style-name="ce3" table:formula="of:=[.C15]-[.C16]" office:value-type="float" office:value="0.0166705446370042" calcext:value-type="float">
            <text:p>0.016670544637004</text:p>
          </table:table-cell>
          <table:table-cell table:style-name="ce3" table:formula="of:=2*1.844*2*RADIANS(([.A15]+[.A16])/2)" office:value-type="float" office:value="2.91585874945385" calcext:value-type="float">
            <text:p>2.91585874945385</text:p>
          </table:table-cell>
          <table:table-cell table:style-name="ce3" table:formula="of:=[.B16]-[.B15]" office:value-type="float" office:value="2.79" calcext:value-type="float">
            <text:p>2.79</text:p>
          </table:table-cell>
          <table:table-cell table:style-name="ce3" table:formula="of:=[.E16]/[.F16]" office:value-type="float" office:value="1.04511066288669" calcext:value-type="float">
            <text:p>1.04511066288669</text:p>
          </table:table-cell>
          <table:table-cell table:style-name="ce3" table:formula="of:=[.D16]/[.E16]" office:value-type="float" office:value="0.00571719896930078" calcext:value-type="float">
            <text:p>0.005717198969301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41.56" calcext:value-type="float">
            <text:p>41.56</text:p>
          </table:table-cell>
          <table:table-cell table:style-name="ce3" table:formula="of:=0.2745*9.8*1.844*(1-COS(RADIANS([.A17])))" office:value-type="float" office:value="0.361207722458308" calcext:value-type="float">
            <text:p>0.361207722458308</text:p>
          </table:table-cell>
          <table:table-cell table:style-name="ce3" table:formula="of:=[.C16]-[.C17]" office:value-type="float" office:value="0.0130850279639201" calcext:value-type="float">
            <text:p>0.01308502796392</text:p>
          </table:table-cell>
          <table:table-cell table:style-name="ce3" table:formula="of:=2*1.844*2*RADIANS(([.A16]+[.A17])/2)" office:value-type="float" office:value="2.85792778092166" calcext:value-type="float">
            <text:p>2.85792778092166</text:p>
          </table:table-cell>
          <table:table-cell table:style-name="ce3" table:formula="of:=[.B17]-[.B16]" office:value-type="float" office:value="2.69" calcext:value-type="float">
            <text:p>2.69</text:p>
          </table:table-cell>
          <table:table-cell table:style-name="ce3" table:formula="of:=[.E17]/[.F17]" office:value-type="float" office:value="1.06242668435749" calcext:value-type="float">
            <text:p>1.06242668435749</text:p>
          </table:table-cell>
          <table:table-cell table:style-name="ce3" table:formula="of:=[.D17]/[.E17]" office:value-type="float" office:value="0.00457850196609946" calcext:value-type="float">
            <text:p>0.004578501966099</text:p>
          </table:table-cell>
          <table:table-cell table:number-columns-repeated="1016"/>
        </table:table-row>
        <table:table-row table:style-name="ro1"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44.3" calcext:value-type="float">
            <text:p>44.3</text:p>
          </table:table-cell>
          <table:table-cell table:style-name="ce3" table:formula="of:=0.2745*9.8*1.844*(1-COS(RADIANS([.A18])))" office:value-type="float" office:value="0.345166743485149" calcext:value-type="float">
            <text:p>0.345166743485149</text:p>
          </table:table-cell>
          <table:table-cell table:style-name="ce3" table:formula="of:=[.C17]-[.C18]" office:value-type="float" office:value="0.0160409789731595" calcext:value-type="float">
            <text:p>0.01604097897316</text:p>
          </table:table-cell>
          <table:table-cell table:style-name="ce3" table:formula="of:=2*1.844*2*RADIANS(([.A17]+[.A18])/2)" office:value-type="float" office:value="2.79999681238946" calcext:value-type="float">
            <text:p>2.79999681238946</text:p>
          </table:table-cell>
          <table:table-cell table:style-name="ce3" table:formula="of:=[.B18]-[.B17]" office:value-type="float" office:value="2.73999999999999" calcext:value-type="float">
            <text:p>2.73999999999999</text:p>
          </table:table-cell>
          <table:table-cell table:style-name="ce3" table:formula="of:=[.E18]/[.F18]" office:value-type="float" office:value="1.02189664685747" calcext:value-type="float">
            <text:p>1.02189664685747</text:p>
          </table:table-cell>
          <table:table-cell table:style-name="ce3" table:formula="of:=[.D18]/[.E18]" office:value-type="float" office:value="0.0057289275838391" calcext:value-type="float">
            <text:p>0.005728927583839</text:p>
          </table:table-cell>
          <table:table-cell table:number-columns-repeated="1016"/>
        </table:table-row>
        <table:table-row table:style-name="ro1">
          <table:table-cell table:style-name="ce1" office:value-type="float" office:value="21.3" calcext:value-type="float">
            <text:p>21.3</text:p>
          </table:table-cell>
          <table:table-cell table:style-name="ce1" office:value-type="float" office:value="47.06" calcext:value-type="float">
            <text:p>47.06</text:p>
          </table:table-cell>
          <table:table-cell table:style-name="ce3" table:formula="of:=0.2745*9.8*1.844*(1-COS(RADIANS([.A19])))" office:value-type="float" office:value="0.33884869847138" calcext:value-type="float">
            <text:p>0.33884869847138</text:p>
          </table:table-cell>
          <table:table-cell table:style-name="ce3" table:formula="of:=[.C18]-[.C19]" office:value-type="float" office:value="0.00631804501376881" calcext:value-type="float">
            <text:p>0.006318045013769</text:p>
          </table:table-cell>
          <table:table-cell table:style-name="ce3" table:formula="of:=2*1.844*2*RADIANS(([.A18]+[.A19])/2)" office:value-type="float" office:value="2.75493939241998" calcext:value-type="float">
            <text:p>2.75493939241998</text:p>
          </table:table-cell>
          <table:table-cell table:style-name="ce3" table:formula="of:=[.B19]-[.B18]" office:value-type="float" office:value="2.76000000000001" calcext:value-type="float">
            <text:p>2.76000000000001</text:p>
          </table:table-cell>
          <table:table-cell table:style-name="ce3" table:formula="of:=[.E19]/[.F19]" office:value-type="float" office:value="0.998166446528975" calcext:value-type="float">
            <text:p>0.998166446528975</text:p>
          </table:table-cell>
          <table:table-cell table:style-name="ce3" table:formula="of:=[.D19]/[.E19]" office:value-type="float" office:value="0.00229335172713871" calcext:value-type="float">
            <text:p>0.002293351727139</text:p>
          </table:table-cell>
          <table:table-cell table:number-columns-repeated="1016"/>
        </table:table-row>
        <table:table-row table:style-name="ro1"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49.8" calcext:value-type="float">
            <text:p>49.8</text:p>
          </table:table-cell>
          <table:table-cell table:style-name="ce3" table:formula="of:=0.2745*9.8*1.844*(1-COS(RADIANS([.A20])))" office:value-type="float" office:value="0.320232751353474" calcext:value-type="float">
            <text:p>0.320232751353474</text:p>
          </table:table-cell>
          <table:table-cell table:style-name="ce3" table:formula="of:=[.C19]-[.C20]" office:value-type="float" office:value="0.0186159471179059" calcext:value-type="float">
            <text:p>0.018615947117906</text:p>
          </table:table-cell>
          <table:table-cell table:style-name="ce3" table:formula="of:=2*1.844*2*RADIANS(([.A19]+[.A20])/2)" office:value-type="float" office:value="2.70344519816914" calcext:value-type="float">
            <text:p>2.70344519816914</text:p>
          </table:table-cell>
          <table:table-cell table:style-name="ce3" table:formula="of:=[.B20]-[.B19]" office:value-type="float" office:value="2.73999999999999" calcext:value-type="float">
            <text:p>2.73999999999999</text:p>
          </table:table-cell>
          <table:table-cell table:style-name="ce3" table:formula="of:=[.E20]/[.F20]" office:value-type="float" office:value="0.986658831448592" calcext:value-type="float">
            <text:p>0.986658831448592</text:p>
          </table:table-cell>
          <table:table-cell table:style-name="ce3" table:formula="of:=[.D20]/[.E20]" office:value-type="float" office:value="0.00688600868643952" calcext:value-type="float">
            <text:p>0.00688600868644</text:p>
          </table:table-cell>
          <table:table-cell table:number-columns-repeated="1016"/>
        </table:table-row>
        <table:table-row table:style-name="ro1"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52.56" calcext:value-type="float">
            <text:p>52.56</text:p>
          </table:table-cell>
          <table:table-cell table:style-name="ce3" table:formula="of:=0.2745*9.8*1.844*(1-COS(RADIANS([.A21])))" office:value-type="float" office:value="0.314140416988121" calcext:value-type="float">
            <text:p>0.314140416988121</text:p>
          </table:table-cell>
          <table:table-cell table:style-name="ce3" table:formula="of:=[.C20]-[.C21]" office:value-type="float" office:value="0.00609233436535278" calcext:value-type="float">
            <text:p>0.006092334365353</text:p>
          </table:table-cell>
          <table:table-cell table:style-name="ce3" table:formula="of:=2*1.844*2*RADIANS(([.A20]+[.A21])/2)" office:value-type="float" office:value="2.6519510039183" calcext:value-type="float">
            <text:p>2.6519510039183</text:p>
          </table:table-cell>
          <table:table-cell table:style-name="ce3" table:formula="of:=[.B21]-[.B20]" office:value-type="float" office:value="2.76000000000001" calcext:value-type="float">
            <text:p>2.76000000000001</text:p>
          </table:table-cell>
          <table:table-cell table:style-name="ce3" table:formula="of:=[.E21]/[.F21]" office:value-type="float" office:value="0.960851813013874" calcext:value-type="float">
            <text:p>0.960851813013874</text:p>
          </table:table-cell>
          <table:table-cell table:style-name="ce3" table:formula="of:=[.D21]/[.E21]" office:value-type="float" office:value="0.00229730276175965" calcext:value-type="float">
            <text:p>0.00229730276176</text:p>
          </table:table-cell>
          <table:table-cell table:number-columns-repeated="1016"/>
        </table:table-row>
        <table:table-row table:style-name="ro1">
          <table:table-cell table:style-name="ce1" office:value-type="float" office:value="19.9" calcext:value-type="float">
            <text:p>19.9</text:p>
          </table:table-cell>
          <table:table-cell table:style-name="ce1" office:value-type="float" office:value="55.24" calcext:value-type="float">
            <text:p>55.24</text:p>
          </table:table-cell>
          <table:table-cell table:style-name="ce3" table:formula="of:=0.2745*9.8*1.844*(1-COS(RADIANS([.A22])))" office:value-type="float" office:value="0.296203397171977" calcext:value-type="float">
            <text:p>0.296203397171977</text:p>
          </table:table-cell>
          <table:table-cell table:style-name="ce3" table:formula="of:=[.C21]-[.C22]" office:value-type="float" office:value="0.0179370198161438" calcext:value-type="float">
            <text:p>0.017937019816144</text:p>
          </table:table-cell>
          <table:table-cell table:style-name="ce3" table:formula="of:=2*1.844*2*RADIANS(([.A21]+[.A22])/2)" office:value-type="float" office:value="2.60045680966746" calcext:value-type="float">
            <text:p>2.60045680966746</text:p>
          </table:table-cell>
          <table:table-cell table:style-name="ce3" table:formula="of:=[.B22]-[.B21]" office:value-type="float" office:value="2.68" calcext:value-type="float">
            <text:p>2.68</text:p>
          </table:table-cell>
          <table:table-cell table:style-name="ce3" table:formula="of:=[.E22]/[.F22]" office:value-type="float" office:value="0.970319705099797" calcext:value-type="float">
            <text:p>0.970319705099797</text:p>
          </table:table-cell>
          <table:table-cell table:style-name="ce3" table:formula="of:=[.D22]/[.E22]" office:value-type="float" office:value="0.00689764188717197" calcext:value-type="float">
            <text:p>0.006897641887172</text:p>
          </table:table-cell>
          <table:table-cell table:number-columns-repeated="1016"/>
        </table:table-row>
        <table:table-row table:style-name="ro1">
          <table:table-cell table:style-name="ce1" office:value-type="float" office:value="19.6" calcext:value-type="float">
            <text:p>19.6</text:p>
          </table:table-cell>
          <table:table-cell table:style-name="ce1" office:value-type="float" office:value="58.02" calcext:value-type="float">
            <text:p>58.02</text:p>
          </table:table-cell>
          <table:table-cell table:style-name="ce3" table:formula="of:=0.2745*9.8*1.844*(1-COS(RADIANS([.A23])))" office:value-type="float" office:value="0.287426578097711" calcext:value-type="float">
            <text:p>0.287426578097711</text:p>
          </table:table-cell>
          <table:table-cell table:style-name="ce3" table:formula="of:=[.C22]-[.C23]" office:value-type="float" office:value="0.00877681907426642" calcext:value-type="float">
            <text:p>0.008776819074266</text:p>
          </table:table-cell>
          <table:table-cell table:style-name="ce3" table:formula="of:=2*1.844*2*RADIANS(([.A22]+[.A23])/2)" office:value-type="float" office:value="2.54252584113526" calcext:value-type="float">
            <text:p>2.54252584113526</text:p>
          </table:table-cell>
          <table:table-cell table:style-name="ce3" table:formula="of:=[.B23]-[.B22]" office:value-type="float" office:value="2.78" calcext:value-type="float">
            <text:p>2.78</text:p>
          </table:table-cell>
          <table:table-cell table:style-name="ce3" table:formula="of:=[.E23]/[.F23]" office:value-type="float" office:value="0.914577640696136" calcext:value-type="float">
            <text:p>0.914577640696136</text:p>
          </table:table-cell>
          <table:table-cell table:style-name="ce3" table:formula="of:=[.D23]/[.E23]" office:value-type="float" office:value="0.00345200781532568" calcext:value-type="float">
            <text:p>0.003452007815326</text:p>
          </table:table-cell>
          <table:table-cell table:number-columns-repeated="1016"/>
        </table:table-row>
        <table:table-row table:style-name="ro1">
          <table:table-cell table:style-name="ce1" office:value-type="float" office:value="19.4" calcext:value-type="float">
            <text:p>19.4</text:p>
          </table:table-cell>
          <table:table-cell table:style-name="ce1" office:value-type="float" office:value="60.8" calcext:value-type="float">
            <text:p>60.8</text:p>
          </table:table-cell>
          <table:table-cell table:style-name="ce3" table:formula="of:=0.2745*9.8*1.844*(1-COS(RADIANS([.A24])))" office:value-type="float" office:value="0.281646526164913" calcext:value-type="float">
            <text:p>0.281646526164913</text:p>
          </table:table-cell>
          <table:table-cell table:style-name="ce3" table:formula="of:=[.C23]-[.C24]" office:value-type="float" office:value="0.00578005193279846" calcext:value-type="float">
            <text:p>0.005780051932798</text:p>
          </table:table-cell>
          <table:table-cell table:style-name="ce3" table:formula="of:=2*1.844*2*RADIANS(([.A23]+[.A24])/2)" office:value-type="float" office:value="2.51034196972848" calcext:value-type="float">
            <text:p>2.51034196972848</text:p>
          </table:table-cell>
          <table:table-cell table:style-name="ce3" table:formula="of:=[.B24]-[.B23]" office:value-type="float" office:value="2.77999999999999" calcext:value-type="float">
            <text:p>2.77999999999999</text:p>
          </table:table-cell>
          <table:table-cell table:style-name="ce3" table:formula="of:=[.E24]/[.F24]" office:value-type="float" office:value="0.903000708535428" calcext:value-type="float">
            <text:p>0.903000708535428</text:p>
          </table:table-cell>
          <table:table-cell table:style-name="ce3" table:formula="of:=[.D24]/[.E24]" office:value-type="float" office:value="0.00230249583622411" calcext:value-type="float">
            <text:p>0.002302495836224</text:p>
          </table:table-cell>
          <table:table-cell table:number-columns-repeated="1016"/>
        </table:table-row>
        <table:table-row table:style-name="ro1"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63.49" calcext:value-type="float">
            <text:p>63.49</text:p>
          </table:table-cell>
          <table:table-cell table:style-name="ce3" table:formula="of:=0.2745*9.8*1.844*(1-COS(RADIANS([.A25])))" office:value-type="float" office:value="0.273083365510868" calcext:value-type="float">
            <text:p>0.273083365510868</text:p>
          </table:table-cell>
          <table:table-cell table:style-name="ce3" table:formula="of:=[.C24]-[.C25]" office:value-type="float" office:value="0.00856316065404411" calcext:value-type="float">
            <text:p>0.008563160654044</text:p>
          </table:table-cell>
          <table:table-cell table:style-name="ce3" table:formula="of:=2*1.844*2*RADIANS(([.A24]+[.A25])/2)" office:value-type="float" office:value="2.47815809832171" calcext:value-type="float">
            <text:p>2.47815809832171</text:p>
          </table:table-cell>
          <table:table-cell table:style-name="ce3" table:formula="of:=[.B25]-[.B24]" office:value-type="float" office:value="2.69" calcext:value-type="float">
            <text:p>2.69</text:p>
          </table:table-cell>
          <table:table-cell table:style-name="ce3" table:formula="of:=[.E25]/[.F25]" office:value-type="float" office:value="0.921248363688366" calcext:value-type="float">
            <text:p>0.921248363688366</text:p>
          </table:table-cell>
          <table:table-cell table:style-name="ce3" table:formula="of:=[.D25]/[.E25]" office:value-type="float" office:value="0.00345545373390155" calcext:value-type="float">
            <text:p>0.003455453733902</text:p>
          </table:table-cell>
          <table:table-cell table:number-columns-repeated="1016"/>
        </table:table-row>
        <table:table-row table:style-name="ro1"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66.28" calcext:value-type="float">
            <text:p>66.28</text:p>
          </table:table-cell>
          <table:table-cell table:style-name="ce3" table:formula="of:=0.2745*9.8*1.844*(1-COS(RADIANS([.A26])))" office:value-type="float" office:value="0.261865761104492" calcext:value-type="float">
            <text:p>0.261865761104492</text:p>
          </table:table-cell>
          <table:table-cell table:style-name="ce3" table:formula="of:=[.C25]-[.C26]" office:value-type="float" office:value="0.0112176044063764" calcext:value-type="float">
            <text:p>0.011217604406377</text:p>
          </table:table-cell>
          <table:table-cell table:style-name="ce3" table:formula="of:=2*1.844*2*RADIANS(([.A25]+[.A26])/2)" office:value-type="float" office:value="2.43310067835222" calcext:value-type="float">
            <text:p>2.43310067835222</text:p>
          </table:table-cell>
          <table:table-cell table:style-name="ce3" table:formula="of:=[.B26]-[.B25]" office:value-type="float" office:value="2.79" calcext:value-type="float">
            <text:p>2.79</text:p>
          </table:table-cell>
          <table:table-cell table:style-name="ce3" table:formula="of:=[.E26]/[.F26]" office:value-type="float" office:value="0.872079096183593" calcext:value-type="float">
            <text:p>0.872079096183593</text:p>
          </table:table-cell>
          <table:table-cell table:style-name="ce3" table:formula="of:=[.D26]/[.E26]" office:value-type="float" office:value="0.00461041522292179" calcext:value-type="float">
            <text:p>0.004610415222922</text:p>
          </table:table-cell>
          <table:table-cell table:number-columns-repeated="1016"/>
        </table:table-row>
        <table:table-row table:style-name="ro1">
          <table:table-cell table:style-name="ce1" office:value-type="float" office:value="18.2" calcext:value-type="float">
            <text:p>18.2</text:p>
          </table:table-cell>
          <table:table-cell table:style-name="ce1" office:value-type="float" office:value="69.04" calcext:value-type="float">
            <text:p>69.04</text:p>
          </table:table-cell>
          <table:table-cell table:style-name="ce3" table:formula="of:=0.2745*9.8*1.844*(1-COS(RADIANS([.A27])))" office:value-type="float" office:value="0.248165859652874" calcext:value-type="float">
            <text:p>0.248165859652874</text:p>
          </table:table-cell>
          <table:table-cell table:style-name="ce3" table:formula="of:=[.C26]-[.C27]" office:value-type="float" office:value="0.0136999014516183" calcext:value-type="float">
            <text:p>0.013699901451618</text:p>
          </table:table-cell>
          <table:table-cell table:style-name="ce3" table:formula="of:=2*1.844*2*RADIANS(([.A26]+[.A27])/2)" office:value-type="float" office:value="2.37516970982003" calcext:value-type="float">
            <text:p>2.37516970982003</text:p>
          </table:table-cell>
          <table:table-cell table:style-name="ce3" table:formula="of:=[.B27]-[.B26]" office:value-type="float" office:value="2.76000000000001" calcext:value-type="float">
            <text:p>2.76000000000001</text:p>
          </table:table-cell>
          <table:table-cell table:style-name="ce3" table:formula="of:=[.E27]/[.F27]" office:value-type="float" office:value="0.860568735442037" calcext:value-type="float">
            <text:p>0.860568735442037</text:p>
          </table:table-cell>
          <table:table-cell table:style-name="ce3" table:formula="of:=[.D27]/[.E27]" office:value-type="float" office:value="0.00576796739827757" calcext:value-type="float">
            <text:p>0.005767967398278</text:p>
          </table:table-cell>
          <table:table-cell table:number-columns-repeated="1016"/>
        </table:table-row>
        <table:table-row table:style-name="ro1">
          <table:table-cell table:style-name="ce1" office:value-type="float" office:value="17.8" calcext:value-type="float">
            <text:p>17.8</text:p>
          </table:table-cell>
          <table:table-cell table:style-name="ce1" office:value-type="float" office:value="71.78" calcext:value-type="float">
            <text:p>71.78</text:p>
          </table:table-cell>
          <table:table-cell table:style-name="ce3" table:formula="of:=0.2745*9.8*1.844*(1-COS(RADIANS([.A28])))" office:value-type="float" office:value="0.237464272757583" calcext:value-type="float">
            <text:p>0.237464272757583</text:p>
          </table:table-cell>
          <table:table-cell table:style-name="ce3" table:formula="of:=[.C27]-[.C28]" office:value-type="float" office:value="0.0107015868952905" calcext:value-type="float">
            <text:p>0.010701586895291</text:p>
          </table:table-cell>
          <table:table-cell table:style-name="ce3" table:formula="of:=2*1.844*2*RADIANS(([.A27]+[.A28])/2)" office:value-type="float" office:value="2.31723874128783" calcext:value-type="float">
            <text:p>2.31723874128783</text:p>
          </table:table-cell>
          <table:table-cell table:style-name="ce3" table:formula="of:=[.B28]-[.B27]" office:value-type="float" office:value="2.73999999999999" calcext:value-type="float">
            <text:p>2.73999999999999</text:p>
          </table:table-cell>
          <table:table-cell table:style-name="ce3" table:formula="of:=[.E28]/[.F28]" office:value-type="float" office:value="0.845707569813079" calcext:value-type="float">
            <text:p>0.845707569813079</text:p>
          </table:table-cell>
          <table:table-cell table:style-name="ce3" table:formula="of:=[.D28]/[.E28]" office:value-type="float" office:value="0.00461824960225849" calcext:value-type="float">
            <text:p>0.004618249602258</text:p>
          </table:table-cell>
          <table:table-cell table:number-columns-repeated="1016"/>
        </table:table-row>
        <table:table-row table:style-name="ro1">
          <table:table-cell table:style-name="ce1" office:value-type="float" office:value="17.7" calcext:value-type="float">
            <text:p>17.7</text:p>
          </table:table-cell>
          <table:table-cell table:style-name="ce1" office:value-type="float" office:value="74.5" calcext:value-type="float">
            <text:p>74.5</text:p>
          </table:table-cell>
          <table:table-cell table:style-name="ce3" table:formula="of:=0.2745*9.8*1.844*(1-COS(RADIANS([.A29])))" office:value-type="float" office:value="0.234824824071818" calcext:value-type="float">
            <text:p>0.234824824071818</text:p>
          </table:table-cell>
          <table:table-cell table:style-name="ce3" table:formula="of:=[.C28]-[.C29]" office:value-type="float" office:value="0.00263944868576568" calcext:value-type="float">
            <text:p>0.002639448685766</text:p>
          </table:table-cell>
          <table:table-cell table:style-name="ce3" table:formula="of:=2*1.844*2*RADIANS(([.A28]+[.A29])/2)" office:value-type="float" office:value="2.28505486988106" calcext:value-type="float">
            <text:p>2.28505486988106</text:p>
          </table:table-cell>
          <table:table-cell table:style-name="ce3" table:formula="of:=[.B29]-[.B28]" office:value-type="float" office:value="2.72" calcext:value-type="float">
            <text:p>2.72</text:p>
          </table:table-cell>
          <table:table-cell table:style-name="ce3" table:formula="of:=[.E29]/[.F29]" office:value-type="float" office:value="0.840093702162153" calcext:value-type="float">
            <text:p>0.840093702162153</text:p>
          </table:table-cell>
          <table:table-cell table:style-name="ce3" table:formula="of:=[.D29]/[.E29]" office:value-type="float" office:value="0.00115509203763806" calcext:value-type="float">
            <text:p>0.001155092037638</text:p>
          </table:table-cell>
          <table:table-cell table:number-columns-repeated="1016"/>
        </table:table-row>
        <table:table-row table:style-name="ro1"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77.21" calcext:value-type="float">
            <text:p>77.21</text:p>
          </table:table-cell>
          <table:table-cell table:style-name="ce3" table:formula="of:=0.2745*9.8*1.844*(1-COS(RADIANS([.A30])))" office:value-type="float" office:value="0.229589120780807" calcext:value-type="float">
            <text:p>0.229589120780807</text:p>
          </table:table-cell>
          <table:table-cell table:style-name="ce3" table:formula="of:=[.C29]-[.C30]" office:value-type="float" office:value="0.00523570329101045" calcext:value-type="float">
            <text:p>0.00523570329101</text:p>
          </table:table-cell>
          <table:table-cell table:style-name="ce3" table:formula="of:=2*1.844*2*RADIANS(([.A29]+[.A30])/2)" office:value-type="float" office:value="2.26574454703699" calcext:value-type="float">
            <text:p>2.26574454703699</text:p>
          </table:table-cell>
          <table:table-cell table:style-name="ce3" table:formula="of:=[.B30]-[.B29]" office:value-type="float" office:value="2.70999999999999" calcext:value-type="float">
            <text:p>2.70999999999999</text:p>
          </table:table-cell>
          <table:table-cell table:style-name="ce3" table:formula="of:=[.E30]/[.F30]" office:value-type="float" office:value="0.836068098537637" calcext:value-type="float">
            <text:p>0.836068098537637</text:p>
          </table:table-cell>
          <table:table-cell table:style-name="ce3" table:formula="of:=[.D30]/[.E30]" office:value-type="float" office:value="0.00231080917654967" calcext:value-type="float">
            <text:p>0.00231080917655</text:p>
          </table:table-cell>
          <table:table-cell table:number-columns-repeated="1016"/>
        </table:table-row>
        <table:table-row table:style-name="ro1"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79.93" calcext:value-type="float">
            <text:p>79.93</text:p>
          </table:table-cell>
          <table:table-cell table:style-name="ce3" table:formula="of:=0.2745*9.8*1.844*(1-COS(RADIANS([.A31])))" office:value-type="float" office:value="0.219290712883026" calcext:value-type="float">
            <text:p>0.219290712883026</text:p>
          </table:table-cell>
          <table:table-cell table:style-name="ce3" table:formula="of:=[.C30]-[.C31]" office:value-type="float" office:value="0.0102984078977807" calcext:value-type="float">
            <text:p>0.010298407897781</text:p>
          </table:table-cell>
          <table:table-cell table:style-name="ce3" table:formula="of:=2*1.844*2*RADIANS(([.A30]+[.A31])/2)" office:value-type="float" office:value="2.22712390134886" calcext:value-type="float">
            <text:p>2.22712390134886</text:p>
          </table:table-cell>
          <table:table-cell table:style-name="ce3" table:formula="of:=[.B31]-[.B30]" office:value-type="float" office:value="2.72000000000001" calcext:value-type="float">
            <text:p>2.72000000000001</text:p>
          </table:table-cell>
          <table:table-cell table:style-name="ce3" table:formula="of:=[.E31]/[.F31]" office:value-type="float" office:value="0.818795551966489" calcext:value-type="float">
            <text:p>0.818795551966489</text:p>
          </table:table-cell>
          <table:table-cell table:style-name="ce3" table:formula="of:=[.D31]/[.E31]" office:value-type="float" office:value="0.00462408395489063" calcext:value-type="float">
            <text:p>0.004624083954891</text:p>
          </table:table-cell>
          <table:table-cell table:number-columns-repeated="1016"/>
        </table:table-row>
        <table:table-row table:style-name="ro1"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82.27" calcext:value-type="float">
            <text:p>82.27</text:p>
          </table:table-cell>
          <table:table-cell table:style-name="ce3" table:formula="of:=0.2745*9.8*1.844*(1-COS(RADIANS([.A32])))" office:value-type="float" office:value="0.209223387001044" calcext:value-type="float">
            <text:p>0.209223387001044</text:p>
          </table:table-cell>
          <table:table-cell table:style-name="ce3" table:formula="of:=[.C31]-[.C32]" office:value-type="float" office:value="0.0100673258819821" calcext:value-type="float">
            <text:p>0.010067325881982</text:p>
          </table:table-cell>
          <table:table-cell table:style-name="ce3" table:formula="of:=2*1.844*2*RADIANS(([.A31]+[.A32])/2)" office:value-type="float" office:value="2.17562970709802" calcext:value-type="float">
            <text:p>2.17562970709802</text:p>
          </table:table-cell>
          <table:table-cell table:style-name="ce3" table:formula="of:=[.B32]-[.B31]" office:value-type="float" office:value="2.33999999999999" calcext:value-type="float">
            <text:p>2.33999999999999</text:p>
          </table:table-cell>
          <table:table-cell table:style-name="ce3" table:formula="of:=[.E32]/[.F32]" office:value-type="float" office:value="0.929756285084628" calcext:value-type="float">
            <text:p>0.929756285084628</text:p>
          </table:table-cell>
          <table:table-cell table:style-name="ce3" table:formula="of:=[.D32]/[.E32]" office:value-type="float" office:value="0.0046273158750946" calcext:value-type="float">
            <text:p>0.004627315875095</text:p>
          </table:table-cell>
          <table:table-cell table:number-columns-repeated="1016"/>
        </table:table-row>
        <table:table-row table:style-name="ro1">
          <table:table-cell table:style-name="ce1" office:value-type="float" office:value="16.4" calcext:value-type="float">
            <text:p>16.4</text:p>
          </table:table-cell>
          <table:table-cell table:style-name="ce1" office:value-type="float" office:value="85.39" calcext:value-type="float">
            <text:p>85.39</text:p>
          </table:table-cell>
          <table:table-cell table:style-name="ce3" table:formula="of:=0.2745*9.8*1.844*(1-COS(RADIANS([.A33])))" office:value-type="float" office:value="0.201824835753575" calcext:value-type="float">
            <text:p>0.201824835753575</text:p>
          </table:table-cell>
          <table:table-cell table:style-name="ce3" table:formula="of:=[.C32]-[.C33]" office:value-type="float" office:value="0.00739855124746919" calcext:value-type="float">
            <text:p>0.007398551247469</text:p>
          </table:table-cell>
          <table:table-cell table:style-name="ce3" table:formula="of:=2*1.844*2*RADIANS(([.A32]+[.A33])/2)" office:value-type="float" office:value="2.13057228712853" calcext:value-type="float">
            <text:p>2.13057228712853</text:p>
          </table:table-cell>
          <table:table-cell table:style-name="ce3" table:formula="of:=[.B33]-[.B32]" office:value-type="float" office:value="3.12" calcext:value-type="float">
            <text:p>3.12</text:p>
          </table:table-cell>
          <table:table-cell table:style-name="ce3" table:formula="of:=[.E33]/[.F33]" office:value-type="float" office:value="0.682875733054016" calcext:value-type="float">
            <text:p>0.682875733054016</text:p>
          </table:table-cell>
          <table:table-cell table:style-name="ce3" table:formula="of:=[.D33]/[.E33]" office:value-type="float" office:value="0.00347256523149493" calcext:value-type="float">
            <text:p>0.003472565231495</text:p>
          </table:table-cell>
          <table:table-cell table:number-columns-repeated="1016"/>
        </table:table-row>
        <table:table-row table:style-name="ro1"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88.22" calcext:value-type="float">
            <text:p>88.22</text:p>
          </table:table-cell>
          <table:table-cell table:style-name="ce3" table:formula="of:=0.2745*9.8*1.844*(1-COS(RADIANS([.A34])))" office:value-type="float" office:value="0.19455674720681" calcext:value-type="float">
            <text:p>0.19455674720681</text:p>
          </table:table-cell>
          <table:table-cell table:style-name="ce3" table:formula="of:=[.C33]-[.C34]" office:value-type="float" office:value="0.00726808854676511" calcext:value-type="float">
            <text:p>0.007268088546765</text:p>
          </table:table-cell>
          <table:table-cell table:style-name="ce3" table:formula="of:=2*1.844*2*RADIANS(([.A33]+[.A34])/2)" office:value-type="float" office:value="2.0919516414404" calcext:value-type="float">
            <text:p>2.0919516414404</text:p>
          </table:table-cell>
          <table:table-cell table:style-name="ce3" table:formula="of:=[.B34]-[.B33]" office:value-type="float" office:value="2.83" calcext:value-type="float">
            <text:p>2.83</text:p>
          </table:table-cell>
          <table:table-cell table:style-name="ce3" table:formula="of:=[.E34]/[.F34]" office:value-type="float" office:value="0.739205527010744" calcext:value-type="float">
            <text:p>0.739205527010744</text:p>
          </table:table-cell>
          <table:table-cell table:style-name="ce3" table:formula="of:=[.D34]/[.E34]" office:value-type="float" office:value="0.00347431001883041" calcext:value-type="float">
            <text:p>0.00347431001883</text:p>
          </table:table-cell>
          <table:table-cell table:number-columns-repeated="1016"/>
        </table:table-row>
        <table:table-row table:style-name="ro1"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90.97" calcext:value-type="float">
            <text:p>90.97</text:p>
          </table:table-cell>
          <table:table-cell table:style-name="ce3" table:formula="of:=0.2745*9.8*1.844*(1-COS(RADIANS([.A35])))" office:value-type="float" office:value="0.189783932666993" calcext:value-type="float">
            <text:p>0.189783932666993</text:p>
          </table:table-cell>
          <table:table-cell table:style-name="ce3" table:formula="of:=[.C34]-[.C35]" office:value-type="float" office:value="0.00477281453981682" calcext:value-type="float">
            <text:p>0.004772814539817</text:p>
          </table:table-cell>
          <table:table-cell table:style-name="ce3" table:formula="of:=2*1.844*2*RADIANS(([.A34]+[.A35])/2)" office:value-type="float" office:value="2.05976777003363" calcext:value-type="float">
            <text:p>2.05976777003363</text:p>
          </table:table-cell>
          <table:table-cell table:style-name="ce3" table:formula="of:=[.B35]-[.B34]" office:value-type="float" office:value="2.75" calcext:value-type="float">
            <text:p>2.75</text:p>
          </table:table-cell>
          <table:table-cell table:style-name="ce3" table:formula="of:=[.E35]/[.F35]" office:value-type="float" office:value="0.74900646183041" calcext:value-type="float">
            <text:p>0.74900646183041</text:p>
          </table:table-cell>
          <table:table-cell table:style-name="ce3" table:formula="of:=[.D35]/[.E35]" office:value-type="float" office:value="0.00231716148259709" calcext:value-type="float">
            <text:p>0.002317161482597</text:p>
          </table:table-cell>
          <table:table-cell table:number-columns-repeated="1016"/>
        </table:table-row>
        <table:table-row table:style-name="ro1"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93.68" calcext:value-type="float">
            <text:p>93.68</text:p>
          </table:table-cell>
          <table:table-cell table:style-name="ce3" table:formula="of:=0.2745*9.8*1.844*(1-COS(RADIANS([.A36])))" office:value-type="float" office:value="0.187419320619067" calcext:value-type="float">
            <text:p>0.187419320619067</text:p>
          </table:table-cell>
          <table:table-cell table:style-name="ce3" table:formula="of:=[.C35]-[.C36]" office:value-type="float" office:value="0.00236461204792607" calcext:value-type="float">
            <text:p>0.002364612047926</text:p>
          </table:table-cell>
          <table:table-cell table:style-name="ce3" table:formula="of:=2*1.844*2*RADIANS(([.A35]+[.A36])/2)" office:value-type="float" office:value="2.04045744718956" calcext:value-type="float">
            <text:p>2.04045744718956</text:p>
          </table:table-cell>
          <table:table-cell table:style-name="ce3" table:formula="of:=[.B36]-[.B35]" office:value-type="float" office:value="2.71000000000001" calcext:value-type="float">
            <text:p>2.71000000000001</text:p>
          </table:table-cell>
          <table:table-cell table:style-name="ce3" table:formula="of:=[.E36]/[.F36]" office:value-type="float" office:value="0.75293632737622" calcext:value-type="float">
            <text:p>0.75293632737622</text:p>
          </table:table-cell>
          <table:table-cell table:style-name="ce3" table:formula="of:=[.D36]/[.E36]" office:value-type="float" office:value="0.00115886369068024" calcext:value-type="float">
            <text:p>0.00115886369068</text:p>
          </table:table-cell>
          <table:table-cell table:number-columns-repeated="1016"/>
        </table:table-row>
        <table:table-row table:style-name="ro1">
          <table:table-cell table:style-name="ce1" office:value-type="float" office:value="15.6" calcext:value-type="float">
            <text:p>15.6</text:p>
          </table:table-cell>
          <table:table-cell table:style-name="ce1" office:value-type="float" office:value="96.42" calcext:value-type="float">
            <text:p>96.42</text:p>
          </table:table-cell>
          <table:table-cell table:style-name="ce3" table:formula="of:=0.2745*9.8*1.844*(1-COS(RADIANS([.A37])))" office:value-type="float" office:value="0.182733722982251" calcext:value-type="float">
            <text:p>0.182733722982251</text:p>
          </table:table-cell>
          <table:table-cell table:style-name="ce3" table:formula="of:=[.C36]-[.C37]" office:value-type="float" office:value="0.00468559763681653" calcext:value-type="float">
            <text:p>0.004685597636817</text:p>
          </table:table-cell>
          <table:table-cell table:style-name="ce3" table:formula="of:=2*1.844*2*RADIANS(([.A36]+[.A37])/2)" office:value-type="float" office:value="2.0211471243455" calcext:value-type="float">
            <text:p>2.0211471243455</text:p>
          </table:table-cell>
          <table:table-cell table:style-name="ce3" table:formula="of:=[.B37]-[.B36]" office:value-type="float" office:value="2.73999999999999" calcext:value-type="float">
            <text:p>2.73999999999999</text:p>
          </table:table-cell>
          <table:table-cell table:style-name="ce3" table:formula="of:=[.E37]/[.F37]" office:value-type="float" office:value="0.737644935892519" calcext:value-type="float">
            <text:p>0.737644935892519</text:p>
          </table:table-cell>
          <table:table-cell table:style-name="ce3" table:formula="of:=[.D37]/[.E37]" office:value-type="float" office:value="0.00231828627435217" calcext:value-type="float">
            <text:p>0.002318286274352</text:p>
          </table:table-cell>
          <table:table-cell table:number-columns-repeated="1016"/>
        </table:table-row>
        <table:table-row table:style-name="ro1"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99.14" calcext:value-type="float">
            <text:p>99.14</text:p>
          </table:table-cell>
          <table:table-cell table:style-name="ce3" table:formula="of:=0.2745*9.8*1.844*(1-COS(RADIANS([.A38])))" office:value-type="float" office:value="0.178106341460749" calcext:value-type="float">
            <text:p>0.178106341460749</text:p>
          </table:table-cell>
          <table:table-cell table:style-name="ce3" table:formula="of:=[.C37]-[.C38]" office:value-type="float" office:value="0.0046273815215018" calcext:value-type="float">
            <text:p>0.004627381521502</text:p>
          </table:table-cell>
          <table:table-cell table:style-name="ce3" table:formula="of:=2*1.844*2*RADIANS(([.A37]+[.A38])/2)" office:value-type="float" office:value="1.99540002722008" calcext:value-type="float">
            <text:p>1.99540002722008</text:p>
          </table:table-cell>
          <table:table-cell table:style-name="ce3" table:formula="of:=[.B38]-[.B37]" office:value-type="float" office:value="2.72" calcext:value-type="float">
            <text:p>2.72</text:p>
          </table:table-cell>
          <table:table-cell table:style-name="ce3" table:formula="of:=[.E38]/[.F38]" office:value-type="float" office:value="0.733602951183852" calcext:value-type="float">
            <text:p>0.733602951183852</text:p>
          </table:table-cell>
          <table:table-cell table:style-name="ce3" table:formula="of:=[.D38]/[.E38]" office:value-type="float" office:value="0.00231902448550555" calcext:value-type="float">
            <text:p>0.002319024485506</text:p>
          </table:table-cell>
          <table:table-cell table:number-columns-repeated="1016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01.87" calcext:value-type="float">
            <text:p>101.87</text:p>
          </table:table-cell>
          <table:table-cell table:style-name="ce3" table:formula="of:=0.2745*9.8*1.844*(1-COS(RADIANS([.A39])))" office:value-type="float" office:value="0.171274547538793" calcext:value-type="float">
            <text:p>0.171274547538793</text:p>
          </table:table-cell>
          <table:table-cell table:style-name="ce3" table:formula="of:=[.C38]-[.C39]" office:value-type="float" office:value="0.00683179392195585" calcext:value-type="float">
            <text:p>0.006831793921956</text:p>
          </table:table-cell>
          <table:table-cell table:style-name="ce3" table:formula="of:=2*1.844*2*RADIANS(([.A38]+[.A39])/2)" office:value-type="float" office:value="1.9632161558133" calcext:value-type="float">
            <text:p>1.9632161558133</text:p>
          </table:table-cell>
          <table:table-cell table:style-name="ce3" table:formula="of:=[.B39]-[.B38]" office:value-type="float" office:value="2.73" calcext:value-type="float">
            <text:p>2.73</text:p>
          </table:table-cell>
          <table:table-cell table:style-name="ce3" table:formula="of:=[.E39]/[.F39]" office:value-type="float" office:value="0.719126797001208" calcext:value-type="float">
            <text:p>0.719126797001208</text:p>
          </table:table-cell>
          <table:table-cell table:style-name="ce3" table:formula="of:=[.D39]/[.E39]" office:value-type="float" office:value="0.00347989899213398" calcext:value-type="float">
            <text:p>0.003479898992134</text:p>
          </table:table-cell>
          <table:table-cell table:number-columns-repeated="1016"/>
        </table:table-row>
        <table:table-row table:style-name="ro1"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04.67" calcext:value-type="float">
            <text:p>104.67</text:p>
          </table:table-cell>
          <table:table-cell table:style-name="ce3" table:formula="of:=0.2745*9.8*1.844*(1-COS(RADIANS([.A40])))" office:value-type="float" office:value="0.164574053869125" calcext:value-type="float">
            <text:p>0.164574053869125</text:p>
          </table:table-cell>
          <table:table-cell table:style-name="ce3" table:formula="of:=[.C39]-[.C40]" office:value-type="float" office:value="0.00670049366966774" calcext:value-type="float">
            <text:p>0.006700493669668</text:p>
          </table:table-cell>
          <table:table-cell table:style-name="ce3" table:formula="of:=2*1.844*2*RADIANS(([.A39]+[.A40])/2)" office:value-type="float" office:value="1.92459551012517" calcext:value-type="float">
            <text:p>1.92459551012517</text:p>
          </table:table-cell>
          <table:table-cell table:style-name="ce3" table:formula="of:=[.B40]-[.B39]" office:value-type="float" office:value="2.8" calcext:value-type="float">
            <text:p>2.8</text:p>
          </table:table-cell>
          <table:table-cell table:style-name="ce3" table:formula="of:=[.E40]/[.F40]" office:value-type="float" office:value="0.687355539330419" calcext:value-type="float">
            <text:p>0.687355539330419</text:p>
          </table:table-cell>
          <table:table-cell table:style-name="ce3" table:formula="of:=[.D40]/[.E40]" office:value-type="float" office:value="0.00348150748269799" calcext:value-type="float">
            <text:p>0.003481507482698</text:p>
          </table:table-cell>
          <table:table-cell table:number-columns-repeated="1016"/>
        </table:table-row>
        <table:table-row table:style-name="ro1"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07.47" calcext:value-type="float">
            <text:p>107.47</text:p>
          </table:table-cell>
          <table:table-cell table:style-name="ce3" table:formula="of:=0.2745*9.8*1.844*(1-COS(RADIANS([.A41])))" office:value-type="float" office:value="0.16236976566704" calcext:value-type="float">
            <text:p>0.16236976566704</text:p>
          </table:table-cell>
          <table:table-cell table:style-name="ce3" table:formula="of:=[.C40]-[.C41]" office:value-type="float" office:value="0.00220428820208554" calcext:value-type="float">
            <text:p>0.002204288202086</text:p>
          </table:table-cell>
          <table:table-cell table:style-name="ce3" table:formula="of:=2*1.844*2*RADIANS(([.A40]+[.A41])/2)" office:value-type="float" office:value="1.89884841299975" calcext:value-type="float">
            <text:p>1.89884841299975</text:p>
          </table:table-cell>
          <table:table-cell table:style-name="ce3" table:formula="of:=[.B41]-[.B40]" office:value-type="float" office:value="2.8" calcext:value-type="float">
            <text:p>2.8</text:p>
          </table:table-cell>
          <table:table-cell table:style-name="ce3" table:formula="of:=[.E41]/[.F41]" office:value-type="float" office:value="0.678160147499912" calcext:value-type="float">
            <text:p>0.678160147499912</text:p>
          </table:table-cell>
          <table:table-cell table:style-name="ce3" table:formula="of:=[.D41]/[.E41]" office:value-type="float" office:value="0.00116085527785931" calcext:value-type="float">
            <text:p>0.001160855277859</text:p>
          </table:table-cell>
          <table:table-cell table:number-columns-repeated="1016"/>
        </table:table-row>
        <table:table-row table:style-name="ro1"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10.13" calcext:value-type="float">
            <text:p>110.13</text:p>
          </table:table-cell>
          <table:table-cell table:style-name="ce3" table:formula="of:=0.2745*9.8*1.844*(1-COS(RADIANS([.A42])))" office:value-type="float" office:value="0.155844624129071" calcext:value-type="float">
            <text:p>0.155844624129071</text:p>
          </table:table-cell>
          <table:table-cell table:style-name="ce3" table:formula="of:=[.C41]-[.C42]" office:value-type="float" office:value="0.00652514153796824" calcext:value-type="float">
            <text:p>0.006525141537968</text:p>
          </table:table-cell>
          <table:table-cell table:style-name="ce3" table:formula="of:=2*1.844*2*RADIANS(([.A41]+[.A42])/2)" office:value-type="float" office:value="1.87310131587433" calcext:value-type="float">
            <text:p>1.87310131587433</text:p>
          </table:table-cell>
          <table:table-cell table:style-name="ce3" table:formula="of:=[.B42]-[.B41]" office:value-type="float" office:value="2.66" calcext:value-type="float">
            <text:p>2.66</text:p>
          </table:table-cell>
          <table:table-cell table:style-name="ce3" table:formula="of:=[.E42]/[.F42]" office:value-type="float" office:value="0.704173427020426" calcext:value-type="float">
            <text:p>0.704173427020426</text:p>
          </table:table-cell>
          <table:table-cell table:style-name="ce3" table:formula="of:=[.D42]/[.E42]" office:value-type="float" office:value="0.00348360309325949" calcext:value-type="float">
            <text:p>0.003483603093259</text:p>
          </table:table-cell>
          <table:table-cell table:number-columns-repeated="1016"/>
        </table:table-row>
        <table:table-row table:style-name="ro1"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12.87" calcext:value-type="float">
            <text:p>112.87</text:p>
          </table:table-cell>
          <table:table-cell table:style-name="ce3" table:formula="of:=0.2745*9.8*1.844*(1-COS(RADIANS([.A43])))" office:value-type="float" office:value="0.151567698471628" calcext:value-type="float">
            <text:p>0.151567698471628</text:p>
          </table:table-cell>
          <table:table-cell table:style-name="ce3" table:formula="of:=[.C42]-[.C43]" office:value-type="float" office:value="0.00427692565744311" calcext:value-type="float">
            <text:p>0.004276925657443</text:p>
          </table:table-cell>
          <table:table-cell table:style-name="ce3" table:formula="of:=2*1.844*2*RADIANS(([.A42]+[.A43])/2)" office:value-type="float" office:value="1.84091744446755" calcext:value-type="float">
            <text:p>1.84091744446755</text:p>
          </table:table-cell>
          <table:table-cell table:style-name="ce3" table:formula="of:=[.B43]-[.B42]" office:value-type="float" office:value="2.74000000000001" calcext:value-type="float">
            <text:p>2.74000000000001</text:p>
          </table:table-cell>
          <table:table-cell table:style-name="ce3" table:formula="of:=[.E43]/[.F43]" office:value-type="float" office:value="0.671867680462609" calcext:value-type="float">
            <text:p>0.671867680462609</text:p>
          </table:table-cell>
          <table:table-cell table:style-name="ce3" table:formula="of:=[.D43]/[.E43]" office:value-type="float" office:value="0.00232325771603524" calcext:value-type="float">
            <text:p>0.002323257716035</text:p>
          </table:table-cell>
          <table:table-cell table:number-columns-repeated="1016"/>
        </table:table-row>
        <table:table-row table:style-name="ro1"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15.65" calcext:value-type="float">
            <text:p>115.65</text:p>
          </table:table-cell>
          <table:table-cell table:style-name="ce3" table:formula="of:=0.2745*9.8*1.844*(1-COS(RADIANS([.A44])))" office:value-type="float" office:value="0.145262193319603" calcext:value-type="float">
            <text:p>0.145262193319603</text:p>
          </table:table-cell>
          <table:table-cell table:style-name="ce3" table:formula="of:=[.C43]-[.C44]" office:value-type="float" office:value="0.00630550515202583" calcext:value-type="float">
            <text:p>0.006305505152026</text:p>
          </table:table-cell>
          <table:table-cell table:style-name="ce3" table:formula="of:=2*1.844*2*RADIANS(([.A43]+[.A44])/2)" office:value-type="float" office:value="1.80873357306078" calcext:value-type="float">
            <text:p>1.80873357306078</text:p>
          </table:table-cell>
          <table:table-cell table:style-name="ce3" table:formula="of:=[.B44]-[.B43]" office:value-type="float" office:value="2.78" calcext:value-type="float">
            <text:p>2.78</text:p>
          </table:table-cell>
          <table:table-cell table:style-name="ce3" table:formula="of:=[.E44]/[.F44]" office:value-type="float" office:value="0.650623587431935" calcext:value-type="float">
            <text:p>0.650623587431935</text:p>
          </table:table-cell>
          <table:table-cell table:style-name="ce3" table:formula="of:=[.D44]/[.E44]" office:value-type="float" office:value="0.00348614370073062" calcext:value-type="float">
            <text:p>0.003486143700731</text:p>
          </table:table-cell>
          <table:table-cell table:number-columns-repeated="1016"/>
        </table:table-row>
        <table:table-row table:style-name="ro1"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18.36" calcext:value-type="float">
            <text:p>118.36</text:p>
          </table:table-cell>
          <table:table-cell table:style-name="ce3" table:formula="of:=0.2745*9.8*1.844*(1-COS(RADIANS([.A45])))" office:value-type="float" office:value="0.141131853470748" calcext:value-type="float">
            <text:p>0.141131853470748</text:p>
          </table:table-cell>
          <table:table-cell table:style-name="ce3" table:formula="of:=[.C44]-[.C45]" office:value-type="float" office:value="0.00413033984885411" calcext:value-type="float">
            <text:p>0.004130339848854</text:p>
          </table:table-cell>
          <table:table-cell table:style-name="ce3" table:formula="of:=2*1.844*2*RADIANS(([.A44]+[.A45])/2)" office:value-type="float" office:value="1.776549701654" calcext:value-type="float">
            <text:p>1.776549701654</text:p>
          </table:table-cell>
          <table:table-cell table:style-name="ce3" table:formula="of:=[.B45]-[.B44]" office:value-type="float" office:value="2.70999999999999" calcext:value-type="float">
            <text:p>2.70999999999999</text:p>
          </table:table-cell>
          <table:table-cell table:style-name="ce3" table:formula="of:=[.E45]/[.F45]" office:value-type="float" office:value="0.655553395444283" calcext:value-type="float">
            <text:p>0.655553395444283</text:p>
          </table:table-cell>
          <table:table-cell table:style-name="ce3" table:formula="of:=[.D45]/[.E45]" office:value-type="float" office:value="0.00232492220454552" calcext:value-type="float">
            <text:p>0.002324922204546</text:p>
          </table:table-cell>
          <table:table-cell table:number-columns-repeated="1016"/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121.12" calcext:value-type="float">
            <text:p>121.12</text:p>
          </table:table-cell>
          <table:table-cell table:style-name="ce3" table:formula="of:=0.2745*9.8*1.844*(1-COS(RADIANS([.A46])))" office:value-type="float" office:value="0.139088701561695" calcext:value-type="float">
            <text:p>0.139088701561695</text:p>
          </table:table-cell>
          <table:table-cell table:style-name="ce3" table:formula="of:=[.C45]-[.C46]" office:value-type="float" office:value="0.00204315190905294" calcext:value-type="float">
            <text:p>0.002043151909053</text:p>
          </table:table-cell>
          <table:table-cell table:style-name="ce3" table:formula="of:=2*1.844*2*RADIANS(([.A45]+[.A46])/2)" office:value-type="float" office:value="1.75723937880994" calcext:value-type="float">
            <text:p>1.75723937880994</text:p>
          </table:table-cell>
          <table:table-cell table:style-name="ce3" table:formula="of:=[.B46]-[.B45]" office:value-type="float" office:value="2.76000000000001" calcext:value-type="float">
            <text:p>2.76000000000001</text:p>
          </table:table-cell>
          <table:table-cell table:style-name="ce3" table:formula="of:=[.E46]/[.F46]" office:value-type="float" office:value="0.636680934351426" calcext:value-type="float">
            <text:p>0.636680934351426</text:p>
          </table:table-cell>
          <table:table-cell table:style-name="ce3" table:formula="of:=[.D46]/[.E46]" office:value-type="float" office:value="0.00116270551052448" calcext:value-type="float">
            <text:p>0.001162705510524</text:p>
          </table:table-cell>
          <table:table-cell table:number-columns-repeated="1016"/>
        </table:table-row>
        <table:table-row table:style-name="ro1"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23.87" calcext:value-type="float">
            <text:p>123.87</text:p>
          </table:table-cell>
          <table:table-cell table:style-name="ce3" table:formula="of:=0.2745*9.8*1.844*(1-COS(RADIANS([.A47])))" office:value-type="float" office:value="0.135046464893296" calcext:value-type="float">
            <text:p>0.135046464893296</text:p>
          </table:table-cell>
          <table:table-cell table:style-name="ce3" table:formula="of:=[.C46]-[.C47]" office:value-type="float" office:value="0.00404223666839976" calcext:value-type="float">
            <text:p>0.0040422366684</text:p>
          </table:table-cell>
          <table:table-cell table:style-name="ce3" table:formula="of:=2*1.844*2*RADIANS(([.A46]+[.A47])/2)" office:value-type="float" office:value="1.73792905596587" calcext:value-type="float">
            <text:p>1.73792905596587</text:p>
          </table:table-cell>
          <table:table-cell table:style-name="ce3" table:formula="of:=[.B47]-[.B46]" office:value-type="float" office:value="2.75" calcext:value-type="float">
            <text:p>2.75</text:p>
          </table:table-cell>
          <table:table-cell table:style-name="ce3" table:formula="of:=[.E47]/[.F47]" office:value-type="float" office:value="0.631974202169408" calcext:value-type="float">
            <text:p>0.631974202169408</text:p>
          </table:table-cell>
          <table:table-cell table:style-name="ce3" table:formula="of:=[.D47]/[.E47]" office:value-type="float" office:value="0.00232589279437142" calcext:value-type="float">
            <text:p>0.002325892794371</text:p>
          </table:table-cell>
          <table:table-cell table:number-columns-repeated="1016"/>
        </table:table-row>
        <table:table-row table:style-name="ro1"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26.54" calcext:value-type="float">
            <text:p>126.54</text:p>
          </table:table-cell>
          <table:table-cell table:style-name="ce3" table:formula="of:=0.2745*9.8*1.844*(1-COS(RADIANS([.A48])))" office:value-type="float" office:value="0.131063025394401" calcext:value-type="float">
            <text:p>0.131063025394401</text:p>
          </table:table-cell>
          <table:table-cell table:style-name="ce3" table:formula="of:=[.C47]-[.C48]" office:value-type="float" office:value="0.00398343949889487" calcext:value-type="float">
            <text:p>0.003983439498895</text:p>
          </table:table-cell>
          <table:table-cell table:style-name="ce3" table:formula="of:=2*1.844*2*RADIANS(([.A47]+[.A48])/2)" office:value-type="float" office:value="1.71218195884045" calcext:value-type="float">
            <text:p>1.71218195884045</text:p>
          </table:table-cell>
          <table:table-cell table:style-name="ce3" table:formula="of:=[.B48]-[.B47]" office:value-type="float" office:value="2.67" calcext:value-type="float">
            <text:p>2.67</text:p>
          </table:table-cell>
          <table:table-cell table:style-name="ce3" table:formula="of:=[.E48]/[.F48]" office:value-type="float" office:value="0.641266651251106" calcext:value-type="float">
            <text:p>0.641266651251106</text:p>
          </table:table-cell>
          <table:table-cell table:style-name="ce3" table:formula="of:=[.D48]/[.E48]" office:value-type="float" office:value="0.00232652813465725" calcext:value-type="float">
            <text:p>0.002326528134657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9.3" calcext:value-type="float">
            <text:p>129.3</text:p>
          </table:table-cell>
          <table:table-cell table:style-name="ce3" table:formula="of:=0.2745*9.8*1.844*(1-COS(RADIANS([.A49])))" office:value-type="float" office:value="0.127138431601964" calcext:value-type="float">
            <text:p>0.127138431601964</text:p>
          </table:table-cell>
          <table:table-cell table:style-name="ce3" table:formula="of:=[.C48]-[.C49]" office:value-type="float" office:value="0.00392459379243673" calcext:value-type="float">
            <text:p>0.003924593792437</text:p>
          </table:table-cell>
          <table:table-cell table:style-name="ce3" table:formula="of:=2*1.844*2*RADIANS(([.A48]+[.A49])/2)" office:value-type="float" office:value="1.68643486171503" calcext:value-type="float">
            <text:p>1.68643486171503</text:p>
          </table:table-cell>
          <table:table-cell table:style-name="ce3" table:formula="of:=[.B49]-[.B48]" office:value-type="float" office:value="2.76000000000001" calcext:value-type="float">
            <text:p>2.76000000000001</text:p>
          </table:table-cell>
          <table:table-cell table:style-name="ce3" table:formula="of:=[.E49]/[.F49]" office:value-type="float" office:value="0.611027123809793" calcext:value-type="float">
            <text:p>0.611027123809793</text:p>
          </table:table-cell>
          <table:table-cell table:style-name="ce3" table:formula="of:=[.D49]/[.E49]" office:value-type="float" office:value="0.00232715409384124" calcext:value-type="float">
            <text:p>0.002327154093841</text:p>
          </table:table-cell>
          <table:table-cell table:number-columns-repeated="1016"/>
        </table:table-row>
        <table:table-row table:style-name="ro1"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31.98" calcext:value-type="float">
            <text:p>131.98</text:p>
          </table:table-cell>
          <table:table-cell table:style-name="ce3" table:formula="of:=0.2745*9.8*1.844*(1-COS(RADIANS([.A50])))" office:value-type="float" office:value="0.123272731335922" calcext:value-type="float">
            <text:p>0.123272731335922</text:p>
          </table:table-cell>
          <table:table-cell table:style-name="ce3" table:formula="of:=[.C49]-[.C50]" office:value-type="float" office:value="0.00386570026604184" calcext:value-type="float">
            <text:p>0.003865700266042</text:p>
          </table:table-cell>
          <table:table-cell table:style-name="ce3" table:formula="of:=2*1.844*2*RADIANS(([.A49]+[.A50])/2)" office:value-type="float" office:value="1.66068776458961" calcext:value-type="float">
            <text:p>1.66068776458961</text:p>
          </table:table-cell>
          <table:table-cell table:style-name="ce3" table:formula="of:=[.B50]-[.B49]" office:value-type="float" office:value="2.67999999999998" calcext:value-type="float">
            <text:p>2.67999999999998</text:p>
          </table:table-cell>
          <table:table-cell table:style-name="ce3" table:formula="of:=[.E50]/[.F50]" office:value-type="float" office:value="0.619659613652846" calcext:value-type="float">
            <text:p>0.619659613652846</text:p>
          </table:table-cell>
          <table:table-cell table:style-name="ce3" table:formula="of:=[.D50]/[.E50]" office:value-type="float" office:value="0.00232777066735187" calcext:value-type="float">
            <text:p>0.002327770667352</text:p>
          </table:table-cell>
          <table:table-cell table:number-columns-repeated="1016"/>
        </table:table-row>
        <table:table-row table:style-name="ro1"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34.74" calcext:value-type="float">
            <text:p>134.74</text:p>
          </table:table-cell>
          <table:table-cell table:style-name="ce3" table:formula="of:=0.2745*9.8*1.844*(1-COS(RADIANS([.A51])))" office:value-type="float" office:value="0.121361981022827" calcext:value-type="float">
            <text:p>0.121361981022827</text:p>
          </table:table-cell>
          <table:table-cell table:style-name="ce3" table:formula="of:=[.C50]-[.C51]" office:value-type="float" office:value="0.00191075031309507" calcext:value-type="float">
            <text:p>0.001910750313095</text:p>
          </table:table-cell>
          <table:table-cell table:style-name="ce3" table:formula="of:=2*1.844*2*RADIANS(([.A50]+[.A51])/2)" office:value-type="float" office:value="1.64137744174555" calcext:value-type="float">
            <text:p>1.64137744174555</text:p>
          </table:table-cell>
          <table:table-cell table:style-name="ce3" table:formula="of:=[.B51]-[.B50]" office:value-type="float" office:value="2.76000000000002" calcext:value-type="float">
            <text:p>2.76000000000002</text:p>
          </table:table-cell>
          <table:table-cell table:style-name="ce3" table:formula="of:=[.E51]/[.F51]" office:value-type="float" office:value="0.594701971646933" calcext:value-type="float">
            <text:p>0.594701971646933</text:p>
          </table:table-cell>
          <table:table-cell table:style-name="ce3" table:formula="of:=[.D51]/[.E51]" office:value-type="float" office:value="0.0011641139109741" calcext:value-type="float">
            <text:p>0.001164113910974</text:p>
          </table:table-cell>
          <table:table-cell table:number-columns-repeated="1016"/>
        </table:table-row>
        <table:table-row table:style-name="ro1"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37.55" calcext:value-type="float">
            <text:p>137.55</text:p>
          </table:table-cell>
          <table:table-cell table:style-name="ce3" table:formula="of:=0.2745*9.8*1.844*(1-COS(RADIANS([.A52])))" office:value-type="float" office:value="0.119465971698613" calcext:value-type="float">
            <text:p>0.119465971698613</text:p>
          </table:table-cell>
          <table:table-cell table:style-name="ce3" table:formula="of:=[.C51]-[.C52]" office:value-type="float" office:value="0.00189600932421392" calcext:value-type="float">
            <text:p>0.001896009324214</text:p>
          </table:table-cell>
          <table:table-cell table:style-name="ce3" table:formula="of:=2*1.844*2*RADIANS(([.A51]+[.A52])/2)" office:value-type="float" office:value="1.62850389318284" calcext:value-type="float">
            <text:p>1.62850389318284</text:p>
          </table:table-cell>
          <table:table-cell table:style-name="ce3" table:formula="of:=[.B52]-[.B51]" office:value-type="float" office:value="2.81" calcext:value-type="float">
            <text:p>2.81</text:p>
          </table:table-cell>
          <table:table-cell table:style-name="ce3" table:formula="of:=[.E52]/[.F52]" office:value-type="float" office:value="0.579538752022361" calcext:value-type="float">
            <text:p>0.579538752022361</text:p>
          </table:table-cell>
          <table:table-cell table:style-name="ce3" table:formula="of:=[.D52]/[.E52]" office:value-type="float" office:value="0.00116426453271061" calcext:value-type="float">
            <text:p>0.001164264532711</text:p>
          </table:table-cell>
          <table:table-cell table:number-columns-repeated="1016"/>
        </table:table-row>
        <table:table-row table:style-name="ro1"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0.17" calcext:value-type="float">
            <text:p>140.17</text:p>
          </table:table-cell>
          <table:table-cell table:style-name="ce4" table:formula="of:=0.2745*9.8*1.844*(1-COS(RADIANS([.A53])))" office:value-type="float" office:value="0.119465971698613" calcext:value-type="float">
            <text:p>0.119465971698613</text:p>
          </table:table-cell>
          <table:table-cell table:style-name="ce4" table:formula="of:=[.C52]-[.C53]" office:value-type="float" office:value="0" calcext:value-type="float">
            <text:p>0</text:p>
          </table:table-cell>
          <table:table-cell table:style-name="ce4" table:formula="of:=2*1.844*2*RADIANS(([.A52]+[.A53])/2)" office:value-type="float" office:value="1.62206711890148" calcext:value-type="float">
            <text:p>1.62206711890148</text:p>
          </table:table-cell>
          <table:table-cell table:style-name="ce4" table:formula="of:=[.B53]-[.B52]" office:value-type="float" office:value="2.61999999999998" calcext:value-type="float">
            <text:p>2.61999999999998</text:p>
          </table:table-cell>
          <table:table-cell table:style-name="ce4" table:formula="of:=[.E53]/[.F53]" office:value-type="float" office:value="0.619109587366984" calcext:value-type="float">
            <text:p>0.619109587366984</text:p>
          </table:table-cell>
          <table:table-cell table:style-name="ce4" table:formula="of:=[.D53]/[.E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12.6" calcext:value-type="float">
            <text:p>12.6</text:p>
          </table:table-cell>
          <table:table-cell table:style-name="ce2" office:value-type="float" office:value="142.91" calcext:value-type="float">
            <text:p>142.91</text:p>
          </table:table-cell>
          <table:table-cell table:style-name="ce4" table:formula="of:=0.2745*9.8*1.844*(1-COS(RADIANS([.A54])))" office:value-type="float" office:value="0.119465971698613" calcext:value-type="float">
            <text:p>0.119465971698613</text:p>
          </table:table-cell>
          <table:table-cell table:style-name="ce4" table:formula="of:=[.C53]-[.C54]" office:value-type="float" office:value="0" calcext:value-type="float">
            <text:p>0</text:p>
          </table:table-cell>
          <table:table-cell table:style-name="ce4" table:formula="of:=2*1.844*2*RADIANS(([.A53]+[.A54])/2)" office:value-type="float" office:value="1.62206711890148" calcext:value-type="float">
            <text:p>1.62206711890148</text:p>
          </table:table-cell>
          <table:table-cell table:style-name="ce4" table:formula="of:=[.B54]-[.B53]" office:value-type="float" office:value="2.74000000000001" calcext:value-type="float">
            <text:p>2.74000000000001</text:p>
          </table:table-cell>
          <table:table-cell table:style-name="ce4" table:formula="of:=[.E54]/[.F54]" office:value-type="float" office:value="0.591995298869152" calcext:value-type="float">
            <text:p>0.591995298869152</text:p>
          </table:table-cell>
          <table:table-cell table:style-name="ce4" table:formula="of:=[.D54]/[.E5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45.67" calcext:value-type="float">
            <text:p>145.67</text:p>
          </table:table-cell>
          <table:table-cell table:style-name="ce3" table:formula="of:=0.2745*9.8*1.844*(1-COS(RADIANS([.A55])))" office:value-type="float" office:value="0.11386644719037" calcext:value-type="float">
            <text:p>0.11386644719037</text:p>
          </table:table-cell>
          <table:table-cell table:style-name="ce3" table:formula="of:=[.C53]-[.C55]" office:value-type="float" office:value="0.005599524508" calcext:value-type="float">
            <text:p>0.005599524508</text:p>
          </table:table-cell>
          <table:table-cell table:style-name="ce3" table:formula="of:=2*1.844*2*RADIANS(([.A54]+[.A55])/2)" office:value-type="float" office:value="1.60275679605742" calcext:value-type="float">
            <text:p>1.60275679605742</text:p>
          </table:table-cell>
          <table:table-cell table:style-name="ce3" table:formula="of:=[.B55]-[.B53]" office:value-type="float" office:value="5.5" calcext:value-type="float">
            <text:p>5.5</text:p>
          </table:table-cell>
          <table:table-cell table:style-name="ce3" table:formula="of:=[.E55]/[.F55]" office:value-type="float" office:value="0.291410326555894" calcext:value-type="float">
            <text:p>0.291410326555894</text:p>
          </table:table-cell>
          <table:table-cell table:style-name="ce3" table:formula="of:=[.D55]/[.E55]" office:value-type="float" office:value="0.00349368320993811" calcext:value-type="float">
            <text:p>0.003493683209938</text:p>
          </table:table-cell>
          <table:table-cell table:number-columns-repeated="1016"/>
        </table:table-row>
        <table:table-row table:style-name="ro1"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148.35" calcext:value-type="float">
            <text:p>148.35</text:p>
          </table:table-cell>
          <table:table-cell table:style-name="ce3" table:formula="of:=0.2745*9.8*1.844*(1-COS(RADIANS([.A56])))" office:value-type="float" office:value="0.110207240483222" calcext:value-type="float">
            <text:p>0.110207240483222</text:p>
          </table:table-cell>
          <table:table-cell table:style-name="ce3" table:formula="of:=[.C55]-[.C56]" office:value-type="float" office:value="0.00365920670714814" calcext:value-type="float">
            <text:p>0.003659206707148</text:p>
          </table:table-cell>
          <table:table-cell table:style-name="ce3" table:formula="of:=2*1.844*2*RADIANS(([.A55]+[.A56])/2)" office:value-type="float" office:value="1.57057292465064" calcext:value-type="float">
            <text:p>1.57057292465064</text:p>
          </table:table-cell>
          <table:table-cell table:style-name="ce3" table:formula="of:=[.B56]-[.B55]" office:value-type="float" office:value="2.68000000000001" calcext:value-type="float">
            <text:p>2.68000000000001</text:p>
          </table:table-cell>
          <table:table-cell table:style-name="ce3" table:formula="of:=[.E56]/[.F56]" office:value-type="float" office:value="0.586034673377103" calcext:value-type="float">
            <text:p>0.586034673377103</text:p>
          </table:table-cell>
          <table:table-cell table:style-name="ce3" table:formula="of:=[.D56]/[.E56]" office:value-type="float" office:value="0.00232985469806319" calcext:value-type="float">
            <text:p>0.002329854698063</text:p>
          </table:table-cell>
          <table:table-cell table:number-columns-repeated="1016"/>
        </table:table-row>
        <table:table-row table:style-name="ro1"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51.13" calcext:value-type="float">
            <text:p>151.13</text:p>
          </table:table-cell>
          <table:table-cell table:style-name="ce3" table:formula="of:=0.2745*9.8*1.844*(1-COS(RADIANS([.A57])))" office:value-type="float" office:value="0.10660713360369" calcext:value-type="float">
            <text:p>0.10660713360369</text:p>
          </table:table-cell>
          <table:table-cell table:style-name="ce3" table:formula="of:=[.C56]-[.C57]" office:value-type="float" office:value="0.00360010687953205" calcext:value-type="float">
            <text:p>0.003600106879532</text:p>
          </table:table-cell>
          <table:table-cell table:style-name="ce3" table:formula="of:=2*1.844*2*RADIANS(([.A56]+[.A57])/2)" office:value-type="float" office:value="1.54482582752522" calcext:value-type="float">
            <text:p>1.54482582752522</text:p>
          </table:table-cell>
          <table:table-cell table:style-name="ce3" table:formula="of:=[.B57]-[.B56]" office:value-type="float" office:value="2.78" calcext:value-type="float">
            <text:p>2.78</text:p>
          </table:table-cell>
          <table:table-cell table:style-name="ce3" table:formula="of:=[.E57]/[.F57]" office:value-type="float" office:value="0.555692743714108" calcext:value-type="float">
            <text:p>0.555692743714108</text:p>
          </table:table-cell>
          <table:table-cell table:style-name="ce3" table:formula="of:=[.D57]/[.E57]" office:value-type="float" office:value="0.00233042898130422" calcext:value-type="float">
            <text:p>0.002330428981304</text:p>
          </table:table-cell>
          <table:table-cell table:number-columns-repeated="1016"/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53.85" calcext:value-type="float">
            <text:p>153.85</text:p>
          </table:table-cell>
          <table:table-cell table:style-name="ce3" table:formula="of:=0.2745*9.8*1.844*(1-COS(RADIANS([.A58])))" office:value-type="float" office:value="0.103066170417939" calcext:value-type="float">
            <text:p>0.103066170417939</text:p>
          </table:table-cell>
          <table:table-cell table:style-name="ce3" table:formula="of:=[.C57]-[.C58]" office:value-type="float" office:value="0.00354096318575026" calcext:value-type="float">
            <text:p>0.00354096318575</text:p>
          </table:table-cell>
          <table:table-cell table:style-name="ce3" table:formula="of:=2*1.844*2*RADIANS(([.A57]+[.A58])/2)" office:value-type="float" office:value="1.5190787303998" calcext:value-type="float">
            <text:p>1.5190787303998</text:p>
          </table:table-cell>
          <table:table-cell table:style-name="ce3" table:formula="of:=[.B58]-[.B57]" office:value-type="float" office:value="2.72" calcext:value-type="float">
            <text:p>2.72</text:p>
          </table:table-cell>
          <table:table-cell table:style-name="ce3" table:formula="of:=[.E58]/[.F58]" office:value-type="float" office:value="0.558484827352868" calcext:value-type="float">
            <text:p>0.558484827352868</text:p>
          </table:table-cell>
          <table:table-cell table:style-name="ce3" table:formula="of:=[.D58]/[.E58]" office:value-type="float" office:value="0.00233099385495202" calcext:value-type="float">
            <text:p>0.002330993854952</text:p>
          </table:table-cell>
          <table:table-cell table:number-columns-repeated="1016"/>
        </table:table-row>
        <table:table-row table:style-name="ro1"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56.31" calcext:value-type="float">
            <text:p>156.31</text:p>
          </table:table-cell>
          <table:table-cell table:style-name="ce3" table:formula="of:=0.2745*9.8*1.844*(1-COS(RADIANS([.A59])))" office:value-type="float" office:value="0.101317881221372" calcext:value-type="float">
            <text:p>0.101317881221372</text:p>
          </table:table-cell>
          <table:table-cell table:style-name="ce3" table:formula="of:=[.C58]-[.C59]" office:value-type="float" office:value="0.00174828919656779" calcext:value-type="float">
            <text:p>0.001748289196568</text:p>
          </table:table-cell>
          <table:table-cell table:style-name="ce3" table:formula="of:=2*1.844*2*RADIANS(([.A58]+[.A59])/2)" office:value-type="float" office:value="1.49976840755574" calcext:value-type="float">
            <text:p>1.49976840755574</text:p>
          </table:table-cell>
          <table:table-cell table:style-name="ce3" table:formula="of:=[.B59]-[.B58]" office:value-type="float" office:value="2.46000000000001" calcext:value-type="float">
            <text:p>2.46000000000001</text:p>
          </table:table-cell>
          <table:table-cell table:style-name="ce3" table:formula="of:=[.E59]/[.F59]" office:value-type="float" office:value="0.609661954290947" calcext:value-type="float">
            <text:p>0.609661954290947</text:p>
          </table:table-cell>
          <table:table-cell table:style-name="ce3" table:formula="of:=[.D59]/[.E59]" office:value-type="float" office:value="0.00116570611019676" calcext:value-type="float">
            <text:p>0.001165706110197</text:p>
          </table:table-cell>
          <table:table-cell table:number-columns-repeated="1016"/>
        </table:table-row>
        <table:table-row table:style-name="ro1"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59.31" calcext:value-type="float">
            <text:p>159.31</text:p>
          </table:table-cell>
          <table:table-cell table:style-name="ce3" table:formula="of:=0.2745*9.8*1.844*(1-COS(RADIANS([.A60])))" office:value-type="float" office:value="0.0978657142487955" calcext:value-type="float">
            <text:p>0.097865714248796</text:p>
          </table:table-cell>
          <table:table-cell table:style-name="ce3" table:formula="of:=[.C59]-[.C60]" office:value-type="float" office:value="0.00345216697257611" calcext:value-type="float">
            <text:p>0.003452166972576</text:p>
          </table:table-cell>
          <table:table-cell table:style-name="ce3" table:formula="of:=2*1.844*2*RADIANS(([.A59]+[.A60])/2)" office:value-type="float" office:value="1.48045808471167" calcext:value-type="float">
            <text:p>1.48045808471167</text:p>
          </table:table-cell>
          <table:table-cell table:style-name="ce3" table:formula="of:=[.B60]-[.B59]" office:value-type="float" office:value="3" calcext:value-type="float">
            <text:p>3</text:p>
          </table:table-cell>
          <table:table-cell table:style-name="ce3" table:formula="of:=[.E60]/[.F60]" office:value-type="float" office:value="0.493486028237223" calcext:value-type="float">
            <text:p>0.493486028237223</text:p>
          </table:table-cell>
          <table:table-cell table:style-name="ce3" table:formula="of:=[.D60]/[.E60]" office:value-type="float" office:value="0.00233182351342858" calcext:value-type="float">
            <text:p>0.002331823513429</text:p>
          </table:table-cell>
          <table:table-cell table:number-columns-repeated="1016"/>
        </table:table-row>
        <table:table-row table:style-name="ro1"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62.07" calcext:value-type="float">
            <text:p>162.07</text:p>
          </table:table-cell>
          <table:table-cell table:style-name="ce3" table:formula="of:=0.2745*9.8*1.844*(1-COS(RADIANS([.A61])))" office:value-type="float" office:value="0.0944727974814379" calcext:value-type="float">
            <text:p>0.094472797481438</text:p>
          </table:table-cell>
          <table:table-cell table:style-name="ce3" table:formula="of:=[.C60]-[.C61]" office:value-type="float" office:value="0.00339291676735759" calcext:value-type="float">
            <text:p>0.003392916767358</text:p>
          </table:table-cell>
          <table:table-cell table:style-name="ce3" table:formula="of:=2*1.844*2*RADIANS(([.A60]+[.A61])/2)" office:value-type="float" office:value="1.45471098758625" calcext:value-type="float">
            <text:p>1.45471098758625</text:p>
          </table:table-cell>
          <table:table-cell table:style-name="ce3" table:formula="of:=[.B61]-[.B60]" office:value-type="float" office:value="2.75999999999999" calcext:value-type="float">
            <text:p>2.75999999999999</text:p>
          </table:table-cell>
          <table:table-cell table:style-name="ce3" table:formula="of:=[.E61]/[.F61]" office:value-type="float" office:value="0.527069198400817" calcext:value-type="float">
            <text:p>0.527069198400817</text:p>
          </table:table-cell>
          <table:table-cell table:style-name="ce3" table:formula="of:=[.D61]/[.E61]" office:value-type="float" office:value="0.00233236484518986" calcext:value-type="float">
            <text:p>0.00233236484519</text:p>
          </table:table-cell>
          <table:table-cell table:number-columns-repeated="1016"/>
        </table:table-row>
        <table:table-row table:style-name="ro1"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64.82" calcext:value-type="float">
            <text:p>164.82</text:p>
          </table:table-cell>
          <table:table-cell table:style-name="ce3" table:formula="of:=0.2745*9.8*1.844*(1-COS(RADIANS([.A62])))" office:value-type="float" office:value="0.0927985708721868" calcext:value-type="float">
            <text:p>0.092798570872187</text:p>
          </table:table-cell>
          <table:table-cell table:style-name="ce3" table:formula="of:=[.C61]-[.C62]" office:value-type="float" office:value="0.00167422660925112" calcext:value-type="float">
            <text:p>0.001674226609251</text:p>
          </table:table-cell>
          <table:table-cell table:style-name="ce3" table:formula="of:=2*1.844*2*RADIANS(([.A61]+[.A62])/2)" office:value-type="float" office:value="1.43540066474218" calcext:value-type="float">
            <text:p>1.43540066474218</text:p>
          </table:table-cell>
          <table:table-cell table:style-name="ce3" table:formula="of:=[.B62]-[.B61]" office:value-type="float" office:value="2.75" calcext:value-type="float">
            <text:p>2.75</text:p>
          </table:table-cell>
          <table:table-cell table:style-name="ce3" table:formula="of:=[.E62]/[.F62]" office:value-type="float" office:value="0.521963878088067" calcext:value-type="float">
            <text:p>0.521963878088067</text:p>
          </table:table-cell>
          <table:table-cell table:style-name="ce3" table:formula="of:=[.D62]/[.E62]" office:value-type="float" office:value="0.00116638277407502" calcext:value-type="float">
            <text:p>0.001166382774075</text:p>
          </table:table-cell>
          <table:table-cell table:number-columns-repeated="1016"/>
        </table:table-row>
        <table:table-row table:style-name="ro1"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67.53" calcext:value-type="float">
            <text:p>167.53</text:p>
          </table:table-cell>
          <table:table-cell table:style-name="ce3" table:formula="of:=0.2745*9.8*1.844*(1-COS(RADIANS([.A63])))" office:value-type="float" office:value="0.0894946067024476" calcext:value-type="float">
            <text:p>0.089494606702448</text:p>
          </table:table-cell>
          <table:table-cell table:style-name="ce3" table:formula="of:=[.C62]-[.C63]" office:value-type="float" office:value="0.00330396416973916" calcext:value-type="float">
            <text:p>0.003303964169739</text:p>
          </table:table-cell>
          <table:table-cell table:style-name="ce3" table:formula="of:=2*1.844*2*RADIANS(([.A62]+[.A63])/2)" office:value-type="float" office:value="1.41609034189812" calcext:value-type="float">
            <text:p>1.41609034189812</text:p>
          </table:table-cell>
          <table:table-cell table:style-name="ce3" table:formula="of:=[.B63]-[.B62]" office:value-type="float" office:value="2.71000000000001" calcext:value-type="float">
            <text:p>2.71000000000001</text:p>
          </table:table-cell>
          <table:table-cell table:style-name="ce3" table:formula="of:=[.E63]/[.F63]" office:value-type="float" office:value="0.52254256158602" calcext:value-type="float">
            <text:p>0.52254256158602</text:p>
          </table:table-cell>
          <table:table-cell table:style-name="ce3" table:formula="of:=[.D63]/[.E63]" office:value-type="float" office:value="0.00233315917211224" calcext:value-type="float">
            <text:p>0.002333159172112</text:p>
          </table:table-cell>
          <table:table-cell table:number-columns-repeated="1016"/>
        </table:table-row>
        <table:table-row table:style-name="ro1"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70.24" calcext:value-type="float">
            <text:p>170.24</text:p>
          </table:table-cell>
          <table:table-cell table:style-name="ce3" table:formula="of:=0.2745*9.8*1.844*(1-COS(RADIANS([.A64])))" office:value-type="float" office:value="0.0878648792064073" calcext:value-type="float">
            <text:p>0.087864879206407</text:p>
          </table:table-cell>
          <table:table-cell table:style-name="ce3" table:formula="of:=[.C63]-[.C64]" office:value-type="float" office:value="0.00162972749604037" calcext:value-type="float">
            <text:p>0.00162972749604</text:p>
          </table:table-cell>
          <table:table-cell table:style-name="ce3" table:formula="of:=2*1.844*2*RADIANS(([.A63]+[.A64])/2)" office:value-type="float" office:value="1.39678001905405" calcext:value-type="float">
            <text:p>1.39678001905405</text:p>
          </table:table-cell>
          <table:table-cell table:style-name="ce3" table:formula="of:=[.B64]-[.B63]" office:value-type="float" office:value="2.71000000000001" calcext:value-type="float">
            <text:p>2.71000000000001</text:p>
          </table:table-cell>
          <table:table-cell table:style-name="ce3" table:formula="of:=[.E64]/[.F64]" office:value-type="float" office:value="0.515416981200756" calcext:value-type="float">
            <text:p>0.515416981200756</text:p>
          </table:table-cell>
          <table:table-cell table:style-name="ce3" table:formula="of:=[.D64]/[.E64]" office:value-type="float" office:value="0.00116677463437949" calcext:value-type="float">
            <text:p>0.00116677463438</text:p>
          </table:table-cell>
          <table:table-cell table:number-columns-repeated="1016"/>
        </table:table-row>
        <table:table-row table:style-name="ro1"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73.14" calcext:value-type="float">
            <text:p>173.14</text:p>
          </table:table-cell>
          <table:table-cell table:style-name="ce3" table:formula="of:=0.2745*9.8*1.844*(1-COS(RADIANS([.A65])))" office:value-type="float" office:value="0.0862499947372302" calcext:value-type="float">
            <text:p>0.08624999473723</text:p>
          </table:table-cell>
          <table:table-cell table:style-name="ce3" table:formula="of:=[.C64]-[.C65]" office:value-type="float" office:value="0.00161488446917708" calcext:value-type="float">
            <text:p>0.001614884469177</text:p>
          </table:table-cell>
          <table:table-cell table:style-name="ce3" table:formula="of:=2*1.844*2*RADIANS(([.A64]+[.A65])/2)" office:value-type="float" office:value="1.38390647049134" calcext:value-type="float">
            <text:p>1.38390647049134</text:p>
          </table:table-cell>
          <table:table-cell table:style-name="ce3" table:formula="of:=[.B65]-[.B64]" office:value-type="float" office:value="2.89999999999998" calcext:value-type="float">
            <text:p>2.89999999999998</text:p>
          </table:table-cell>
          <table:table-cell table:style-name="ce3" table:formula="of:=[.E65]/[.F65]" office:value-type="float" office:value="0.477209127755639" calcext:value-type="float">
            <text:p>0.477209127755639</text:p>
          </table:table-cell>
          <table:table-cell table:style-name="ce3" table:formula="of:=[.D65]/[.E65]" office:value-type="float" office:value="0.00116690289669918" calcext:value-type="float">
            <text:p>0.001166902896699</text:p>
          </table:table-cell>
          <table:table-cell table:number-columns-repeated="1016"/>
        </table:table-row>
        <table:table-row table:style-name="ro1"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75.74" calcext:value-type="float">
            <text:p>175.74</text:p>
          </table:table-cell>
          <table:table-cell table:style-name="ce3" table:formula="of:=0.2745*9.8*1.844*(1-COS(RADIANS([.A66])))" office:value-type="float" office:value="0.0846499582141338" calcext:value-type="float">
            <text:p>0.084649958214134</text:p>
          </table:table-cell>
          <table:table-cell table:style-name="ce3" table:formula="of:=[.C65]-[.C66]" office:value-type="float" office:value="0.00160003652309637" calcext:value-type="float">
            <text:p>0.001600036523096</text:p>
          </table:table-cell>
          <table:table-cell table:style-name="ce3" table:formula="of:=2*1.844*2*RADIANS(([.A65]+[.A66])/2)" office:value-type="float" office:value="1.37103292192863" calcext:value-type="float">
            <text:p>1.37103292192863</text:p>
          </table:table-cell>
          <table:table-cell table:style-name="ce3" table:formula="of:=[.B66]-[.B65]" office:value-type="float" office:value="2.60000000000002" calcext:value-type="float">
            <text:p>2.60000000000002</text:p>
          </table:table-cell>
          <table:table-cell table:style-name="ce3" table:formula="of:=[.E66]/[.F66]" office:value-type="float" office:value="0.527320354587931" calcext:value-type="float">
            <text:p>0.527320354587931</text:p>
          </table:table-cell>
          <table:table-cell table:style-name="ce3" table:formula="of:=[.D66]/[.E66]" office:value-type="float" office:value="0.00116702997973644" calcext:value-type="float">
            <text:p>0.001167029979736</text:p>
          </table:table-cell>
          <table:table-cell table:number-columns-repeated="1016"/>
        </table:table-row>
        <table:table-row table:style-name="ro1"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78.5" calcext:value-type="float">
            <text:p>178.5</text:p>
          </table:table-cell>
          <table:table-cell table:style-name="ce3" table:formula="of:=0.2745*9.8*1.844*(1-COS(RADIANS([.A67])))" office:value-type="float" office:value="0.0814944484568951" calcext:value-type="float">
            <text:p>0.081494448456895</text:p>
          </table:table-cell>
          <table:table-cell table:style-name="ce3" table:formula="of:=[.C66]-[.C67]" office:value-type="float" office:value="0.00315550975723874" calcext:value-type="float">
            <text:p>0.003155509757239</text:p>
          </table:table-cell>
          <table:table-cell table:style-name="ce3" table:formula="of:=2*1.844*2*RADIANS(([.A66]+[.A67])/2)" office:value-type="float" office:value="1.35172259908457" calcext:value-type="float">
            <text:p>1.35172259908457</text:p>
          </table:table-cell>
          <table:table-cell table:style-name="ce3" table:formula="of:=[.B67]-[.B66]" office:value-type="float" office:value="2.75999999999999" calcext:value-type="float">
            <text:p>2.75999999999999</text:p>
          </table:table-cell>
          <table:table-cell table:style-name="ce3" table:formula="of:=[.E67]/[.F67]" office:value-type="float" office:value="0.489754564885715" calcext:value-type="float">
            <text:p>0.489754564885715</text:p>
          </table:table-cell>
          <table:table-cell table:style-name="ce3" table:formula="of:=[.D67]/[.E67]" office:value-type="float" office:value="0.00233443589637087" calcext:value-type="float">
            <text:p>0.002334435896371</text:p>
          </table:table-cell>
          <table:table-cell table:number-columns-repeated="1016"/>
        </table:table-row>
        <table:table-row table:style-name="ro1"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81.19" calcext:value-type="float">
            <text:p>181.19</text:p>
          </table:table-cell>
          <table:table-cell table:style-name="ce3" table:formula="of:=0.2745*9.8*1.844*(1-COS(RADIANS([.A68])))" office:value-type="float" office:value="0.0799389848349824" calcext:value-type="float">
            <text:p>0.079938984834982</text:p>
          </table:table-cell>
          <table:table-cell table:style-name="ce3" table:formula="of:=[.C67]-[.C68]" office:value-type="float" office:value="0.00155546362191265" calcext:value-type="float">
            <text:p>0.001555463621913</text:p>
          </table:table-cell>
          <table:table-cell table:style-name="ce3" table:formula="of:=2*1.844*2*RADIANS(([.A67]+[.A68])/2)" office:value-type="float" office:value="1.3324122762405" calcext:value-type="float">
            <text:p>1.3324122762405</text:p>
          </table:table-cell>
          <table:table-cell table:style-name="ce3" table:formula="of:=[.B68]-[.B67]" office:value-type="float" office:value="2.69" calcext:value-type="float">
            <text:p>2.69</text:p>
          </table:table-cell>
          <table:table-cell table:style-name="ce3" table:formula="of:=[.E68]/[.F68]" office:value-type="float" office:value="0.495320548788292" calcext:value-type="float">
            <text:p>0.495320548788292</text:p>
          </table:table-cell>
          <table:table-cell table:style-name="ce3" table:formula="of:=[.D68]/[.E68]" office:value-type="float" office:value="0.00116740415083949" calcext:value-type="float">
            <text:p>0.001167404150839</text:p>
          </table:table-cell>
          <table:table-cell table:number-columns-repeated="1016"/>
        </table:table-row>
        <table:table-row table:style-name="ro1"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83.92" calcext:value-type="float">
            <text:p>183.92</text:p>
          </table:table-cell>
          <table:table-cell table:style-name="ce3" table:formula="of:=0.2745*9.8*1.844*(1-COS(RADIANS([.A69])))" office:value-type="float" office:value="0.0783983883835818" calcext:value-type="float">
            <text:p>0.078398388383582</text:p>
          </table:table-cell>
          <table:table-cell table:style-name="ce3" table:formula="of:=[.C68]-[.C69]" office:value-type="float" office:value="0.00154059645140059" calcext:value-type="float">
            <text:p>0.001540596451401</text:p>
          </table:table-cell>
          <table:table-cell table:style-name="ce3" table:formula="of:=2*1.844*2*RADIANS(([.A68]+[.A69])/2)" office:value-type="float" office:value="1.31953872767779" calcext:value-type="float">
            <text:p>1.31953872767779</text:p>
          </table:table-cell>
          <table:table-cell table:style-name="ce3" table:formula="of:=[.B69]-[.B68]" office:value-type="float" office:value="2.72999999999999" calcext:value-type="float">
            <text:p>2.72999999999999</text:p>
          </table:table-cell>
          <table:table-cell table:style-name="ce3" table:formula="of:=[.E69]/[.F69]" office:value-type="float" office:value="0.483347519295897" calcext:value-type="float">
            <text:p>0.483347519295897</text:p>
          </table:table-cell>
          <table:table-cell table:style-name="ce3" table:formula="of:=[.D69]/[.E69]" office:value-type="float" office:value="0.00116752651444481" calcext:value-type="float">
            <text:p>0.001167526514445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6.67" calcext:value-type="float">
            <text:p>186.67</text:p>
          </table:table-cell>
          <table:table-cell table:style-name="ce3" table:formula="of:=0.2745*9.8*1.844*(1-COS(RADIANS([.A70])))" office:value-type="float" office:value="0.0753618157187084" calcext:value-type="float">
            <text:p>0.075361815718708</text:p>
          </table:table-cell>
          <table:table-cell table:style-name="ce3" table:formula="of:=[.C69]-[.C70]" office:value-type="float" office:value="0.00303657266487344" calcext:value-type="float">
            <text:p>0.003036572664873</text:p>
          </table:table-cell>
          <table:table-cell table:style-name="ce3" table:formula="of:=2*1.844*2*RADIANS(([.A69]+[.A70])/2)" office:value-type="float" office:value="1.30022840483373" calcext:value-type="float">
            <text:p>1.30022840483373</text:p>
          </table:table-cell>
          <table:table-cell table:style-name="ce3" table:formula="of:=[.B70]-[.B69]" office:value-type="float" office:value="2.75" calcext:value-type="float">
            <text:p>2.75</text:p>
          </table:table-cell>
          <table:table-cell table:style-name="ce3" table:formula="of:=[.E70]/[.F70]" office:value-type="float" office:value="0.472810329030446" calcext:value-type="float">
            <text:p>0.472810329030446</text:p>
          </table:table-cell>
          <table:table-cell table:style-name="ce3" table:formula="of:=[.D70]/[.E70]" office:value-type="float" office:value="0.00233541480372577" calcext:value-type="float">
            <text:p>0.002335414803726</text:p>
          </table:table-cell>
          <table:table-cell table:number-columns-repeated="1016"/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89.45" calcext:value-type="float">
            <text:p>189.45</text:p>
          </table:table-cell>
          <table:table-cell table:style-name="ce3" table:formula="of:=0.2745*9.8*1.844*(1-COS(RADIANS([.A71])))" office:value-type="float" office:value="0.073865848755163" calcext:value-type="float">
            <text:p>0.073865848755163</text:p>
          </table:table-cell>
          <table:table-cell table:style-name="ce3" table:formula="of:=[.C70]-[.C71]" office:value-type="float" office:value="0.00149596696354541" calcext:value-type="float">
            <text:p>0.001495966963545</text:p>
          </table:table-cell>
          <table:table-cell table:style-name="ce3" table:formula="of:=2*1.844*2*RADIANS(([.A70]+[.A71])/2)" office:value-type="float" office:value="1.28091808198966" calcext:value-type="float">
            <text:p>1.28091808198966</text:p>
          </table:table-cell>
          <table:table-cell table:style-name="ce3" table:formula="of:=[.B71]-[.B70]" office:value-type="float" office:value="2.78" calcext:value-type="float">
            <text:p>2.78</text:p>
          </table:table-cell>
          <table:table-cell table:style-name="ce3" table:formula="of:=[.E71]/[.F71]" office:value-type="float" office:value="0.460761899996281" calcext:value-type="float">
            <text:p>0.460761899996281</text:p>
          </table:table-cell>
          <table:table-cell table:style-name="ce3" table:formula="of:=[.D71]/[.E71]" office:value-type="float" office:value="0.00116788652184667" calcext:value-type="float">
            <text:p>0.001167886521847</text:p>
          </table:table-cell>
          <table:table-cell table:number-columns-repeated="1016"/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92.19" calcext:value-type="float">
            <text:p>192.19</text:p>
          </table:table-cell>
          <table:table-cell table:style-name="ce3" table:formula="of:=0.2745*9.8*1.844*(1-COS(RADIANS([.A72])))" office:value-type="float" office:value="0.0723847674619548" calcext:value-type="float">
            <text:p>0.072384767461955</text:p>
          </table:table-cell>
          <table:table-cell table:style-name="ce3" table:formula="of:=[.C71]-[.C72]" office:value-type="float" office:value="0.0014810812932082" calcext:value-type="float">
            <text:p>0.001481081293208</text:p>
          </table:table-cell>
          <table:table-cell table:style-name="ce3" table:formula="of:=2*1.844*2*RADIANS(([.A71]+[.A72])/2)" office:value-type="float" office:value="1.26804453342695" calcext:value-type="float">
            <text:p>1.26804453342695</text:p>
          </table:table-cell>
          <table:table-cell table:style-name="ce3" table:formula="of:=[.B72]-[.B71]" office:value-type="float" office:value="2.74000000000001" calcext:value-type="float">
            <text:p>2.74000000000001</text:p>
          </table:table-cell>
          <table:table-cell table:style-name="ce3" table:formula="of:=[.E72]/[.F72]" office:value-type="float" office:value="0.462789975703266" calcext:value-type="float">
            <text:p>0.462789975703266</text:p>
          </table:table-cell>
          <table:table-cell table:style-name="ce3" table:formula="of:=[.D72]/[.E72]" office:value-type="float" office:value="0.00116800416244492" calcext:value-type="float">
            <text:p>0.001168004162445</text:p>
          </table:table-cell>
          <table:table-cell table:number-columns-repeated="1016"/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194.89" calcext:value-type="float">
            <text:p>194.89</text:p>
          </table:table-cell>
          <table:table-cell table:style-name="ce3" table:formula="of:=0.2745*9.8*1.844*(1-COS(RADIANS([.A73])))" office:value-type="float" office:value="0.0709185763507145" calcext:value-type="float">
            <text:p>0.070918576350715</text:p>
          </table:table-cell>
          <table:table-cell table:style-name="ce3" table:formula="of:=[.C72]-[.C73]" office:value-type="float" office:value="0.00146619111124026" calcext:value-type="float">
            <text:p>0.00146619111124</text:p>
          </table:table-cell>
          <table:table-cell table:style-name="ce3" table:formula="of:=2*1.844*2*RADIANS(([.A72]+[.A73])/2)" office:value-type="float" office:value="1.25517098486424" calcext:value-type="float">
            <text:p>1.25517098486424</text:p>
          </table:table-cell>
          <table:table-cell table:style-name="ce3" table:formula="of:=[.B73]-[.B72]" office:value-type="float" office:value="2.69999999999999" calcext:value-type="float">
            <text:p>2.69999999999999</text:p>
          </table:table-cell>
          <table:table-cell table:style-name="ce3" table:formula="of:=[.E73]/[.F73]" office:value-type="float" office:value="0.464878142542314" calcext:value-type="float">
            <text:p>0.464878142542314</text:p>
          </table:table-cell>
          <table:table-cell table:style-name="ce3" table:formula="of:=[.D73]/[.E73]" office:value-type="float" office:value="0.00116812062174847" calcext:value-type="float">
            <text:p>0.001168120621748</text:p>
          </table:table-cell>
          <table:table-cell table:number-columns-repeated="1016"/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97.56" calcext:value-type="float">
            <text:p>197.56</text:p>
          </table:table-cell>
          <table:table-cell table:style-name="ce3" table:formula="of:=0.2745*9.8*1.844*(1-COS(RADIANS([.A74])))" office:value-type="float" office:value="0.0694672798877141" calcext:value-type="float">
            <text:p>0.069467279887714</text:p>
          </table:table-cell>
          <table:table-cell table:style-name="ce3" table:formula="of:=[.C73]-[.C74]" office:value-type="float" office:value="0.00145129646300039" calcext:value-type="float">
            <text:p>0.001451296463</text:p>
          </table:table-cell>
          <table:table-cell table:style-name="ce3" table:formula="of:=2*1.844*2*RADIANS(([.A73]+[.A74])/2)" office:value-type="float" office:value="1.24229743630153" calcext:value-type="float">
            <text:p>1.24229743630153</text:p>
          </table:table-cell>
          <table:table-cell table:style-name="ce3" table:formula="of:=[.B74]-[.B73]" office:value-type="float" office:value="2.67000000000002" calcext:value-type="float">
            <text:p>2.67000000000002</text:p>
          </table:table-cell>
          <table:table-cell table:style-name="ce3" table:formula="of:=[.E74]/[.F74]" office:value-type="float" office:value="0.465279938689709" calcext:value-type="float">
            <text:p>0.465279938689709</text:p>
          </table:table-cell>
          <table:table-cell table:style-name="ce3" table:formula="of:=[.D74]/[.E74]" office:value-type="float" office:value="0.00116823589954518" calcext:value-type="float">
            <text:p>0.001168235899545</text:p>
          </table:table-cell>
          <table:table-cell table:number-columns-repeated="4"/>
          <table:table-cell table:style-name="ce5"/>
          <table:table-cell table:number-columns-repeated="1011"/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99.8" calcext:value-type="float">
            <text:p>199.8</text:p>
          </table:table-cell>
          <table:table-cell table:style-name="ce3" table:formula="of:=0.2745*9.8*1.844*(1-COS(RADIANS([.A75])))" office:value-type="float" office:value="0.0680308824938552" calcext:value-type="float">
            <text:p>0.068030882493855</text:p>
          </table:table-cell>
          <table:table-cell table:style-name="ce3" table:formula="of:=[.C74]-[.C75]" office:value-type="float" office:value="0.00143639739385891" calcext:value-type="float">
            <text:p>0.001436397393859</text:p>
          </table:table-cell>
          <table:table-cell table:style-name="ce3" table:formula="of:=2*1.844*2*RADIANS(([.A74]+[.A75])/2)" office:value-type="float" office:value="1.22942388773882" calcext:value-type="float">
            <text:p>1.22942388773882</text:p>
          </table:table-cell>
          <table:table-cell table:style-name="ce3" table:formula="of:=[.B75]-[.B74]" office:value-type="float" office:value="2.24000000000001" calcext:value-type="float">
            <text:p>2.24000000000001</text:p>
          </table:table-cell>
          <table:table-cell table:style-name="ce3" table:formula="of:=[.E75]/[.F75]" office:value-type="float" office:value="0.5488499498834" calcext:value-type="float">
            <text:p>0.5488499498834</text:p>
          </table:table-cell>
          <table:table-cell table:style-name="ce3" table:formula="of:=[.D75]/[.E75]" office:value-type="float" office:value="0.00116834999562336" calcext:value-type="float">
            <text:p>0.001168349995623</text:p>
          </table:table-cell>
          <table:table-cell table:number-columns-repeated="1016"/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202.94" calcext:value-type="float">
            <text:p>202.94</text:p>
          </table:table-cell>
          <table:table-cell table:style-name="ce3" table:formula="of:=0.2745*9.8*1.844*(1-COS(RADIANS([.A76])))" office:value-type="float" office:value="0.0666093885446531" calcext:value-type="float">
            <text:p>0.066609388544653</text:p>
          </table:table-cell>
          <table:table-cell table:style-name="ce3" table:formula="of:=[.C75]-[.C76]" office:value-type="float" office:value="0.00142149394920209" calcext:value-type="float">
            <text:p>0.001421493949202</text:p>
          </table:table-cell>
          <table:table-cell table:style-name="ce3" table:formula="of:=2*1.844*2*RADIANS(([.A75]+[.A76])/2)" office:value-type="float" office:value="1.21655033917611" calcext:value-type="float">
            <text:p>1.21655033917611</text:p>
          </table:table-cell>
          <table:table-cell table:style-name="ce3" table:formula="of:=[.B76]-[.B75]" office:value-type="float" office:value="3.13999999999999" calcext:value-type="float">
            <text:p>3.13999999999999</text:p>
          </table:table-cell>
          <table:table-cell table:style-name="ce3" table:formula="of:=[.E76]/[.F76]" office:value-type="float" office:value="0.387436413750356" calcext:value-type="float">
            <text:p>0.387436413750356</text:p>
          </table:table-cell>
          <table:table-cell table:style-name="ce3" table:formula="of:=[.D76]/[.E76]" office:value-type="float" office:value="0.0011684629097755" calcext:value-type="float">
            <text:p>0.001168462909776</text:p>
          </table:table-cell>
          <table:table-cell table:number-columns-repeated="1016"/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205.75" calcext:value-type="float">
            <text:p>205.75</text:p>
          </table:table-cell>
          <table:table-cell table:style-name="ce3" table:formula="of:=0.2745*9.8*1.844*(1-COS(RADIANS([.A77])))" office:value-type="float" office:value="0.0652028023702242" calcext:value-type="float">
            <text:p>0.065202802370224</text:p>
          </table:table-cell>
          <table:table-cell table:style-name="ce3" table:formula="of:=[.C76]-[.C77]" office:value-type="float" office:value="0.00140658617442893" calcext:value-type="float">
            <text:p>0.001406586174429</text:p>
          </table:table-cell>
          <table:table-cell table:style-name="ce3" table:formula="of:=2*1.844*2*RADIANS(([.A76]+[.A77])/2)" office:value-type="float" office:value="1.2036767906134" calcext:value-type="float">
            <text:p>1.2036767906134</text:p>
          </table:table-cell>
          <table:table-cell table:style-name="ce3" table:formula="of:=[.B77]-[.B76]" office:value-type="float" office:value="2.81" calcext:value-type="float">
            <text:p>2.81</text:p>
          </table:table-cell>
          <table:table-cell table:style-name="ce3" table:formula="of:=[.E77]/[.F77]" office:value-type="float" office:value="0.428354729755659" calcext:value-type="float">
            <text:p>0.428354729755659</text:p>
          </table:table-cell>
          <table:table-cell table:style-name="ce3" table:formula="of:=[.D77]/[.E77]" office:value-type="float" office:value="0.00116857464179576" calcext:value-type="float">
            <text:p>0.001168574641796</text:p>
          </table:table-cell>
          <table:table-cell table:number-columns-repeated="1016"/>
        </table:table-row>
        <table:table-row table:style-name="ro1"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208.51" calcext:value-type="float">
            <text:p>208.51</text:p>
          </table:table-cell>
          <table:table-cell table:style-name="ce3" table:formula="of:=0.2745*9.8*1.844*(1-COS(RADIANS([.A78])))" office:value-type="float" office:value="0.0638111282552743" calcext:value-type="float">
            <text:p>0.063811128255274</text:p>
          </table:table-cell>
          <table:table-cell table:style-name="ce3" table:formula="of:=[.C77]-[.C78]" office:value-type="float" office:value="0.00139167411494993" calcext:value-type="float">
            <text:p>0.00139167411495</text:p>
          </table:table-cell>
          <table:table-cell table:style-name="ce3" table:formula="of:=2*1.844*2*RADIANS(([.A77]+[.A78])/2)" office:value-type="float" office:value="1.19080324205069" calcext:value-type="float">
            <text:p>1.19080324205069</text:p>
          </table:table-cell>
          <table:table-cell table:style-name="ce3" table:formula="of:=[.B78]-[.B77]" office:value-type="float" office:value="2.75999999999999" calcext:value-type="float">
            <text:p>2.75999999999999</text:p>
          </table:table-cell>
          <table:table-cell table:style-name="ce3" table:formula="of:=[.E78]/[.F78]" office:value-type="float" office:value="0.431450450018368" calcext:value-type="float">
            <text:p>0.431450450018368</text:p>
          </table:table-cell>
          <table:table-cell table:style-name="ce3" table:formula="of:=[.D78]/[.E78]" office:value-type="float" office:value="0.00116868519147909" calcext:value-type="float">
            <text:p>0.001168685191479</text:p>
          </table:table-cell>
          <table:table-cell table:number-columns-repeated="1016"/>
        </table:table-row>
        <table:table-row table:style-name="ro1"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210.55" calcext:value-type="float">
            <text:p>210.55</text:p>
          </table:table-cell>
          <table:table-cell table:style-name="ce3" table:formula="of:=0.2745*9.8*1.844*(1-COS(RADIANS([.A79])))" office:value-type="float" office:value="0.0624343704390843" calcext:value-type="float">
            <text:p>0.062434370439084</text:p>
          </table:table-cell>
          <table:table-cell table:style-name="ce3" table:formula="of:=[.C78]-[.C79]" office:value-type="float" office:value="0.00137675781618996" calcext:value-type="float">
            <text:p>0.00137675781619</text:p>
          </table:table-cell>
          <table:table-cell table:style-name="ce3" table:formula="of:=2*1.844*2*RADIANS(([.A78]+[.A79])/2)" office:value-type="float" office:value="1.17792969348798" calcext:value-type="float">
            <text:p>1.17792969348798</text:p>
          </table:table-cell>
          <table:table-cell table:style-name="ce3" table:formula="of:=[.B79]-[.B78]" office:value-type="float" office:value="2.04000000000002" calcext:value-type="float">
            <text:p>2.04000000000002</text:p>
          </table:table-cell>
          <table:table-cell table:style-name="ce3" table:formula="of:=[.E79]/[.F79]" office:value-type="float" office:value="0.577416516415671" calcext:value-type="float">
            <text:p>0.577416516415671</text:p>
          </table:table-cell>
          <table:table-cell table:style-name="ce3" table:formula="of:=[.D79]/[.E79]" office:value-type="float" office:value="0.00116879455862363" calcext:value-type="float">
            <text:p>0.001168794558624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13.98" calcext:value-type="float">
            <text:p>213.98</text:p>
          </table:table-cell>
          <table:table-cell table:style-name="ce3" table:formula="of:=0.2745*9.8*1.844*(1-COS(RADIANS([.A80])))" office:value-type="float" office:value="0.0610725331154967" calcext:value-type="float">
            <text:p>0.061072533115497</text:p>
          </table:table-cell>
          <table:table-cell table:style-name="ce3" table:formula="of:=[.C79]-[.C80]" office:value-type="float" office:value="0.00136183732358763" calcext:value-type="float">
            <text:p>0.001361837323588</text:p>
          </table:table-cell>
          <table:table-cell table:style-name="ce3" table:formula="of:=2*1.844*2*RADIANS(([.A79]+[.A80])/2)" office:value-type="float" office:value="1.16505614492527" calcext:value-type="float">
            <text:p>1.16505614492527</text:p>
          </table:table-cell>
          <table:table-cell table:style-name="ce3" table:formula="of:=[.B80]-[.B79]" office:value-type="float" office:value="3.42999999999998" calcext:value-type="float">
            <text:p>3.42999999999998</text:p>
          </table:table-cell>
          <table:table-cell table:style-name="ce3" table:formula="of:=[.E80]/[.F80]" office:value-type="float" office:value="0.339666514555475" calcext:value-type="float">
            <text:p>0.339666514555475</text:p>
          </table:table-cell>
          <table:table-cell table:style-name="ce3" table:formula="of:=[.D80]/[.E80]" office:value-type="float" office:value="0.00116890274303045" calcext:value-type="float">
            <text:p>0.00116890274303</text:p>
          </table:table-cell>
          <table:table-cell table:number-columns-repeated="1016"/>
        </table:table-row>
        <table:table-row table:style-name="ro1"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216.7" calcext:value-type="float">
            <text:p>216.7</text:p>
          </table:table-cell>
          <table:table-cell table:style-name="ce3" table:formula="of:=0.2745*9.8*1.844*(1-COS(RADIANS([.A81])))" office:value-type="float" office:value="0.0597256204329052" calcext:value-type="float">
            <text:p>0.059725620432905</text:p>
          </table:table-cell>
          <table:table-cell table:style-name="ce3" table:formula="of:=[.C80]-[.C81]" office:value-type="float" office:value="0.00134691268259146" calcext:value-type="float">
            <text:p>0.001346912682591</text:p>
          </table:table-cell>
          <table:table-cell table:style-name="ce3" table:formula="of:=2*1.844*2*RADIANS(([.A80]+[.A81])/2)" office:value-type="float" office:value="1.15218259636256" calcext:value-type="float">
            <text:p>1.15218259636256</text:p>
          </table:table-cell>
          <table:table-cell table:style-name="ce3" table:formula="of:=[.B81]-[.B80]" office:value-type="float" office:value="2.72" calcext:value-type="float">
            <text:p>2.72</text:p>
          </table:table-cell>
          <table:table-cell table:style-name="ce3" table:formula="of:=[.E81]/[.F81]" office:value-type="float" office:value="0.423596542780353" calcext:value-type="float">
            <text:p>0.423596542780353</text:p>
          </table:table-cell>
          <table:table-cell table:style-name="ce3" table:formula="of:=[.D81]/[.E81]" office:value-type="float" office:value="0.00116900974450028" calcext:value-type="float">
            <text:p>0.0011690097445</text:p>
          </table:table-cell>
          <table:table-cell table:number-columns-repeated="1016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19.51" calcext:value-type="float">
            <text:p>219.51</text:p>
          </table:table-cell>
          <table:table-cell table:style-name="ce3" table:formula="of:=0.2745*9.8*1.844*(1-COS(RADIANS([.A82])))" office:value-type="float" office:value="0.0583936364942387" calcext:value-type="float">
            <text:p>0.058393636494239</text:p>
          </table:table-cell>
          <table:table-cell table:style-name="ce3" table:formula="of:=[.C81]-[.C82]" office:value-type="float" office:value="0.00133198393866651" calcext:value-type="float">
            <text:p>0.001331983938667</text:p>
          </table:table-cell>
          <table:table-cell table:style-name="ce3" table:formula="of:=2*1.844*2*RADIANS(([.A81]+[.A82])/2)" office:value-type="float" office:value="1.13930904779985" calcext:value-type="float">
            <text:p>1.13930904779985</text:p>
          </table:table-cell>
          <table:table-cell table:style-name="ce3" table:formula="of:=[.B82]-[.B81]" office:value-type="float" office:value="2.81" calcext:value-type="float">
            <text:p>2.81</text:p>
          </table:table-cell>
          <table:table-cell table:style-name="ce3" table:formula="of:=[.E82]/[.F82]" office:value-type="float" office:value="0.405448059715249" calcext:value-type="float">
            <text:p>0.405448059715249</text:p>
          </table:table-cell>
          <table:table-cell table:style-name="ce3" table:formula="of:=[.D82]/[.E82]" office:value-type="float" office:value="0.00116911556283938" calcext:value-type="float">
            <text:p>0.001169115562839</text:p>
          </table:table-cell>
          <table:table-cell table:number-columns-repeated="1016"/>
        </table:table-row>
        <table:table-row table:style-name="ro1"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222.24" calcext:value-type="float">
            <text:p>222.24</text:p>
          </table:table-cell>
          <table:table-cell table:style-name="ce3" table:formula="of:=0.2745*9.8*1.844*(1-COS(RADIANS([.A83])))" office:value-type="float" office:value="0.0557744710330092" calcext:value-type="float">
            <text:p>0.055774471033009</text:p>
          </table:table-cell>
          <table:table-cell table:style-name="ce3" table:formula="of:=[.C82]-[.C83]" office:value-type="float" office:value="0.00261916546122948" calcext:value-type="float">
            <text:p>0.002619165461229</text:p>
          </table:table-cell>
          <table:table-cell table:style-name="ce3" table:formula="of:=2*1.844*2*RADIANS(([.A82]+[.A83])/2)" office:value-type="float" office:value="1.11999872495579" calcext:value-type="float">
            <text:p>1.11999872495579</text:p>
          </table:table-cell>
          <table:table-cell table:style-name="ce3" table:formula="of:=[.B83]-[.B82]" office:value-type="float" office:value="2.73000000000002" calcext:value-type="float">
            <text:p>2.73000000000002</text:p>
          </table:table-cell>
          <table:table-cell table:style-name="ce3" table:formula="of:=[.E83]/[.F83]" office:value-type="float" office:value="0.410255943207245" calcext:value-type="float">
            <text:p>0.410255943207245</text:p>
          </table:table-cell>
          <table:table-cell table:style-name="ce3" table:formula="of:=[.D83]/[.E83]" office:value-type="float" office:value="0.00233854325265672" calcext:value-type="float">
            <text:p>0.002338543252657</text:p>
          </table:table-cell>
          <table:table-cell table:number-columns-repeated="1016"/>
        </table:table-row>
        <table:table-row table:style-name="ro2"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224.9" calcext:value-type="float">
            <text:p>224.9</text:p>
          </table:table-cell>
          <table:table-cell table:style-name="ce3" table:formula="of:=0.2745*9.8*1.844*(1-COS(RADIANS([.A84])))" office:value-type="float" office:value="0.0544872974888783" calcext:value-type="float">
            <text:p>0.054487297488878</text:p>
          </table:table-cell>
          <table:table-cell table:style-name="ce3" table:formula="of:=[.C83]-[.C84]" office:value-type="float" office:value="0.00128717354413089" calcext:value-type="float">
            <text:p>0.001287173544131</text:p>
          </table:table-cell>
          <table:table-cell table:style-name="ce3" table:formula="of:=2*1.844*2*RADIANS(([.A83]+[.A84])/2)" office:value-type="float" office:value="1.10068840211172" calcext:value-type="float">
            <text:p>1.10068840211172</text:p>
          </table:table-cell>
          <table:table-cell table:style-name="ce3" table:formula="of:=[.B84]-[.B83]" office:value-type="float" office:value="2.66" calcext:value-type="float">
            <text:p>2.66</text:p>
          </table:table-cell>
          <table:table-cell table:style-name="ce3" table:formula="of:=[.E84]/[.F84]" office:value-type="float" office:value="0.413792632372828" calcext:value-type="float">
            <text:p>0.413792632372828</text:p>
          </table:table-cell>
          <table:table-cell table:style-name="ce3" table:formula="of:=[.D84]/[.E84]" office:value-type="float" office:value="0.00116942591714548" calcext:value-type="float">
            <text:p>0.001169425917145</text:p>
          </table:table-cell>
          <table:table-cell table:number-columns-repeated="1016"/>
        </table:table-row>
        <table:table-row table:style-name="ro1"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227.61" calcext:value-type="float">
            <text:p>227.61</text:p>
          </table:table-cell>
          <table:table-cell table:style-name="ce3" table:formula="of:=0.2745*9.8*1.844*(1-COS(RADIANS([.A85])))" office:value-type="float" office:value="0.0532150686455128" calcext:value-type="float">
            <text:p>0.053215068645513</text:p>
          </table:table-cell>
          <table:table-cell table:style-name="ce3" table:formula="of:=[.C84]-[.C85]" office:value-type="float" office:value="0.0012722288433655" calcext:value-type="float">
            <text:p>0.001272228843366</text:p>
          </table:table-cell>
          <table:table-cell table:style-name="ce3" table:formula="of:=2*1.844*2*RADIANS(([.A84]+[.A85])/2)" office:value-type="float" office:value="1.08781485354901" calcext:value-type="float">
            <text:p>1.08781485354901</text:p>
          </table:table-cell>
          <table:table-cell table:style-name="ce3" table:formula="of:=[.B85]-[.B84]" office:value-type="float" office:value="2.71000000000001" calcext:value-type="float">
            <text:p>2.71000000000001</text:p>
          </table:table-cell>
          <table:table-cell table:style-name="ce3" table:formula="of:=[.E85]/[.F85]" office:value-type="float" office:value="0.401407695036534" calcext:value-type="float">
            <text:p>0.401407695036534</text:p>
          </table:table-cell>
          <table:table-cell table:style-name="ce3" table:formula="of:=[.D85]/[.E85]" office:value-type="float" office:value="0.00116952700104695" calcext:value-type="float">
            <text:p>0.001169527001047</text:p>
          </table:table-cell>
          <table:table-cell table:number-columns-repeated="1016"/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230.37" calcext:value-type="float">
            <text:p>230.37</text:p>
          </table:table-cell>
          <table:table-cell table:style-name="ce3" table:formula="of:=0.2745*9.8*1.844*(1-COS(RADIANS([.A86])))" office:value-type="float" office:value="0.0519577883783422" calcext:value-type="float">
            <text:p>0.051957788378342</text:p>
          </table:table-cell>
          <table:table-cell table:style-name="ce3" table:formula="of:=[.C85]-[.C86]" office:value-type="float" office:value="0.00125728026717062" calcext:value-type="float">
            <text:p>0.001257280267171</text:p>
          </table:table-cell>
          <table:table-cell table:style-name="ce3" table:formula="of:=2*1.844*2*RADIANS(([.A85]+[.A86])/2)" office:value-type="float" office:value="1.0749413049863" calcext:value-type="float">
            <text:p>1.0749413049863</text:p>
          </table:table-cell>
          <table:table-cell table:style-name="ce3" table:formula="of:=[.B86]-[.B85]" office:value-type="float" office:value="2.75999999999999" calcext:value-type="float">
            <text:p>2.75999999999999</text:p>
          </table:table-cell>
          <table:table-cell table:style-name="ce3" table:formula="of:=[.E86]/[.F86]" office:value-type="float" office:value="0.389471487313878" calcext:value-type="float">
            <text:p>0.389471487313878</text:p>
          </table:table-cell>
          <table:table-cell table:style-name="ce3" table:formula="of:=[.D86]/[.E86]" office:value-type="float" office:value="0.00116962690087218" calcext:value-type="float">
            <text:p>0.001169626900872</text:p>
          </table:table-cell>
          <table:table-cell table:number-columns-repeated="1016"/>
        </table:table-row>
        <table:table-row table:style-name="ro1"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233.15" calcext:value-type="float">
            <text:p>233.15</text:p>
          </table:table-cell>
          <table:table-cell table:style-name="ce3" table:formula="of:=0.2745*9.8*1.844*(1-COS(RADIANS([.A87])))" office:value-type="float" office:value="0.0507154605172604" calcext:value-type="float">
            <text:p>0.050715460517261</text:p>
          </table:table-cell>
          <table:table-cell table:style-name="ce3" table:formula="of:=[.C86]-[.C87]" office:value-type="float" office:value="0.00124232786108179" calcext:value-type="float">
            <text:p>0.001242327861082</text:p>
          </table:table-cell>
          <table:table-cell table:style-name="ce3" table:formula="of:=2*1.844*2*RADIANS(([.A86]+[.A87])/2)" office:value-type="float" office:value="1.06206775642359" calcext:value-type="float">
            <text:p>1.06206775642359</text:p>
          </table:table-cell>
          <table:table-cell table:style-name="ce3" table:formula="of:=[.B87]-[.B86]" office:value-type="float" office:value="2.78" calcext:value-type="float">
            <text:p>2.78</text:p>
          </table:table-cell>
          <table:table-cell table:style-name="ce3" table:formula="of:=[.E87]/[.F87]" office:value-type="float" office:value="0.382038761303449" calcext:value-type="float">
            <text:p>0.382038761303449</text:p>
          </table:table-cell>
          <table:table-cell table:style-name="ce3" table:formula="of:=[.D87]/[.E87]" office:value-type="float" office:value="0.00116972561643827" calcext:value-type="float">
            <text:p>0.001169725616438</text:p>
          </table:table-cell>
          <table:table-cell table:number-columns-repeated="1016"/>
        </table:table-row>
        <table:table-row table:style-name="ro1"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235.83" calcext:value-type="float">
            <text:p>235.83</text:p>
          </table:table-cell>
          <table:table-cell table:style-name="ce3" table:formula="of:=0.2745*9.8*1.844*(1-COS(RADIANS([.A88])))" office:value-type="float" office:value="0.0494880888466137" calcext:value-type="float">
            <text:p>0.049488088846614</text:p>
          </table:table-cell>
          <table:table-cell table:style-name="ce3" table:formula="of:=[.C87]-[.C88]" office:value-type="float" office:value="0.00122737167064669" calcext:value-type="float">
            <text:p>0.001227371670647</text:p>
          </table:table-cell>
          <table:table-cell table:style-name="ce3" table:formula="of:=2*1.844*2*RADIANS(([.A87]+[.A88])/2)" office:value-type="float" office:value="1.04919420786088" calcext:value-type="float">
            <text:p>1.04919420786088</text:p>
          </table:table-cell>
          <table:table-cell table:style-name="ce3" table:formula="of:=[.B88]-[.B87]" office:value-type="float" office:value="2.68000000000001" calcext:value-type="float">
            <text:p>2.68000000000001</text:p>
          </table:table-cell>
          <table:table-cell table:style-name="ce3" table:formula="of:=[.E88]/[.F88]" office:value-type="float" office:value="0.391490376067491" calcext:value-type="float">
            <text:p>0.391490376067491</text:p>
          </table:table-cell>
          <table:table-cell table:style-name="ce3" table:formula="of:=[.D88]/[.E88]" office:value-type="float" office:value="0.00116982314756491" calcext:value-type="float">
            <text:p>0.001169823147565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38.55" calcext:value-type="float">
            <text:p>238.55</text:p>
          </table:table-cell>
          <table:table-cell table:style-name="ce3" table:formula="of:=0.2745*9.8*1.844*(1-COS(RADIANS([.A89])))" office:value-type="float" office:value="0.0482756771051881" calcext:value-type="float">
            <text:p>0.048275677105188</text:p>
          </table:table-cell>
          <table:table-cell table:style-name="ce3" table:formula="of:=[.C88]-[.C89]" office:value-type="float" office:value="0.00121241174142563" calcext:value-type="float">
            <text:p>0.001212411741426</text:p>
          </table:table-cell>
          <table:table-cell table:style-name="ce3" table:formula="of:=2*1.844*2*RADIANS(([.A88]+[.A89])/2)" office:value-type="float" office:value="1.03632065929817" calcext:value-type="float">
            <text:p>1.03632065929817</text:p>
          </table:table-cell>
          <table:table-cell table:style-name="ce3" table:formula="of:=[.B89]-[.B88]" office:value-type="float" office:value="2.72" calcext:value-type="float">
            <text:p>2.72</text:p>
          </table:table-cell>
          <table:table-cell table:style-name="ce3" table:formula="of:=[.E89]/[.F89]" office:value-type="float" office:value="0.381000242389033" calcext:value-type="float">
            <text:p>0.381000242389033</text:p>
          </table:table-cell>
          <table:table-cell table:style-name="ce3" table:formula="of:=[.D89]/[.E89]" office:value-type="float" office:value="0.00116991949407504" calcext:value-type="float">
            <text:p>0.001169919494075</text:p>
          </table:table-cell>
          <table:table-cell table:number-columns-repeated="1016"/>
        </table:table-row>
        <table:table-row table:style-name="ro1"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241.27" calcext:value-type="float">
            <text:p>241.27</text:p>
          </table:table-cell>
          <table:table-cell table:style-name="ce3" table:formula="of:=0.2745*9.8*1.844*(1-COS(RADIANS([.A90])))" office:value-type="float" office:value="0.0470782289862015" calcext:value-type="float">
            <text:p>0.047078228986202</text:p>
          </table:table-cell>
          <table:table-cell table:style-name="ce3" table:formula="of:=[.C89]-[.C90]" office:value-type="float" office:value="0.00119744811898666" calcext:value-type="float">
            <text:p>0.001197448118987</text:p>
          </table:table-cell>
          <table:table-cell table:style-name="ce3" table:formula="of:=2*1.844*2*RADIANS(([.A89]+[.A90])/2)" office:value-type="float" office:value="1.02344711073546" calcext:value-type="float">
            <text:p>1.02344711073546</text:p>
          </table:table-cell>
          <table:table-cell table:style-name="ce3" table:formula="of:=[.B90]-[.B89]" office:value-type="float" office:value="2.72" calcext:value-type="float">
            <text:p>2.72</text:p>
          </table:table-cell>
          <table:table-cell table:style-name="ce3" table:formula="of:=[.E90]/[.F90]" office:value-type="float" office:value="0.376267320123331" calcext:value-type="float">
            <text:p>0.376267320123331</text:p>
          </table:table-cell>
          <table:table-cell table:style-name="ce3" table:formula="of:=[.D90]/[.E90]" office:value-type="float" office:value="0.00117001465579023" calcext:value-type="float">
            <text:p>0.00117001465579</text:p>
          </table:table-cell>
          <table:table-cell table:number-columns-repeated="1016"/>
        </table:table-row>
        <table:table-row table:style-name="ro1"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244.07" calcext:value-type="float">
            <text:p>244.07</text:p>
          </table:table-cell>
          <table:table-cell table:style-name="ce3" table:formula="of:=0.2745*9.8*1.844*(1-COS(RADIANS([.A91])))" office:value-type="float" office:value="0.0458957481372871" calcext:value-type="float">
            <text:p>0.045895748137287</text:p>
          </table:table-cell>
          <table:table-cell table:style-name="ce3" table:formula="of:=[.C90]-[.C91]" office:value-type="float" office:value="0.00118248084891433" calcext:value-type="float">
            <text:p>0.001182480848914</text:p>
          </table:table-cell>
          <table:table-cell table:style-name="ce3" table:formula="of:=2*1.844*2*RADIANS(([.A90]+[.A91])/2)" office:value-type="float" office:value="1.01057356217275" calcext:value-type="float">
            <text:p>1.01057356217275</text:p>
          </table:table-cell>
          <table:table-cell table:style-name="ce3" table:formula="of:=[.B91]-[.B90]" office:value-type="float" office:value="2.79999999999998" calcext:value-type="float">
            <text:p>2.79999999999998</text:p>
          </table:table-cell>
          <table:table-cell table:style-name="ce3" table:formula="of:=[.E91]/[.F91]" office:value-type="float" office:value="0.360919129347412" calcext:value-type="float">
            <text:p>0.360919129347412</text:p>
          </table:table-cell>
          <table:table-cell table:style-name="ce3" table:formula="of:=[.D91]/[.E91]" office:value-type="float" office:value="0.00117010863253931" calcext:value-type="float">
            <text:p>0.001170108632539</text:p>
          </table:table-cell>
          <table:table-cell table:number-columns-repeated="1016"/>
        </table:table-row>
        <table:table-row table:style-name="ro1"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246.77" calcext:value-type="float">
            <text:p>246.77</text:p>
          </table:table-cell>
          <table:table-cell table:style-name="ce4" table:formula="of:=0.2745*9.8*1.844*(1-COS(RADIANS([.A92])))" office:value-type="float" office:value="0.0458957481372871" calcext:value-type="float">
            <text:p>0.045895748137287</text:p>
          </table:table-cell>
          <table:table-cell table:style-name="ce4" table:formula="of:=[.C91]-[.C92]" office:value-type="float" office:value="0" calcext:value-type="float">
            <text:p>0</text:p>
          </table:table-cell>
          <table:table-cell table:style-name="ce4" table:formula="of:=2*1.844*2*RADIANS(([.A91]+[.A92])/2)" office:value-type="float" office:value="1.00413678789139" calcext:value-type="float">
            <text:p>1.00413678789139</text:p>
          </table:table-cell>
          <table:table-cell table:style-name="ce4" table:formula="of:=[.B92]-[.B91]" office:value-type="float" office:value="2.70000000000002" calcext:value-type="float">
            <text:p>2.70000000000002</text:p>
          </table:table-cell>
          <table:table-cell table:style-name="ce4" table:formula="of:=[.E92]/[.F92]" office:value-type="float" office:value="0.371902514033847" calcext:value-type="float">
            <text:p>0.371902514033847</text:p>
          </table:table-cell>
          <table:table-cell table:style-name="ce4" table:formula="of:=[.D92]/[.E9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249.44" calcext:value-type="float">
            <text:p>249.44</text:p>
          </table:table-cell>
          <table:table-cell table:style-name="ce3" table:formula="of:=0.2745*9.8*1.844*(1-COS(RADIANS([.A93])))" office:value-type="float" office:value="0.0447282381604873" calcext:value-type="float">
            <text:p>0.044728238160487</text:p>
          </table:table-cell>
          <table:table-cell table:style-name="ce3" table:formula="of:=[.C92]-[.C93]" office:value-type="float" office:value="0.00116750997679983" calcext:value-type="float">
            <text:p>0.0011675099768</text:p>
          </table:table-cell>
          <table:table-cell table:style-name="ce3" table:formula="of:=2*1.844*2*RADIANS(([.A92]+[.A93])/2)" office:value-type="float" office:value="0.997700013610038" calcext:value-type="float">
            <text:p>0.997700013610038</text:p>
          </table:table-cell>
          <table:table-cell table:style-name="ce3" table:formula="of:=[.B93]-[.B92]" office:value-type="float" office:value="2.66999999999999" calcext:value-type="float">
            <text:p>2.66999999999999</text:p>
          </table:table-cell>
          <table:table-cell table:style-name="ce3" table:formula="of:=[.E93]/[.F93]" office:value-type="float" office:value="0.373670417082413" calcext:value-type="float">
            <text:p>0.373670417082413</text:p>
          </table:table-cell>
          <table:table-cell table:style-name="ce3" table:formula="of:=[.D93]/[.E93]" office:value-type="float" office:value="0.00117020142414888" calcext:value-type="float">
            <text:p>0.001170201424149</text:p>
          </table:table-cell>
          <table:table-cell table:number-columns-repeated="1016"/>
        </table:table-row>
        <table:table-row table:style-name="ro1"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252.07" calcext:value-type="float">
            <text:p>252.07</text:p>
          </table:table-cell>
          <table:table-cell table:style-name="ce3" table:formula="of:=0.2745*9.8*1.844*(1-COS(RADIANS([.A94])))" office:value-type="float" office:value="0.0435757026122403" calcext:value-type="float">
            <text:p>0.04357570261224</text:p>
          </table:table-cell>
          <table:table-cell table:style-name="ce3" table:formula="of:=[.C93]-[.C94]" office:value-type="float" office:value="0.00115253554824696" calcext:value-type="float">
            <text:p>0.001152535548247</text:p>
          </table:table-cell>
          <table:table-cell table:style-name="ce3" table:formula="of:=2*1.844*2*RADIANS(([.A93]+[.A94])/2)" office:value-type="float" office:value="0.984826465047328" calcext:value-type="float">
            <text:p>0.984826465047328</text:p>
          </table:table-cell>
          <table:table-cell table:style-name="ce3" table:formula="of:=[.B94]-[.B93]" office:value-type="float" office:value="2.63" calcext:value-type="float">
            <text:p>2.63</text:p>
          </table:table-cell>
          <table:table-cell table:style-name="ce3" table:formula="of:=[.E94]/[.F94]" office:value-type="float" office:value="0.37445873195716" calcext:value-type="float">
            <text:p>0.37445873195716</text:p>
          </table:table-cell>
          <table:table-cell table:style-name="ce3" table:formula="of:=[.D94]/[.E94]" office:value-type="float" office:value="0.00117029303044936" calcext:value-type="float">
            <text:p>0.001170293030449</text:p>
          </table:table-cell>
          <table:table-cell table:number-columns-repeated="1016"/>
        </table:table-row>
        <table:table-row table:style-name="ro1"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254.98" calcext:value-type="float">
            <text:p>254.98</text:p>
          </table:table-cell>
          <table:table-cell table:style-name="ce4" table:formula="of:=0.2745*9.8*1.844*(1-COS(RADIANS([.A95])))" office:value-type="float" office:value="0.0435757026122403" calcext:value-type="float">
            <text:p>0.04357570261224</text:p>
          </table:table-cell>
          <table:table-cell table:style-name="ce4" table:formula="of:=[.C94]-[.C95]" office:value-type="float" office:value="0" calcext:value-type="float">
            <text:p>0</text:p>
          </table:table-cell>
          <table:table-cell table:style-name="ce4" table:formula="of:=2*1.844*2*RADIANS(([.A94]+[.A95])/2)" office:value-type="float" office:value="0.978389690765973" calcext:value-type="float">
            <text:p>0.978389690765973</text:p>
          </table:table-cell>
          <table:table-cell table:style-name="ce4" table:formula="of:=[.B95]-[.B94]" office:value-type="float" office:value="2.91" calcext:value-type="float">
            <text:p>2.91</text:p>
          </table:table-cell>
          <table:table-cell table:style-name="ce4" table:formula="of:=[.E95]/[.F95]" office:value-type="float" office:value="0.336216388579373" calcext:value-type="float">
            <text:p>0.336216388579373</text:p>
          </table:table-cell>
          <table:table-cell table:style-name="ce4" table:formula="of:=[.D95]/[.E9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257.64" calcext:value-type="float">
            <text:p>257.64</text:p>
          </table:table-cell>
          <table:table-cell table:style-name="ce3" table:formula="of:=0.2745*9.8*1.844*(1-COS(RADIANS([.A96])))" office:value-type="float" office:value="0.0424381450033686" calcext:value-type="float">
            <text:p>0.042438145003369</text:p>
          </table:table-cell>
          <table:table-cell table:style-name="ce3" table:formula="of:=[.C95]-[.C96]" office:value-type="float" office:value="0.00113755760887171" calcext:value-type="float">
            <text:p>0.001137557608872</text:p>
          </table:table-cell>
          <table:table-cell table:style-name="ce3" table:formula="of:=2*1.844*2*RADIANS(([.A95]+[.A96])/2)" office:value-type="float" office:value="0.971952916484618" calcext:value-type="float">
            <text:p>0.971952916484618</text:p>
          </table:table-cell>
          <table:table-cell table:style-name="ce3" table:formula="of:=[.B96]-[.B95]" office:value-type="float" office:value="2.66" calcext:value-type="float">
            <text:p>2.66</text:p>
          </table:table-cell>
          <table:table-cell table:style-name="ce3" table:formula="of:=[.E96]/[.F96]" office:value-type="float" office:value="0.365395833264894" calcext:value-type="float">
            <text:p>0.365395833264894</text:p>
          </table:table-cell>
          <table:table-cell table:style-name="ce3" table:formula="of:=[.D96]/[.E96]" office:value-type="float" office:value="0.00117038345127464" calcext:value-type="float">
            <text:p>0.001170383451275</text:p>
          </table:table-cell>
          <table:table-cell table:number-columns-repeated="1016"/>
        </table:table-row>
        <table:table-row table:style-name="ro1"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260.44" calcext:value-type="float">
            <text:p>260.44</text:p>
          </table:table-cell>
          <table:table-cell table:style-name="ce4" table:formula="of:=0.2745*9.8*1.844*(1-COS(RADIANS([.A97])))" office:value-type="float" office:value="0.0424381450033686" calcext:value-type="float">
            <text:p>0.042438145003369</text:p>
          </table:table-cell>
          <table:table-cell table:style-name="ce4" table:formula="of:=[.C96]-[.C97]" office:value-type="float" office:value="0" calcext:value-type="float">
            <text:p>0</text:p>
          </table:table-cell>
          <table:table-cell table:style-name="ce4" table:formula="of:=2*1.844*2*RADIANS(([.A96]+[.A97])/2)" office:value-type="float" office:value="0.965516142203263" calcext:value-type="float">
            <text:p>0.965516142203263</text:p>
          </table:table-cell>
          <table:table-cell table:style-name="ce4" table:formula="of:=[.B97]-[.B96]" office:value-type="float" office:value="2.80000000000001" calcext:value-type="float">
            <text:p>2.80000000000001</text:p>
          </table:table-cell>
          <table:table-cell table:style-name="ce4" table:formula="of:=[.E97]/[.F97]" office:value-type="float" office:value="0.344827193644021" calcext:value-type="float">
            <text:p>0.344827193644021</text:p>
          </table:table-cell>
          <table:table-cell table:style-name="ce4" table:formula="of:=[.D97]/[.E9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63.17" calcext:value-type="float">
            <text:p>263.17</text:p>
          </table:table-cell>
          <table:table-cell table:style-name="ce3" table:formula="of:=0.2745*9.8*1.844*(1-COS(RADIANS([.A98])))" office:value-type="float" office:value="0.0413155687990703" calcext:value-type="float">
            <text:p>0.04131556879907</text:p>
          </table:table-cell>
          <table:table-cell table:style-name="ce3" table:formula="of:=[.C97]-[.C98]" office:value-type="float" office:value="0.00112257620429828" calcext:value-type="float">
            <text:p>0.001122576204298</text:p>
          </table:table-cell>
          <table:table-cell table:style-name="ce3" table:formula="of:=2*1.844*2*RADIANS(([.A97]+[.A98])/2)" office:value-type="float" office:value="0.959079367921908" calcext:value-type="float">
            <text:p>0.959079367921908</text:p>
          </table:table-cell>
          <table:table-cell table:style-name="ce3" table:formula="of:=[.B98]-[.B97]" office:value-type="float" office:value="2.73000000000002" calcext:value-type="float">
            <text:p>2.73000000000002</text:p>
          </table:table-cell>
          <table:table-cell table:style-name="ce3" table:formula="of:=[.E98]/[.F98]" office:value-type="float" office:value="0.351311123780916" calcext:value-type="float">
            <text:p>0.351311123780916</text:p>
          </table:table-cell>
          <table:table-cell table:style-name="ce3" table:formula="of:=[.D98]/[.E98]" office:value-type="float" office:value="0.0011704726864583" calcext:value-type="float">
            <text:p>0.001170472686458</text:p>
          </table:table-cell>
          <table:table-cell table:number-columns-repeated="1016"/>
        </table:table-row>
        <table:table-row table:style-name="ro1"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265.08" calcext:value-type="float">
            <text:p>265.08</text:p>
          </table:table-cell>
          <table:table-cell table:style-name="ce3" table:formula="of:=0.2745*9.8*1.844*(1-COS(RADIANS([.A99])))" office:value-type="float" office:value="0.0402079774189068" calcext:value-type="float">
            <text:p>0.040207977418907</text:p>
          </table:table-cell>
          <table:table-cell table:style-name="ce3" table:formula="of:=[.C98]-[.C99]" office:value-type="float" office:value="0.00110759138016354" calcext:value-type="float">
            <text:p>0.001107591380164</text:p>
          </table:table-cell>
          <table:table-cell table:style-name="ce3" table:formula="of:=2*1.844*2*RADIANS(([.A98]+[.A99])/2)" office:value-type="float" office:value="0.946205819359198" calcext:value-type="float">
            <text:p>0.946205819359198</text:p>
          </table:table-cell>
          <table:table-cell table:style-name="ce3" table:formula="of:=[.B99]-[.B98]" office:value-type="float" office:value="1.90999999999997" calcext:value-type="float">
            <text:p>1.90999999999997</text:p>
          </table:table-cell>
          <table:table-cell table:style-name="ce3" table:formula="of:=[.E99]/[.F99]" office:value-type="float" office:value="0.495395716941997" calcext:value-type="float">
            <text:p>0.495395716941997</text:p>
          </table:table-cell>
          <table:table-cell table:style-name="ce3" table:formula="of:=[.D99]/[.E99]" office:value-type="float" office:value="0.00117056073583826" calcext:value-type="float">
            <text:p>0.001170560735838</text:p>
          </table:table-cell>
          <table:table-cell table:number-columns-repeated="1016"/>
        </table:table-row>
        <table:table-row table:style-name="ro1"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268.58" calcext:value-type="float">
            <text:p>268.58</text:p>
          </table:table-cell>
          <table:table-cell table:style-name="ce4" table:formula="of:=0.2745*9.8*1.844*(1-COS(RADIANS([.A100])))" office:value-type="float" office:value="0.0402079774189068" calcext:value-type="float">
            <text:p>0.040207977418907</text:p>
          </table:table-cell>
          <table:table-cell table:style-name="ce4" table:formula="of:=[.C99]-[.C100]" office:value-type="float" office:value="0" calcext:value-type="float">
            <text:p>0</text:p>
          </table:table-cell>
          <table:table-cell table:style-name="ce4" table:formula="of:=2*1.844*2*RADIANS(([.A99]+[.A100])/2)" office:value-type="float" office:value="0.939769045077843" calcext:value-type="float">
            <text:p>0.939769045077843</text:p>
          </table:table-cell>
          <table:table-cell table:style-name="ce4" table:formula="of:=[.B100]-[.B99]" office:value-type="float" office:value="3.5" calcext:value-type="float">
            <text:p>3.5</text:p>
          </table:table-cell>
          <table:table-cell table:style-name="ce4" table:formula="of:=[.E100]/[.F100]" office:value-type="float" office:value="0.268505441450812" calcext:value-type="float">
            <text:p>0.268505441450812</text:p>
          </table:table-cell>
          <table:table-cell table:style-name="ce4" table:formula="of:=[.D100]/[.E10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271.25" calcext:value-type="float">
            <text:p>271.25</text:p>
          </table:table-cell>
          <table:table-cell table:style-name="ce3" table:formula="of:=0.2745*9.8*1.844*(1-COS(RADIANS([.A101])))" office:value-type="float" office:value="0.0391153742367941" calcext:value-type="float">
            <text:p>0.039115374236794</text:p>
          </table:table-cell>
          <table:table-cell table:style-name="ce3" table:formula="of:=[.C100]-[.C101]" office:value-type="float" office:value="0.00109260318211264" calcext:value-type="float">
            <text:p>0.001092603182113</text:p>
          </table:table-cell>
          <table:table-cell table:style-name="ce3" table:formula="of:=2*1.844*2*RADIANS(([.A100]+[.A101])/2)" office:value-type="float" office:value="0.933332270796488" calcext:value-type="float">
            <text:p>0.933332270796488</text:p>
          </table:table-cell>
          <table:table-cell table:style-name="ce3" table:formula="of:=[.B101]-[.B100]" office:value-type="float" office:value="2.67000000000002" calcext:value-type="float">
            <text:p>2.67000000000002</text:p>
          </table:table-cell>
          <table:table-cell table:style-name="ce3" table:formula="of:=[.E101]/[.F101]" office:value-type="float" office:value="0.349562648238383" calcext:value-type="float">
            <text:p>0.349562648238383</text:p>
          </table:table-cell>
          <table:table-cell table:style-name="ce3" table:formula="of:=[.D101]/[.E101]" office:value-type="float" office:value="0.00117064759925234" calcext:value-type="float">
            <text:p>0.001170647599252</text:p>
          </table:table-cell>
          <table:table-cell table:number-columns-repeated="1016"/>
        </table:table-row>
        <table:table-row table:style-name="ro1"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274.02" calcext:value-type="float">
            <text:p>274.02</text:p>
          </table:table-cell>
          <table:table-cell table:style-name="ce3" table:formula="of:=0.2745*9.8*1.844*(1-COS(RADIANS([.A102])))" office:value-type="float" office:value="0.0380377625809913" calcext:value-type="float">
            <text:p>0.038037762580991</text:p>
          </table:table-cell>
          <table:table-cell table:style-name="ce3" table:formula="of:=[.C101]-[.C102]" office:value-type="float" office:value="0.00107761165580285" calcext:value-type="float">
            <text:p>0.001077611655803</text:p>
          </table:table-cell>
          <table:table-cell table:style-name="ce3" table:formula="of:=2*1.844*2*RADIANS(([.A101]+[.A102])/2)" office:value-type="float" office:value="0.920458722233777" calcext:value-type="float">
            <text:p>0.920458722233777</text:p>
          </table:table-cell>
          <table:table-cell table:style-name="ce3" table:formula="of:=[.B102]-[.B101]" office:value-type="float" office:value="2.76999999999998" calcext:value-type="float">
            <text:p>2.76999999999998</text:p>
          </table:table-cell>
          <table:table-cell table:style-name="ce3" table:formula="of:=[.E102]/[.F102]" office:value-type="float" office:value="0.332295567593424" calcext:value-type="float">
            <text:p>0.332295567593424</text:p>
          </table:table-cell>
          <table:table-cell table:style-name="ce3" table:formula="of:=[.D102]/[.E102]" office:value-type="float" office:value="0.00117073327654247" calcext:value-type="float">
            <text:p>0.001170733276542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76.83" calcext:value-type="float">
            <text:p>276.83</text:p>
          </table:table-cell>
          <table:table-cell table:style-name="ce3" table:formula="of:=0.2745*9.8*1.844*(1-COS(RADIANS([.A103])))" office:value-type="float" office:value="0.0369751457340894" calcext:value-type="float">
            <text:p>0.03697514573409</text:p>
          </table:table-cell>
          <table:table-cell table:style-name="ce3" table:formula="of:=[.C102]-[.C103]" office:value-type="float" office:value="0.00106261684690186" calcext:value-type="float">
            <text:p>0.001062616846902</text:p>
          </table:table-cell>
          <table:table-cell table:style-name="ce3" table:formula="of:=2*1.844*2*RADIANS(([.A102]+[.A103])/2)" office:value-type="float" office:value="0.907585173671067" calcext:value-type="float">
            <text:p>0.907585173671067</text:p>
          </table:table-cell>
          <table:table-cell table:style-name="ce3" table:formula="of:=[.B103]-[.B102]" office:value-type="float" office:value="2.81" calcext:value-type="float">
            <text:p>2.81</text:p>
          </table:table-cell>
          <table:table-cell table:style-name="ce3" table:formula="of:=[.E103]/[.F103]" office:value-type="float" office:value="0.322984047569775" calcext:value-type="float">
            <text:p>0.322984047569775</text:p>
          </table:table-cell>
          <table:table-cell table:style-name="ce3" table:formula="of:=[.D103]/[.E103]" office:value-type="float" office:value="0.00117081776755311" calcext:value-type="float">
            <text:p>0.001170817767553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79.59" calcext:value-type="float">
            <text:p>279.59</text:p>
          </table:table-cell>
          <table:table-cell table:style-name="ce4" table:formula="of:=0.2745*9.8*1.844*(1-COS(RADIANS([.A104])))" office:value-type="float" office:value="0.0369751457340894" calcext:value-type="float">
            <text:p>0.03697514573409</text:p>
          </table:table-cell>
          <table:table-cell table:style-name="ce4" table:formula="of:=[.C103]-[.C104]" office:value-type="float" office:value="0" calcext:value-type="float">
            <text:p>0</text:p>
          </table:table-cell>
          <table:table-cell table:style-name="ce4" table:formula="of:=2*1.844*2*RADIANS(([.A103]+[.A104])/2)" office:value-type="float" office:value="0.901148399389712" calcext:value-type="float">
            <text:p>0.901148399389712</text:p>
          </table:table-cell>
          <table:table-cell table:style-name="ce4" table:formula="of:=[.B104]-[.B103]" office:value-type="float" office:value="2.75999999999999" calcext:value-type="float">
            <text:p>2.75999999999999</text:p>
          </table:table-cell>
          <table:table-cell table:style-name="ce4" table:formula="of:=[.E104]/[.F104]" office:value-type="float" office:value="0.326503043257143" calcext:value-type="float">
            <text:p>0.326503043257143</text:p>
          </table:table-cell>
          <table:table-cell table:style-name="ce4" table:formula="of:=[.D104]/[.E10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282.21" calcext:value-type="float">
            <text:p>282.21</text:p>
          </table:table-cell>
          <table:table-cell table:style-name="ce3" table:formula="of:=0.2745*9.8*1.844*(1-COS(RADIANS([.A105])))" office:value-type="float" office:value="0.0359275269330038" calcext:value-type="float">
            <text:p>0.035927526933004</text:p>
          </table:table-cell>
          <table:table-cell table:style-name="ce3" table:formula="of:=[.C104]-[.C105]" office:value-type="float" office:value="0.00104761880108568" calcext:value-type="float">
            <text:p>0.001047618801086</text:p>
          </table:table-cell>
          <table:table-cell table:style-name="ce3" table:formula="of:=2*1.844*2*RADIANS(([.A104]+[.A105])/2)" office:value-type="float" office:value="0.894711625108357" calcext:value-type="float">
            <text:p>0.894711625108357</text:p>
          </table:table-cell>
          <table:table-cell table:style-name="ce3" table:formula="of:=[.B105]-[.B104]" office:value-type="float" office:value="2.62" calcext:value-type="float">
            <text:p>2.62</text:p>
          </table:table-cell>
          <table:table-cell table:style-name="ce3" table:formula="of:=[.E105]/[.F105]" office:value-type="float" office:value="0.341492986682578" calcext:value-type="float">
            <text:p>0.341492986682578</text:p>
          </table:table-cell>
          <table:table-cell table:style-name="ce3" table:formula="of:=[.D105]/[.E105]" office:value-type="float" office:value="0.00117090107212902" calcext:value-type="float">
            <text:p>0.001170901072129</text:p>
          </table:table-cell>
          <table:table-cell table:number-columns-repeated="1016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284.98" calcext:value-type="float">
            <text:p>284.98</text:p>
          </table:table-cell>
          <table:table-cell table:style-name="ce3" table:formula="of:=0.2745*9.8*1.844*(1-COS(RADIANS([.A106])))" office:value-type="float" office:value="0.0348949093689636" calcext:value-type="float">
            <text:p>0.034894909368964</text:p>
          </table:table-cell>
          <table:table-cell table:style-name="ce3" table:formula="of:=[.C105]-[.C106]" office:value-type="float" office:value="0.00103261756404019" calcext:value-type="float">
            <text:p>0.00103261756404</text:p>
          </table:table-cell>
          <table:table-cell table:style-name="ce3" table:formula="of:=2*1.844*2*RADIANS(([.A105]+[.A106])/2)" office:value-type="float" office:value="0.881838076545647" calcext:value-type="float">
            <text:p>0.881838076545647</text:p>
          </table:table-cell>
          <table:table-cell table:style-name="ce3" table:formula="of:=[.B106]-[.B105]" office:value-type="float" office:value="2.77000000000004" calcext:value-type="float">
            <text:p>2.77000000000004</text:p>
          </table:table-cell>
          <table:table-cell table:style-name="ce3" table:formula="of:=[.E106]/[.F106]" office:value-type="float" office:value="0.318353096225861" calcext:value-type="float">
            <text:p>0.318353096225861</text:p>
          </table:table-cell>
          <table:table-cell table:style-name="ce3" table:formula="of:=[.D106]/[.E106]" office:value-type="float" office:value="0.00117098319011715" calcext:value-type="float">
            <text:p>0.001170983190117</text:p>
          </table:table-cell>
          <table:table-cell table:number-columns-repeated="1016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287.65" calcext:value-type="float">
            <text:p>287.65</text:p>
          </table:table-cell>
          <table:table-cell table:style-name="ce4" table:formula="of:=0.2745*9.8*1.844*(1-COS(RADIANS([.A107])))" office:value-type="float" office:value="0.0348949093689636" calcext:value-type="float">
            <text:p>0.034894909368964</text:p>
          </table:table-cell>
          <table:table-cell table:style-name="ce4" table:formula="of:=[.C106]-[.C107]" office:value-type="float" office:value="0" calcext:value-type="float">
            <text:p>0</text:p>
          </table:table-cell>
          <table:table-cell table:style-name="ce4" table:formula="of:=2*1.844*2*RADIANS(([.A106]+[.A107])/2)" office:value-type="float" office:value="0.875401302264292" calcext:value-type="float">
            <text:p>0.875401302264292</text:p>
          </table:table-cell>
          <table:table-cell table:style-name="ce4" table:formula="of:=[.B107]-[.B106]" office:value-type="float" office:value="2.66999999999996" calcext:value-type="float">
            <text:p>2.66999999999996</text:p>
          </table:table-cell>
          <table:table-cell table:style-name="ce4" table:formula="of:=[.E107]/[.F107]" office:value-type="float" office:value="0.327865656278766" calcext:value-type="float">
            <text:p>0.327865656278766</text:p>
          </table:table-cell>
          <table:table-cell table:style-name="ce4" table:formula="of:=[.D107]/[.E10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90.43" calcext:value-type="float">
            <text:p>290.43</text:p>
          </table:table-cell>
          <table:table-cell table:style-name="ce3" table:formula="of:=0.2745*9.8*1.844*(1-COS(RADIANS([.A108])))" office:value-type="float" office:value="0.0338772961875002" calcext:value-type="float">
            <text:p>0.0338772961875</text:p>
          </table:table-cell>
          <table:table-cell table:style-name="ce3" table:formula="of:=[.C107]-[.C108]" office:value-type="float" office:value="0.0010176131814634" calcext:value-type="float">
            <text:p>0.001017613181463</text:p>
          </table:table-cell>
          <table:table-cell table:style-name="ce3" table:formula="of:=2*1.844*2*RADIANS(([.A107]+[.A108])/2)" office:value-type="float" office:value="0.868964527982937" calcext:value-type="float">
            <text:p>0.868964527982937</text:p>
          </table:table-cell>
          <table:table-cell table:style-name="ce3" table:formula="of:=[.B108]-[.B107]" office:value-type="float" office:value="2.78000000000003" calcext:value-type="float">
            <text:p>2.78000000000003</text:p>
          </table:table-cell>
          <table:table-cell table:style-name="ce3" table:formula="of:=[.E108]/[.F108]" office:value-type="float" office:value="0.312577168339183" calcext:value-type="float">
            <text:p>0.312577168339183</text:p>
          </table:table-cell>
          <table:table-cell table:style-name="ce3" table:formula="of:=[.D108]/[.E108]" office:value-type="float" office:value="0.00117106412136927" calcext:value-type="float">
            <text:p>0.001171064121369</text:p>
          </table:table-cell>
          <table:table-cell table:number-columns-repeated="1016"/>
        </table:table-row>
        <table:table-row table:style-name="ro1"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93.13" calcext:value-type="float">
            <text:p>293.13</text:p>
          </table:table-cell>
          <table:table-cell table:style-name="ce3" table:formula="of:=0.2745*9.8*1.844*(1-COS(RADIANS([.A109])))" office:value-type="float" office:value="0.0328746904884408" calcext:value-type="float">
            <text:p>0.032874690488441</text:p>
          </table:table-cell>
          <table:table-cell table:style-name="ce3" table:formula="of:=[.C108]-[.C109]" office:value-type="float" office:value="0.00100260569905939" calcext:value-type="float">
            <text:p>0.001002605699059</text:p>
          </table:table-cell>
          <table:table-cell table:style-name="ce3" table:formula="of:=2*1.844*2*RADIANS(([.A108]+[.A109])/2)" office:value-type="float" office:value="0.856090979420227" calcext:value-type="float">
            <text:p>0.856090979420227</text:p>
          </table:table-cell>
          <table:table-cell table:style-name="ce3" table:formula="of:=[.B109]-[.B108]" office:value-type="float" office:value="2.69999999999999" calcext:value-type="float">
            <text:p>2.69999999999999</text:p>
          </table:table-cell>
          <table:table-cell table:style-name="ce3" table:formula="of:=[.E109]/[.F109]" office:value-type="float" office:value="0.317070733118604" calcext:value-type="float">
            <text:p>0.317070733118604</text:p>
          </table:table-cell>
          <table:table-cell table:style-name="ce3" table:formula="of:=[.D109]/[.E109]" office:value-type="float" office:value="0.00117114386573538" calcext:value-type="float">
            <text:p>0.001171143865735</text:p>
          </table:table-cell>
          <table:table-cell table:number-columns-repeated="1016"/>
        </table:table-row>
        <table:table-row table:style-name="ro1"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295.9" calcext:value-type="float">
            <text:p>295.9</text:p>
          </table:table-cell>
          <table:table-cell table:style-name="ce4" table:formula="of:=0.2745*9.8*1.844*(1-COS(RADIANS([.A110])))" office:value-type="float" office:value="0.0328746904884408" calcext:value-type="float">
            <text:p>0.032874690488441</text:p>
          </table:table-cell>
          <table:table-cell table:style-name="ce4" table:formula="of:=[.C109]-[.C110]" office:value-type="float" office:value="0" calcext:value-type="float">
            <text:p>0</text:p>
          </table:table-cell>
          <table:table-cell table:style-name="ce4" table:formula="of:=2*1.844*2*RADIANS(([.A109]+[.A110])/2)" office:value-type="float" office:value="0.849654205138871" calcext:value-type="float">
            <text:p>0.849654205138871</text:p>
          </table:table-cell>
          <table:table-cell table:style-name="ce4" table:formula="of:=[.B110]-[.B109]" office:value-type="float" office:value="2.76999999999998" calcext:value-type="float">
            <text:p>2.76999999999998</text:p>
          </table:table-cell>
          <table:table-cell table:style-name="ce4" table:formula="of:=[.E110]/[.F110]" office:value-type="float" office:value="0.306734370086237" calcext:value-type="float">
            <text:p>0.306734370086237</text:p>
          </table:table-cell>
          <table:table-cell table:style-name="ce4" table:formula="of:=[.D110]/[.E1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98.62" calcext:value-type="float">
            <text:p>298.62</text:p>
          </table:table-cell>
          <table:table-cell table:style-name="ce3" table:formula="of:=0.2745*9.8*1.844*(1-COS(RADIANS([.A111])))" office:value-type="float" office:value="0.0318870953258959" calcext:value-type="float">
            <text:p>0.031887095325896</text:p>
          </table:table-cell>
          <table:table-cell table:style-name="ce3" table:formula="of:=[.C110]-[.C111]" office:value-type="float" office:value="0.000987595162544895" calcext:value-type="float">
            <text:p>0.000987595162545</text:p>
          </table:table-cell>
          <table:table-cell table:style-name="ce3" table:formula="of:=2*1.844*2*RADIANS(([.A110]+[.A111])/2)" office:value-type="float" office:value="0.843217430857516" calcext:value-type="float">
            <text:p>0.843217430857516</text:p>
          </table:table-cell>
          <table:table-cell table:style-name="ce3" table:formula="of:=[.B111]-[.B110]" office:value-type="float" office:value="2.72000000000003" calcext:value-type="float">
            <text:p>2.72000000000003</text:p>
          </table:table-cell>
          <table:table-cell table:style-name="ce3" table:formula="of:=[.E111]/[.F111]" office:value-type="float" office:value="0.310006408403496" calcext:value-type="float">
            <text:p>0.310006408403496</text:p>
          </table:table-cell>
          <table:table-cell table:style-name="ce3" table:formula="of:=[.D111]/[.E111]" office:value-type="float" office:value="0.0011712224230713" calcext:value-type="float">
            <text:p>0.001171222423071</text:p>
          </table:table-cell>
          <table:table-cell table:number-columns-repeated="1016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04.02" calcext:value-type="float">
            <text:p>304.02</text:p>
          </table:table-cell>
          <table:table-cell table:style-name="ce3" table:formula="of:=0.2745*9.8*1.844*(1-COS(RADIANS([.A112])))" office:value-type="float" office:value="0.0299569485981589" calcext:value-type="float">
            <text:p>0.029956948598159</text:p>
          </table:table-cell>
          <table:table-cell table:style-name="ce3" table:formula="of:=[.C111]-[.C112]" office:value-type="float" office:value="0.00193014672773702" calcext:value-type="float">
            <text:p>0.001930146727737</text:p>
          </table:table-cell>
          <table:table-cell table:style-name="ce3" table:formula="of:=2*1.844*2*RADIANS(([.A111]+[.A112])/2)" office:value-type="float" office:value="0.823907108013451" calcext:value-type="float">
            <text:p>0.823907108013451</text:p>
          </table:table-cell>
          <table:table-cell table:style-name="ce3" table:formula="of:=([.B112]-[.B111])/2" office:value-type="float" office:value="2.69999999999999" calcext:value-type="float">
            <text:p>2.69999999999999</text:p>
          </table:table-cell>
          <table:table-cell table:style-name="ce3" table:formula="of:=[.E112]/[.F112]" office:value-type="float" office:value="0.305150780745724" calcext:value-type="float">
            <text:p>0.305150780745724</text:p>
          </table:table-cell>
          <table:table-cell table:style-name="ce3" table:formula="of:=[.D112]/[.E112]" office:value-type="float" office:value="0.00234267517413567" calcext:value-type="float">
            <text:p>0.002342675174136</text:p>
          </table:table-cell>
          <table:table-cell table:number-columns-repeated="1016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09.56" calcext:value-type="float">
            <text:p>309.56</text:p>
          </table:table-cell>
          <table:table-cell table:style-name="ce3" table:formula="of:=0.2745*9.8*1.844*(1-COS(RADIANS([.A113])))" office:value-type="float" office:value="0.0290144029125291" calcext:value-type="float">
            <text:p>0.029014402912529</text:p>
          </table:table-cell>
          <table:table-cell table:style-name="ce3" table:formula="of:=[.C112]-[.C113]" office:value-type="float" office:value="0.000942545685629736" calcext:value-type="float">
            <text:p>0.00094254568563</text:p>
          </table:table-cell>
          <table:table-cell table:style-name="ce3" table:formula="of:=2*1.844*2*RADIANS(([.A112]+[.A113])/2)" office:value-type="float" office:value="0.804596785169386" calcext:value-type="float">
            <text:p>0.804596785169386</text:p>
          </table:table-cell>
          <table:table-cell table:style-name="ce3" table:formula="of:=([.B113]-[.B112])/2" office:value-type="float" office:value="2.77000000000001" calcext:value-type="float">
            <text:p>2.77000000000001</text:p>
          </table:table-cell>
          <table:table-cell table:style-name="ce3" table:formula="of:=[.E113]/[.F113]" office:value-type="float" office:value="0.290468153490752" calcext:value-type="float">
            <text:p>0.290468153490752</text:p>
          </table:table-cell>
          <table:table-cell table:style-name="ce3" table:formula="of:=[.D113]/[.E113]" office:value-type="float" office:value="0.00117145097147177" calcext:value-type="float">
            <text:p>0.001171450971472</text:p>
          </table:table-cell>
          <table:table-cell table:number-columns-repeated="1016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14.98" calcext:value-type="float">
            <text:p>314.98</text:p>
          </table:table-cell>
          <table:table-cell table:style-name="ce3" table:formula="of:=0.2745*9.8*1.844*(1-COS(RADIANS([.A114])))" office:value-type="float" office:value="0.0280868795225189" calcext:value-type="float">
            <text:p>0.028086879522519</text:p>
          </table:table-cell>
          <table:table-cell table:style-name="ce3" table:formula="of:=[.C113]-[.C114]" office:value-type="float" office:value="0.000927523390010267" calcext:value-type="float">
            <text:p>0.00092752339001</text:p>
          </table:table-cell>
          <table:table-cell table:style-name="ce3" table:formula="of:=2*1.844*2*RADIANS(([.A113]+[.A114])/2)" office:value-type="float" office:value="0.791723236606676" calcext:value-type="float">
            <text:p>0.791723236606676</text:p>
          </table:table-cell>
          <table:table-cell table:style-name="ce3" table:formula="of:=([.B114]-[.B113])/2" office:value-type="float" office:value="2.71000000000001" calcext:value-type="float">
            <text:p>2.71000000000001</text:p>
          </table:table-cell>
          <table:table-cell table:style-name="ce3" table:formula="of:=[.E114]/[.F114]" office:value-type="float" office:value="0.29214879579582" calcext:value-type="float">
            <text:p>0.29214879579582</text:p>
          </table:table-cell>
          <table:table-cell table:style-name="ce3" table:formula="of:=[.D114]/[.E114]" office:value-type="float" office:value="0.00117152477927215" calcext:value-type="float">
            <text:p>0.001171524779272</text:p>
          </table:table-cell>
          <table:table-cell table:number-columns-repeated="1016"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320.47" calcext:value-type="float">
            <text:p>320.47</text:p>
          </table:table-cell>
          <table:table-cell table:style-name="ce4" table:formula="of:=0.2745*9.8*1.844*(1-COS(RADIANS([.A115])))" office:value-type="float" office:value="0.0280868795225189" calcext:value-type="float">
            <text:p>0.028086879522519</text:p>
          </table:table-cell>
          <table:table-cell table:style-name="ce4" table:formula="of:=[.C114]-[.C115]" office:value-type="float" office:value="0" calcext:value-type="float">
            <text:p>0</text:p>
          </table:table-cell>
          <table:table-cell table:style-name="ce4" table:formula="of:=2*1.844*2*RADIANS(([.A114]+[.A115])/2)" office:value-type="float" office:value="0.785286462325321" calcext:value-type="float">
            <text:p>0.785286462325321</text:p>
          </table:table-cell>
          <table:table-cell table:style-name="ce4" table:formula="of:=([.B115]-[.B114])/2" office:value-type="float" office:value="2.745" calcext:value-type="float">
            <text:p>2.745</text:p>
          </table:table-cell>
          <table:table-cell table:style-name="ce4" table:formula="of:=[.E115]/[.F115]" office:value-type="float" office:value="0.286078856949114" calcext:value-type="float">
            <text:p>0.286078856949114</text:p>
          </table:table-cell>
          <table:table-cell table:style-name="ce4" table:formula="of:=[.D115]/[.E1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25.93" calcext:value-type="float">
            <text:p>325.93</text:p>
          </table:table-cell>
          <table:table-cell table:style-name="ce3" table:formula="of:=0.2745*9.8*1.844*(1-COS(RADIANS([.A116])))" office:value-type="float" office:value="0.027174381253526" calcext:value-type="float">
            <text:p>0.027174381253526</text:p>
          </table:table-cell>
          <table:table-cell table:style-name="ce3" table:formula="of:=[.C115]-[.C116]" office:value-type="float" office:value="0.000912498268992857" calcext:value-type="float">
            <text:p>0.000912498268993</text:p>
          </table:table-cell>
          <table:table-cell table:style-name="ce3" table:formula="of:=2*1.844*2*RADIANS(([.A115]+[.A116])/2)" office:value-type="float" office:value="0.778849688043966" calcext:value-type="float">
            <text:p>0.778849688043966</text:p>
          </table:table-cell>
          <table:table-cell table:style-name="ce3" table:formula="of:=([.B116]-[.B115])/2" office:value-type="float" office:value="2.72999999999999" calcext:value-type="float">
            <text:p>2.72999999999999</text:p>
          </table:table-cell>
          <table:table-cell table:style-name="ce3" table:formula="of:=[.E116]/[.F116]" office:value-type="float" office:value="0.285292926023432" calcext:value-type="float">
            <text:p>0.285292926023432</text:p>
          </table:table-cell>
          <table:table-cell table:style-name="ce3" table:formula="of:=[.D116]/[.E116]" office:value-type="float" office:value="0.00117159739934485" calcext:value-type="float">
            <text:p>0.001171597399345</text:p>
          </table:table-cell>
          <table:table-cell table:number-columns-repeated="1016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31.36" calcext:value-type="float">
            <text:p>331.36</text:p>
          </table:table-cell>
          <table:table-cell table:style-name="ce3" table:formula="of:=0.2745*9.8*1.844*(1-COS(RADIANS([.A117])))" office:value-type="float" office:value="0.0253944711513241" calcext:value-type="float">
            <text:p>0.025394471151324</text:p>
          </table:table-cell>
          <table:table-cell table:style-name="ce3" table:formula="of:=[.C116]-[.C117]" office:value-type="float" office:value="0.0017799101022019" calcext:value-type="float">
            <text:p>0.001779910102202</text:p>
          </table:table-cell>
          <table:table-cell table:style-name="ce3" table:formula="of:=2*1.844*2*RADIANS(([.A116]+[.A117])/2)" office:value-type="float" office:value="0.7595393651999" calcext:value-type="float">
            <text:p>0.7595393651999</text:p>
          </table:table-cell>
          <table:table-cell table:style-name="ce3" table:formula="of:=([.B117]-[.B116])/2" office:value-type="float" office:value="2.715" calcext:value-type="float">
            <text:p>2.715</text:p>
          </table:table-cell>
          <table:table-cell table:style-name="ce3" table:formula="of:=[.E117]/[.F117]" office:value-type="float" office:value="0.279756672265156" calcext:value-type="float">
            <text:p>0.279756672265156</text:p>
          </table:table-cell>
          <table:table-cell table:style-name="ce3" table:formula="of:=[.D117]/[.E117]" office:value-type="float" office:value="0.00234340731205347" calcext:value-type="float">
            <text:p>0.002343407312053</text:p>
          </table:table-cell>
          <table:table-cell table:number-columns-repeated="1016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36.8" calcext:value-type="float">
            <text:p>336.8</text:p>
          </table:table-cell>
          <table:table-cell table:style-name="ce3" table:formula="of:=0.2745*9.8*1.844*(1-COS(RADIANS([.A118])))" office:value-type="float" office:value="0.0236746942935672" calcext:value-type="float">
            <text:p>0.023674694293567</text:p>
          </table:table-cell>
          <table:table-cell table:style-name="ce3" table:formula="of:=[.C117]-[.C118]" office:value-type="float" office:value="0.00171977685775689" calcext:value-type="float">
            <text:p>0.001719776857757</text:p>
          </table:table-cell>
          <table:table-cell table:style-name="ce3" table:formula="of:=2*1.844*2*RADIANS(([.A117]+[.A118])/2)" office:value-type="float" office:value="0.73379226807448" calcext:value-type="float">
            <text:p>0.73379226807448</text:p>
          </table:table-cell>
          <table:table-cell table:style-name="ce3" table:formula="of:=([.B118]-[.B117])/2" office:value-type="float" office:value="2.72" calcext:value-type="float">
            <text:p>2.72</text:p>
          </table:table-cell>
          <table:table-cell table:style-name="ce3" table:formula="of:=[.E118]/[.F118]" office:value-type="float" office:value="0.269776569145029" calcext:value-type="float">
            <text:p>0.269776569145029</text:p>
          </table:table-cell>
          <table:table-cell table:style-name="ce3" table:formula="of:=[.D118]/[.E118]" office:value-type="float" office:value="0.00234368353630885" calcext:value-type="float">
            <text:p>0.002343683536309</text:p>
          </table:table-cell>
          <table:table-cell table:number-columns-repeated="1016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342.23" calcext:value-type="float">
            <text:p>342.23</text:p>
          </table:table-cell>
          <table:table-cell table:style-name="ce4" table:formula="of:=0.2745*9.8*1.844*(1-COS(RADIANS([.A119])))" office:value-type="float" office:value="0.0236746942935672" calcext:value-type="float">
            <text:p>0.023674694293567</text:p>
          </table:table-cell>
          <table:table-cell table:style-name="ce4" table:formula="of:=[.C118]-[.C119]" office:value-type="float" office:value="0" calcext:value-type="float">
            <text:p>0</text:p>
          </table:table-cell>
          <table:table-cell table:style-name="ce4" table:formula="of:=2*1.844*2*RADIANS(([.A118]+[.A119])/2)" office:value-type="float" office:value="0.72091871951177" calcext:value-type="float">
            <text:p>0.72091871951177</text:p>
          </table:table-cell>
          <table:table-cell table:style-name="ce4" table:formula="of:=([.B119]-[.B118])/2" office:value-type="float" office:value="2.715" calcext:value-type="float">
            <text:p>2.715</text:p>
          </table:table-cell>
          <table:table-cell table:style-name="ce4" table:formula="of:=[.E119]/[.F119]" office:value-type="float" office:value="0.26553175672625" calcext:value-type="float">
            <text:p>0.26553175672625</text:p>
          </table:table-cell>
          <table:table-cell table:style-name="ce4" table:formula="of:=[.D119]/[.E1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47.72" calcext:value-type="float">
            <text:p>347.72</text:p>
          </table:table-cell>
          <table:table-cell table:style-name="ce3" table:formula="of:=0.2745*9.8*1.844*(1-COS(RADIANS([.A120])))" office:value-type="float" office:value="0.0228373624084018" calcext:value-type="float">
            <text:p>0.022837362408402</text:p>
          </table:table-cell>
          <table:table-cell table:style-name="ce3" table:formula="of:=[.C119]-[.C120]" office:value-type="float" office:value="0.000837331885165417" calcext:value-type="float">
            <text:p>0.000837331885165</text:p>
          </table:table-cell>
          <table:table-cell table:style-name="ce3" table:formula="of:=2*1.844*2*RADIANS(([.A119]+[.A120])/2)" office:value-type="float" office:value="0.714481945230415" calcext:value-type="float">
            <text:p>0.714481945230415</text:p>
          </table:table-cell>
          <table:table-cell table:style-name="ce3" table:formula="of:=([.B120]-[.B119])/2" office:value-type="float" office:value="2.745" calcext:value-type="float">
            <text:p>2.745</text:p>
          </table:table-cell>
          <table:table-cell table:style-name="ce3" table:formula="of:=[.E120]/[.F120]" office:value-type="float" office:value="0.260284861650424" calcext:value-type="float">
            <text:p>0.260284861650424</text:p>
          </table:table-cell>
          <table:table-cell table:style-name="ce3" table:formula="of:=[.D120]/[.E120]" office:value-type="float" office:value="0.00117194267924487" calcext:value-type="float">
            <text:p>0.001171942679245</text:p>
          </table:table-cell>
          <table:table-cell table:number-columns-repeated="1016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57.21" calcext:value-type="float">
            <text:p>357.21</text:p>
          </table:table-cell>
          <table:table-cell table:style-name="ce3" table:formula="of:=0.2745*9.8*1.844*(1-COS(RADIANS([.A121])))" office:value-type="float" office:value="0.0220150716351933" calcext:value-type="float">
            <text:p>0.022015071635193</text:p>
          </table:table-cell>
          <table:table-cell table:style-name="ce3" table:formula="of:=[.C120]-[.C121]" office:value-type="float" office:value="0.000822290773208497" calcext:value-type="float">
            <text:p>0.000822290773208</text:p>
          </table:table-cell>
          <table:table-cell table:style-name="ce3" table:formula="of:=2*1.844*2*RADIANS(([.A120]+[.A121])/2)" office:value-type="float" office:value="0.701608396667704" calcext:value-type="float">
            <text:p>0.701608396667704</text:p>
          </table:table-cell>
          <table:table-cell table:style-name="ce3" table:formula="of:=([.B121]-[.B120])/2" office:value-type="float" office:value="4.74499999999998" calcext:value-type="float">
            <text:p>4.74499999999998</text:p>
          </table:table-cell>
          <table:table-cell table:style-name="ce3" table:formula="of:=[.E121]/[.F121]" office:value-type="float" office:value="0.147862675799306" calcext:value-type="float">
            <text:p>0.147862675799306</text:p>
          </table:table-cell>
          <table:table-cell table:style-name="ce3" table:formula="of:=[.D121]/[.E121]" office:value-type="float" office:value="0.00117200817024707" calcext:value-type="float">
            <text:p>0.001172008170247</text:p>
          </table:table-cell>
          <table:table-cell table:number-columns-repeated="1016"/>
        </table:table-row>
        <table:table-row table:style-name="ro1"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58.67" calcext:value-type="float">
            <text:p>358.67</text:p>
          </table:table-cell>
          <table:table-cell table:style-name="ce3" table:formula="of:=0.2745*9.8*1.844*(1-COS(RADIANS([.A122])))" office:value-type="float" office:value="0.0212078244787811" calcext:value-type="float">
            <text:p>0.021207824478781</text:p>
          </table:table-cell>
          <table:table-cell table:style-name="ce3" table:formula="of:=[.C121]-[.C122]" office:value-type="float" office:value="0.000807247156412158" calcext:value-type="float">
            <text:p>0.000807247156412</text:p>
          </table:table-cell>
          <table:table-cell table:style-name="ce3" table:formula="of:=2*1.844*2*RADIANS(([.A121]+[.A122])/2)" office:value-type="float" office:value="0.688734848104994" calcext:value-type="float">
            <text:p>0.688734848104994</text:p>
          </table:table-cell>
          <table:table-cell table:style-name="ce3" table:formula="of:=([.B122]-[.B121])/2" office:value-type="float" office:value="0.730000000000018" calcext:value-type="float">
            <text:p>0.730000000000018</text:p>
          </table:table-cell>
          <table:table-cell table:style-name="ce3" table:formula="of:=[.E122]/[.F122]" office:value-type="float" office:value="0.943472394664352" calcext:value-type="float">
            <text:p>0.943472394664352</text:p>
          </table:table-cell>
          <table:table-cell table:style-name="ce3" table:formula="of:=[.D122]/[.E122]" office:value-type="float" office:value="0.00117207247264058" calcext:value-type="float">
            <text:p>0.001172072472641</text:p>
          </table:table-cell>
          <table:table-cell table:number-columns-repeated="1016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64.06" calcext:value-type="float">
            <text:p>364.06</text:p>
          </table:table-cell>
          <table:table-cell table:style-name="ce3" table:formula="of:=0.2745*9.8*1.844*(1-COS(RADIANS([.A123])))" office:value-type="float" office:value="0.0204156233981806" calcext:value-type="float">
            <text:p>0.020415623398181</text:p>
          </table:table-cell>
          <table:table-cell table:style-name="ce3" table:formula="of:=[.C122]-[.C123]" office:value-type="float" office:value="0.000792201080600536" calcext:value-type="float">
            <text:p>0.000792201080601</text:p>
          </table:table-cell>
          <table:table-cell table:style-name="ce3" table:formula="of:=2*1.844*2*RADIANS(([.A122]+[.A123])/2)" office:value-type="float" office:value="0.675861299542284" calcext:value-type="float">
            <text:p>0.675861299542284</text:p>
          </table:table-cell>
          <table:table-cell table:style-name="ce3" table:formula="of:=([.B123]-[.B122])/2" office:value-type="float" office:value="2.69499999999999" calcext:value-type="float">
            <text:p>2.69499999999999</text:p>
          </table:table-cell>
          <table:table-cell table:style-name="ce3" table:formula="of:=[.E123]/[.F123]" office:value-type="float" office:value="0.25078341355929" calcext:value-type="float">
            <text:p>0.25078341355929</text:p>
          </table:table-cell>
          <table:table-cell table:style-name="ce3" table:formula="of:=[.D123]/[.E123]" office:value-type="float" office:value="0.00117213558630601" calcext:value-type="float">
            <text:p>0.001172135586306</text:p>
          </table:table-cell>
          <table:table-cell table:number-columns-repeated="1016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69.52" calcext:value-type="float">
            <text:p>369.52</text:p>
          </table:table-cell>
          <table:table-cell table:style-name="ce3" table:formula="of:=0.2745*9.8*1.844*(1-COS(RADIANS([.A124])))" office:value-type="float" office:value="0.0196384708065735" calcext:value-type="float">
            <text:p>0.019638470806574</text:p>
          </table:table-cell>
          <table:table-cell table:style-name="ce3" table:formula="of:=[.C123]-[.C124]" office:value-type="float" office:value="0.000777152591607114" calcext:value-type="float">
            <text:p>0.000777152591607</text:p>
          </table:table-cell>
          <table:table-cell table:style-name="ce3" table:formula="of:=2*1.844*2*RADIANS(([.A123]+[.A124])/2)" office:value-type="float" office:value="0.662987750979574" calcext:value-type="float">
            <text:p>0.662987750979574</text:p>
          </table:table-cell>
          <table:table-cell table:style-name="ce3" table:formula="of:=([.B124]-[.B123])/2" office:value-type="float" office:value="2.72999999999999" calcext:value-type="float">
            <text:p>2.72999999999999</text:p>
          </table:table-cell>
          <table:table-cell table:style-name="ce3" table:formula="of:=[.E124]/[.F124]" office:value-type="float" office:value="0.242852656036475" calcext:value-type="float">
            <text:p>0.242852656036475</text:p>
          </table:table-cell>
          <table:table-cell table:style-name="ce3" table:formula="of:=[.D124]/[.E124]" office:value-type="float" office:value="0.00117219751112876" calcext:value-type="float">
            <text:p>0.001172197511129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75.06" calcext:value-type="float">
            <text:p>375.06</text:p>
          </table:table-cell>
          <table:table-cell table:style-name="ce3" table:formula="of:=0.2745*9.8*1.844*(1-COS(RADIANS([.A125])))" office:value-type="float" office:value="0.018876369071301" calcext:value-type="float">
            <text:p>0.018876369071301</text:p>
          </table:table-cell>
          <table:table-cell table:style-name="ce3" table:formula="of:=[.C124]-[.C125]" office:value-type="float" office:value="0.000762101735272545" calcext:value-type="float">
            <text:p>0.000762101735273</text:p>
          </table:table-cell>
          <table:table-cell table:style-name="ce3" table:formula="of:=2*1.844*2*RADIANS(([.A124]+[.A125])/2)" office:value-type="float" office:value="0.650114202416864" calcext:value-type="float">
            <text:p>0.650114202416864</text:p>
          </table:table-cell>
          <table:table-cell table:style-name="ce3" table:formula="of:=([.B125]-[.B124])/2" office:value-type="float" office:value="2.77000000000001" calcext:value-type="float">
            <text:p>2.77000000000001</text:p>
          </table:table-cell>
          <table:table-cell table:style-name="ce3" table:formula="of:=[.E125]/[.F125]" office:value-type="float" office:value="0.234698268020528" calcext:value-type="float">
            <text:p>0.234698268020528</text:p>
          </table:table-cell>
          <table:table-cell table:style-name="ce3" table:formula="of:=[.D125]/[.E125]" office:value-type="float" office:value="0.00117225824699623" calcext:value-type="float">
            <text:p>0.001172258246996</text:p>
          </table:table-cell>
          <table:table-cell table:number-columns-repeated="1016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80.53" calcext:value-type="float">
            <text:p>380.53</text:p>
          </table:table-cell>
          <table:table-cell table:style-name="ce3" table:formula="of:=0.2745*9.8*1.844*(1-COS(RADIANS([.A126])))" office:value-type="float" office:value="0.018129320513858" calcext:value-type="float">
            <text:p>0.018129320513858</text:p>
          </table:table-cell>
          <table:table-cell table:style-name="ce3" table:formula="of:=[.C125]-[.C126]" office:value-type="float" office:value="0.000747048557442988" calcext:value-type="float">
            <text:p>0.000747048557443</text:p>
          </table:table-cell>
          <table:table-cell table:style-name="ce3" table:formula="of:=2*1.844*2*RADIANS(([.A125]+[.A126])/2)" office:value-type="float" office:value="0.637240653854154" calcext:value-type="float">
            <text:p>0.637240653854154</text:p>
          </table:table-cell>
          <table:table-cell table:style-name="ce3" table:formula="of:=([.B126]-[.B125])/2" office:value-type="float" office:value="2.73499999999999" calcext:value-type="float">
            <text:p>2.73499999999999</text:p>
          </table:table-cell>
          <table:table-cell table:style-name="ce3" table:formula="of:=[.E126]/[.F126]" office:value-type="float" office:value="0.232994754608467" calcext:value-type="float">
            <text:p>0.232994754608467</text:p>
          </table:table-cell>
          <table:table-cell table:style-name="ce3" table:formula="of:=[.D126]/[.E126]" office:value-type="float" office:value="0.00117231779379532" calcext:value-type="float">
            <text:p>0.001172317793795</text:p>
          </table:table-cell>
          <table:table-cell table:number-columns-repeated="1016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85.95" calcext:value-type="float">
            <text:p>385.95</text:p>
          </table:table-cell>
          <table:table-cell table:style-name="ce3" table:formula="of:=0.2745*9.8*1.844*(1-COS(RADIANS([.A127])))" office:value-type="float" office:value="0.0173973274098829" calcext:value-type="float">
            <text:p>0.017397327409883</text:p>
          </table:table-cell>
          <table:table-cell table:style-name="ce3" table:formula="of:=[.C126]-[.C127]" office:value-type="float" office:value="0.000731993103975068" calcext:value-type="float">
            <text:p>0.000731993103975</text:p>
          </table:table-cell>
          <table:table-cell table:style-name="ce3" table:formula="of:=2*1.844*2*RADIANS(([.A126]+[.A127])/2)" office:value-type="float" office:value="0.624367105291443" calcext:value-type="float">
            <text:p>0.624367105291443</text:p>
          </table:table-cell>
          <table:table-cell table:style-name="ce3" table:formula="of:=([.B127]-[.B126])/2" office:value-type="float" office:value="2.71000000000001" calcext:value-type="float">
            <text:p>2.71000000000001</text:p>
          </table:table-cell>
          <table:table-cell table:style-name="ce3" table:formula="of:=[.E127]/[.F127]" office:value-type="float" office:value="0.2303937657902" calcext:value-type="float">
            <text:p>0.2303937657902</text:p>
          </table:table-cell>
          <table:table-cell table:style-name="ce3" table:formula="of:=[.D127]/[.E127]" office:value-type="float" office:value="0.00117237615142038" calcext:value-type="float">
            <text:p>0.00117237615142</text:p>
          </table:table-cell>
          <table:table-cell table:number-columns-repeated="1016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91.43" calcext:value-type="float">
            <text:p>391.43</text:p>
          </table:table-cell>
          <table:table-cell table:style-name="ce3" table:formula="of:=0.2745*9.8*1.844*(1-COS(RADIANS([.A128])))" office:value-type="float" office:value="0.0166803919891547" calcext:value-type="float">
            <text:p>0.016680391989155</text:p>
          </table:table-cell>
          <table:table-cell table:style-name="ce3" table:formula="of:=[.C127]-[.C128]" office:value-type="float" office:value="0.000716935420728152" calcext:value-type="float">
            <text:p>0.000716935420728</text:p>
          </table:table-cell>
          <table:table-cell table:style-name="ce3" table:formula="of:=2*1.844*2*RADIANS(([.A127]+[.A128])/2)" office:value-type="float" office:value="0.611493556728733" calcext:value-type="float">
            <text:p>0.611493556728733</text:p>
          </table:table-cell>
          <table:table-cell table:style-name="ce3" table:formula="of:=([.B128]-[.B127])/2" office:value-type="float" office:value="2.74000000000001" calcext:value-type="float">
            <text:p>2.74000000000001</text:p>
          </table:table-cell>
          <table:table-cell table:style-name="ce3" table:formula="of:=[.E128]/[.F128]" office:value-type="float" office:value="0.223172830922895" calcext:value-type="float">
            <text:p>0.223172830922895</text:p>
          </table:table-cell>
          <table:table-cell table:style-name="ce3" table:formula="of:=[.D128]/[.E128]" office:value-type="float" office:value="0.00117243331976136" calcext:value-type="float">
            <text:p>0.001172433319761</text:p>
          </table:table-cell>
          <table:table-cell table:number-columns-repeated="1016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96.87" calcext:value-type="float">
            <text:p>396.87</text:p>
          </table:table-cell>
          <table:table-cell table:style-name="ce3" table:formula="of:=0.2745*9.8*1.844*(1-COS(RADIANS([.A129])))" office:value-type="float" office:value="0.0159785164355827" calcext:value-type="float">
            <text:p>0.015978516435583</text:p>
          </table:table-cell>
          <table:table-cell table:style-name="ce3" table:formula="of:=[.C128]-[.C129]" office:value-type="float" office:value="0.000701875553572089" calcext:value-type="float">
            <text:p>0.000701875553572</text:p>
          </table:table-cell>
          <table:table-cell table:style-name="ce3" table:formula="of:=2*1.844*2*RADIANS(([.A128]+[.A129])/2)" office:value-type="float" office:value="0.598620008166023" calcext:value-type="float">
            <text:p>0.598620008166023</text:p>
          </table:table-cell>
          <table:table-cell table:style-name="ce3" table:formula="of:=([.B129]-[.B128])/2" office:value-type="float" office:value="2.72" calcext:value-type="float">
            <text:p>2.72</text:p>
          </table:table-cell>
          <table:table-cell table:style-name="ce3" table:formula="of:=[.E129]/[.F129]" office:value-type="float" office:value="0.220080885355156" calcext:value-type="float">
            <text:p>0.220080885355156</text:p>
          </table:table-cell>
          <table:table-cell table:style-name="ce3" table:formula="of:=[.D129]/[.E129]" office:value-type="float" office:value="0.00117248929871624" calcext:value-type="float">
            <text:p>0.001172489298716</text:p>
          </table:table-cell>
          <table:table-cell table:number-columns-repeated="1016"/>
        </table:table-row>
        <table:table-row table:style-name="ro1"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02.32" calcext:value-type="float">
            <text:p>402.32</text:p>
          </table:table-cell>
          <table:table-cell table:style-name="ce4" table:formula="of:=0.2745*9.8*1.844*(1-COS(RADIANS([.A130])))" office:value-type="float" office:value="0.0159785164355827" calcext:value-type="float">
            <text:p>0.015978516435583</text:p>
          </table:table-cell>
          <table:table-cell table:style-name="ce4" table:formula="of:=[.C129]-[.C130]" office:value-type="float" office:value="0" calcext:value-type="float">
            <text:p>0</text:p>
          </table:table-cell>
          <table:table-cell table:style-name="ce4" table:formula="of:=2*1.844*2*RADIANS(([.A129]+[.A130])/2)" office:value-type="float" office:value="0.592183233884668" calcext:value-type="float">
            <text:p>0.592183233884668</text:p>
          </table:table-cell>
          <table:table-cell table:style-name="ce4" table:formula="of:=([.B130]-[.B129])/2" office:value-type="float" office:value="2.72499999999999" calcext:value-type="float">
            <text:p>2.72499999999999</text:p>
          </table:table-cell>
          <table:table-cell table:style-name="ce4" table:formula="of:=[.E130]/[.F130]" office:value-type="float" office:value="0.217314948214557" calcext:value-type="float">
            <text:p>0.217314948214557</text:p>
          </table:table-cell>
          <table:table-cell table:style-name="ce4" table:formula="of:=[.D130]/[.E13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07.71" calcext:value-type="float">
            <text:p>407.71</text:p>
          </table:table-cell>
          <table:table-cell table:style-name="ce3" table:formula="of:=0.2745*9.8*1.844*(1-COS(RADIANS([.A131])))" office:value-type="float" office:value="0.015291702887201" calcext:value-type="float">
            <text:p>0.015291702887201</text:p>
          </table:table-cell>
          <table:table-cell table:style-name="ce3" table:formula="of:=[.C130]-[.C131]" office:value-type="float" office:value="0.000686813548381668" calcext:value-type="float">
            <text:p>0.000686813548382</text:p>
          </table:table-cell>
          <table:table-cell table:style-name="ce3" table:formula="of:=2*1.844*2*RADIANS(([.A130]+[.A131])/2)" office:value-type="float" office:value="0.585746459603313" calcext:value-type="float">
            <text:p>0.585746459603313</text:p>
          </table:table-cell>
          <table:table-cell table:style-name="ce3" table:formula="of:=([.B131]-[.B130])/2" office:value-type="float" office:value="2.69499999999999" calcext:value-type="float">
            <text:p>2.69499999999999</text:p>
          </table:table-cell>
          <table:table-cell table:style-name="ce3" table:formula="of:=[.E131]/[.F131]" office:value-type="float" office:value="0.217345625084718" calcext:value-type="float">
            <text:p>0.217345625084718</text:p>
          </table:table-cell>
          <table:table-cell table:style-name="ce3" table:formula="of:=[.D131]/[.E131]" office:value-type="float" office:value="0.00117254408818246" calcext:value-type="float">
            <text:p>0.001172544088182</text:p>
          </table:table-cell>
          <table:table-cell table:number-columns-repeated="1016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13.21" calcext:value-type="float">
            <text:p>413.21</text:p>
          </table:table-cell>
          <table:table-cell table:style-name="ce3" table:formula="of:=0.2745*9.8*1.844*(1-COS(RADIANS([.A132])))" office:value-type="float" office:value="0.0146199534361632" calcext:value-type="float">
            <text:p>0.014619953436163</text:p>
          </table:table-cell>
          <table:table-cell table:style-name="ce3" table:formula="of:=[.C131]-[.C132]" office:value-type="float" office:value="0.000671749451037745" calcext:value-type="float">
            <text:p>0.000671749451038</text:p>
          </table:table-cell>
          <table:table-cell table:style-name="ce3" table:formula="of:=2*1.844*2*RADIANS(([.A131]+[.A132])/2)" office:value-type="float" office:value="0.572872911040603" calcext:value-type="float">
            <text:p>0.572872911040603</text:p>
          </table:table-cell>
          <table:table-cell table:style-name="ce3" table:formula="of:=([.B132]-[.B131])/2" office:value-type="float" office:value="2.75" calcext:value-type="float">
            <text:p>2.75</text:p>
          </table:table-cell>
          <table:table-cell table:style-name="ce3" table:formula="of:=[.E132]/[.F132]" office:value-type="float" office:value="0.208317422196583" calcext:value-type="float">
            <text:p>0.208317422196583</text:p>
          </table:table-cell>
          <table:table-cell table:style-name="ce3" table:formula="of:=[.D132]/[.E132]" office:value-type="float" office:value="0.00117259768805883" calcext:value-type="float">
            <text:p>0.001172597688059</text:p>
          </table:table-cell>
          <table:table-cell table:number-columns-repeated="1016"/>
        </table:table-row>
        <table:table-row table:style-name="ro1"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18.64" calcext:value-type="float">
            <text:p>418.64</text:p>
          </table:table-cell>
          <table:table-cell table:style-name="ce4" table:formula="of:=0.2745*9.8*1.844*(1-COS(RADIANS([.A133])))" office:value-type="float" office:value="0.0146199534361632" calcext:value-type="float">
            <text:p>0.014619953436163</text:p>
          </table:table-cell>
          <table:table-cell table:style-name="ce4" table:formula="of:=[.C132]-[.C133]" office:value-type="float" office:value="0" calcext:value-type="float">
            <text:p>0</text:p>
          </table:table-cell>
          <table:table-cell table:style-name="ce4" table:formula="of:=2*1.844*2*RADIANS(([.A132]+[.A133])/2)" office:value-type="float" office:value="0.566436136759248" calcext:value-type="float">
            <text:p>0.566436136759248</text:p>
          </table:table-cell>
          <table:table-cell table:style-name="ce4" table:formula="of:=([.B133]-[.B132])/2" office:value-type="float" office:value="2.715" calcext:value-type="float">
            <text:p>2.715</text:p>
          </table:table-cell>
          <table:table-cell table:style-name="ce4" table:formula="of:=[.E133]/[.F133]" office:value-type="float" office:value="0.208632094570625" calcext:value-type="float">
            <text:p>0.208632094570625</text:p>
          </table:table-cell>
          <table:table-cell table:style-name="ce4" table:formula="of:=[.D133]/[.E13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24.06" calcext:value-type="float">
            <text:p>424.06</text:p>
          </table:table-cell>
          <table:table-cell table:style-name="ce3" table:formula="of:=0.2745*9.8*1.844*(1-COS(RADIANS([.A134])))" office:value-type="float" office:value="0.0139632701287349" calcext:value-type="float">
            <text:p>0.013963270128735</text:p>
          </table:table-cell>
          <table:table-cell table:style-name="ce3" table:formula="of:=[.C133]-[.C134]" office:value-type="float" office:value="0.000656683307428334" calcext:value-type="float">
            <text:p>0.000656683307428</text:p>
          </table:table-cell>
          <table:table-cell table:style-name="ce3" table:formula="of:=2*1.844*2*RADIANS(([.A133]+[.A134])/2)" office:value-type="float" office:value="0.559999362477893" calcext:value-type="float">
            <text:p>0.559999362477893</text:p>
          </table:table-cell>
          <table:table-cell table:style-name="ce3" table:formula="of:=([.B134]-[.B133])/2" office:value-type="float" office:value="2.71000000000001" calcext:value-type="float">
            <text:p>2.71000000000001</text:p>
          </table:table-cell>
          <table:table-cell table:style-name="ce3" table:formula="of:=[.E134]/[.F134]" office:value-type="float" office:value="0.206641831172653" calcext:value-type="float">
            <text:p>0.206641831172653</text:p>
          </table:table-cell>
          <table:table-cell table:style-name="ce3" table:formula="of:=[.D134]/[.E134]" office:value-type="float" office:value="0.00117265009824767" calcext:value-type="float">
            <text:p>0.001172650098248</text:p>
          </table:table-cell>
          <table:table-cell table:number-columns-repeated="1016"/>
        </table:table-row>
        <table:table-row table:style-name="ro1"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29.53" calcext:value-type="float">
            <text:p>429.53</text:p>
          </table:table-cell>
          <table:table-cell table:style-name="ce4" table:formula="of:=0.2745*9.8*1.844*(1-COS(RADIANS([.A135])))" office:value-type="float" office:value="0.0139632701287349" calcext:value-type="float">
            <text:p>0.013963270128735</text:p>
          </table:table-cell>
          <table:table-cell table:style-name="ce4" table:formula="of:=[.C134]-[.C135]" office:value-type="float" office:value="0" calcext:value-type="float">
            <text:p>0</text:p>
          </table:table-cell>
          <table:table-cell table:style-name="ce4" table:formula="of:=2*1.844*2*RADIANS(([.A134]+[.A135])/2)" office:value-type="float" office:value="0.553562588196537" calcext:value-type="float">
            <text:p>0.553562588196537</text:p>
          </table:table-cell>
          <table:table-cell table:style-name="ce4" table:formula="of:=([.B135]-[.B134])/2" office:value-type="float" office:value="2.73499999999999" calcext:value-type="float">
            <text:p>2.73499999999999</text:p>
          </table:table-cell>
          <table:table-cell table:style-name="ce4" table:formula="of:=[.E135]/[.F135]" office:value-type="float" office:value="0.202399483801294" calcext:value-type="float">
            <text:p>0.202399483801294</text:p>
          </table:table-cell>
          <table:table-cell table:style-name="ce4" table:formula="of:=[.D135]/[.E13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35" calcext:value-type="float">
            <text:p>435</text:p>
          </table:table-cell>
          <table:table-cell table:style-name="ce3" table:formula="of:=0.2745*9.8*1.844*(1-COS(RADIANS([.A136])))" office:value-type="float" office:value="0.0133216549652869" calcext:value-type="float">
            <text:p>0.013321654965287</text:p>
          </table:table-cell>
          <table:table-cell table:style-name="ce3" table:formula="of:=[.C135]-[.C136]" office:value-type="float" office:value="0.000641615163448055" calcext:value-type="float">
            <text:p>0.000641615163448</text:p>
          </table:table-cell>
          <table:table-cell table:style-name="ce3" table:formula="of:=2*1.844*2*RADIANS(([.A135]+[.A136])/2)" office:value-type="float" office:value="0.547125813915182" calcext:value-type="float">
            <text:p>0.547125813915182</text:p>
          </table:table-cell>
          <table:table-cell table:style-name="ce3" table:formula="of:=([.B136]-[.B135])/2" office:value-type="float" office:value="2.73500000000001" calcext:value-type="float">
            <text:p>2.73500000000001</text:p>
          </table:table-cell>
          <table:table-cell table:style-name="ce3" table:formula="of:=[.E136]/[.F136]" office:value-type="float" office:value="0.20004600143151" calcext:value-type="float">
            <text:p>0.20004600143151</text:p>
          </table:table-cell>
          <table:table-cell table:style-name="ce3" table:formula="of:=[.D136]/[.E136]" office:value-type="float" office:value="0.00117270131865414" calcext:value-type="float">
            <text:p>0.001172701318654</text:p>
          </table:table-cell>
          <table:table-cell table:number-columns-repeated="1016"/>
        </table:table-row>
        <table:table-row table:style-name="ro1"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40.5" calcext:value-type="float">
            <text:p>440.5</text:p>
          </table:table-cell>
          <table:table-cell table:style-name="ce3" table:formula="of:=0.2745*9.8*1.844*(1-COS(RADIANS([.A137])))" office:value-type="float" office:value="0.0126951099002904" calcext:value-type="float">
            <text:p>0.01269510990029</text:p>
          </table:table-cell>
          <table:table-cell table:style-name="ce3" table:formula="of:=[.C136]-[.C137]" office:value-type="float" office:value="0.000626545064996492" calcext:value-type="float">
            <text:p>0.000626545064996</text:p>
          </table:table-cell>
          <table:table-cell table:style-name="ce3" table:formula="of:=2*1.844*2*RADIANS(([.A136]+[.A137])/2)" office:value-type="float" office:value="0.534252265352472" calcext:value-type="float">
            <text:p>0.534252265352472</text:p>
          </table:table-cell>
          <table:table-cell table:style-name="ce3" table:formula="of:=([.B137]-[.B136])/2" office:value-type="float" office:value="2.75" calcext:value-type="float">
            <text:p>2.75</text:p>
          </table:table-cell>
          <table:table-cell table:style-name="ce3" table:formula="of:=[.E137]/[.F137]" office:value-type="float" office:value="0.194273551037263" calcext:value-type="float">
            <text:p>0.194273551037263</text:p>
          </table:table-cell>
          <table:table-cell table:style-name="ce3" table:formula="of:=[.D137]/[.E137]" office:value-type="float" office:value="0.00117275134918357" calcext:value-type="float">
            <text:p>0.001172751349184</text:p>
          </table:table-cell>
          <table:table-cell table:number-columns-repeated="1016"/>
        </table:table-row>
        <table:table-row table:style-name="ro1"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45.96" calcext:value-type="float">
            <text:p>445.96</text:p>
          </table:table-cell>
          <table:table-cell table:style-name="ce4" table:formula="of:=0.2745*9.8*1.844*(1-COS(RADIANS([.A138])))" office:value-type="float" office:value="0.0126951099002904" calcext:value-type="float">
            <text:p>0.01269510990029</text:p>
          </table:table-cell>
          <table:table-cell table:style-name="ce4" table:formula="of:=[.C137]-[.C138]" office:value-type="float" office:value="0" calcext:value-type="float">
            <text:p>0</text:p>
          </table:table-cell>
          <table:table-cell table:style-name="ce4" table:formula="of:=2*1.844*2*RADIANS(([.A137]+[.A138])/2)" office:value-type="float" office:value="0.527815491071117" calcext:value-type="float">
            <text:p>0.527815491071117</text:p>
          </table:table-cell>
          <table:table-cell table:style-name="ce4" table:formula="of:=([.B138]-[.B137])/2" office:value-type="float" office:value="2.72999999999999" calcext:value-type="float">
            <text:p>2.72999999999999</text:p>
          </table:table-cell>
          <table:table-cell table:style-name="ce4" table:formula="of:=[.E138]/[.F138]" office:value-type="float" office:value="0.193339007718359" calcext:value-type="float">
            <text:p>0.193339007718359</text:p>
          </table:table-cell>
          <table:table-cell table:style-name="ce4" table:formula="of:=[.D138]/[.E13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51.4" calcext:value-type="float">
            <text:p>451.4</text:p>
          </table:table-cell>
          <table:table-cell table:style-name="ce3" table:formula="of:=0.2745*9.8*1.844*(1-COS(RADIANS([.A139])))" office:value-type="float" office:value="0.0120836368423105" calcext:value-type="float">
            <text:p>0.012083636842311</text:p>
          </table:table-cell>
          <table:table-cell table:style-name="ce3" table:formula="of:=[.C138]-[.C139]" office:value-type="float" office:value="0.000611473057979827" calcext:value-type="float">
            <text:p>0.00061147305798</text:p>
          </table:table-cell>
          <table:table-cell table:style-name="ce3" table:formula="of:=2*1.844*2*RADIANS(([.A138]+[.A139])/2)" office:value-type="float" office:value="0.521378716789762" calcext:value-type="float">
            <text:p>0.521378716789762</text:p>
          </table:table-cell>
          <table:table-cell table:style-name="ce3" table:formula="of:=([.B139]-[.B138])/2" office:value-type="float" office:value="2.72" calcext:value-type="float">
            <text:p>2.72</text:p>
          </table:table-cell>
          <table:table-cell table:style-name="ce3" table:formula="of:=[.E139]/[.F139]" office:value-type="float" office:value="0.191683351760942" calcext:value-type="float">
            <text:p>0.191683351760942</text:p>
          </table:table-cell>
          <table:table-cell table:style-name="ce3" table:formula="of:=[.D139]/[.E139]" office:value-type="float" office:value="0.0011728001897446" calcext:value-type="float">
            <text:p>0.001172800189745</text:p>
          </table:table-cell>
          <table:table-cell table:number-columns-repeated="1016"/>
        </table:table-row>
        <table:table-row table:style-name="ro1"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59.47" calcext:value-type="float">
            <text:p>459.47</text:p>
          </table:table-cell>
          <table:table-cell table:style-name="ce3" table:formula="of:=0.2745*9.8*1.844*(1-COS(RADIANS([.A140])))" office:value-type="float" office:value="0.0114872376539997" calcext:value-type="float">
            <text:p>0.011487237654</text:p>
          </table:table-cell>
          <table:table-cell table:style-name="ce3" table:formula="of:=[.C139]-[.C140]" office:value-type="float" office:value="0.000596399188310859" calcext:value-type="float">
            <text:p>0.000596399188311</text:p>
          </table:table-cell>
          <table:table-cell table:style-name="ce3" table:formula="of:=2*1.844*2*RADIANS(([.A139]+[.A140])/2)" office:value-type="float" office:value="0.508505168227052" calcext:value-type="float">
            <text:p>0.508505168227052</text:p>
          </table:table-cell>
          <table:table-cell table:style-name="ce3" table:formula="of:=([.B140]-[.B139])/3" office:value-type="float" office:value="2.69000000000002" calcext:value-type="float">
            <text:p>2.69000000000002</text:p>
          </table:table-cell>
          <table:table-cell table:style-name="ce3" table:formula="of:=[.E140]/[.F140]" office:value-type="float" office:value="0.189035378523066" calcext:value-type="float">
            <text:p>0.189035378523066</text:p>
          </table:table-cell>
          <table:table-cell table:style-name="ce3" table:formula="of:=[.D140]/[.E140]" office:value-type="float" office:value="0.0011728478402496" calcext:value-type="float">
            <text:p>0.00117284784025</text:p>
          </table:table-cell>
          <table:table-cell table:number-columns-repeated="1016"/>
        </table:table-row>
        <table:table-row table:style-name="ro1"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467.78" calcext:value-type="float">
            <text:p>467.78</text:p>
          </table:table-cell>
          <table:table-cell table:style-name="ce3" table:formula="of:=0.2745*9.8*1.844*(1-COS(RADIANS([.A141])))" office:value-type="float" office:value="0.010905914152094" calcext:value-type="float">
            <text:p>0.010905914152094</text:p>
          </table:table-cell>
          <table:table-cell table:style-name="ce3" table:formula="of:=[.C140]-[.C141]" office:value-type="float" office:value="0.000581323501905689" calcext:value-type="float">
            <text:p>0.000581323501906</text:p>
          </table:table-cell>
          <table:table-cell table:style-name="ce3" table:formula="of:=2*1.844*2*RADIANS(([.A140]+[.A141])/2)" office:value-type="float" office:value="0.495631619664342" calcext:value-type="float">
            <text:p>0.495631619664342</text:p>
          </table:table-cell>
          <table:table-cell table:style-name="ce3" table:formula="of:=([.B141]-[.B140])/3" office:value-type="float" office:value="2.76999999999998" calcext:value-type="float">
            <text:p>2.76999999999998</text:p>
          </table:table-cell>
          <table:table-cell table:style-name="ce3" table:formula="of:=[.E141]/[.F141]" office:value-type="float" office:value="0.178928382550305" calcext:value-type="float">
            <text:p>0.178928382550305</text:p>
          </table:table-cell>
          <table:table-cell table:style-name="ce3" table:formula="of:=[.D141]/[.E141]" office:value-type="float" office:value="0.00117289430060855" calcext:value-type="float">
            <text:p>0.001172894300609</text:p>
          </table:table-cell>
          <table:table-cell table:number-columns-repeated="1016"/>
        </table:table-row>
        <table:table-row table:style-name="ro1"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475.86" calcext:value-type="float">
            <text:p>475.86</text:p>
          </table:table-cell>
          <table:table-cell table:style-name="ce3" table:formula="of:=0.2745*9.8*1.844*(1-COS(RADIANS([.A142])))" office:value-type="float" office:value="0.0103396681074048" calcext:value-type="float">
            <text:p>0.010339668107405</text:p>
          </table:table-cell>
          <table:table-cell table:style-name="ce3" table:formula="of:=[.C141]-[.C142]" office:value-type="float" office:value="0.000566246044689227" calcext:value-type="float">
            <text:p>0.000566246044689</text:p>
          </table:table-cell>
          <table:table-cell table:style-name="ce3" table:formula="of:=2*1.844*2*RADIANS(([.A141]+[.A142])/2)" office:value-type="float" office:value="0.482758071101631" calcext:value-type="float">
            <text:p>0.482758071101631</text:p>
          </table:table-cell>
          <table:table-cell table:style-name="ce3" table:formula="of:=([.B142]-[.B141])/3" office:value-type="float" office:value="2.69333333333335" calcext:value-type="float">
            <text:p>2.69333333333335</text:p>
          </table:table-cell>
          <table:table-cell table:style-name="ce3" table:formula="of:=[.E142]/[.F142]" office:value-type="float" office:value="0.179241858082288" calcext:value-type="float">
            <text:p>0.179241858082288</text:p>
          </table:table-cell>
          <table:table-cell table:style-name="ce3" table:formula="of:=[.D142]/[.E142]" office:value-type="float" office:value="0.00117293957074002" calcext:value-type="float">
            <text:p>0.00117293957074</text:p>
          </table:table-cell>
          <table:table-cell table:number-columns-repeated="1016"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84.13" calcext:value-type="float">
            <text:p>484.13</text:p>
          </table:table-cell>
          <table:table-cell table:style-name="ce3" table:formula="of:=0.2745*9.8*1.844*(1-COS(RADIANS([.A143])))" office:value-type="float" office:value="0.00978850124481672" calcext:value-type="float">
            <text:p>0.009788501244817</text:p>
          </table:table-cell>
          <table:table-cell table:style-name="ce3" table:formula="of:=[.C142]-[.C143]" office:value-type="float" office:value="0.00055116686258804" calcext:value-type="float">
            <text:p>0.000551166862588</text:p>
          </table:table-cell>
          <table:table-cell table:style-name="ce3" table:formula="of:=2*1.844*2*RADIANS(([.A142]+[.A143])/2)" office:value-type="float" office:value="0.469884522538921" calcext:value-type="float">
            <text:p>0.469884522538921</text:p>
          </table:table-cell>
          <table:table-cell table:style-name="ce3" table:formula="of:=([.B143]-[.B142])/3" office:value-type="float" office:value="2.75666666666666" calcext:value-type="float">
            <text:p>2.75666666666666</text:p>
          </table:table-cell>
          <table:table-cell table:style-name="ce3" table:formula="of:=[.E143]/[.F143]" office:value-type="float" office:value="0.170453877583648" calcext:value-type="float">
            <text:p>0.170453877583648</text:p>
          </table:table-cell>
          <table:table-cell table:style-name="ce3" table:formula="of:=[.D143]/[.E143]" office:value-type="float" office:value="0.00117298365055722" calcext:value-type="float">
            <text:p>0.001172983650557</text:p>
          </table:table-cell>
          <table:table-cell table:number-columns-repeated="1016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92.26" calcext:value-type="float">
            <text:p>492.26</text:p>
          </table:table-cell>
          <table:table-cell table:style-name="ce3" table:formula="of:=0.2745*9.8*1.844*(1-COS(RADIANS([.A144])))" office:value-type="float" office:value="0.00925241524327921" calcext:value-type="float">
            <text:p>0.009252415243279</text:p>
          </table:table-cell>
          <table:table-cell table:style-name="ce3" table:formula="of:=[.C143]-[.C144]" office:value-type="float" office:value="0.000536086001537504" calcext:value-type="float">
            <text:p>0.000536086001538</text:p>
          </table:table-cell>
          <table:table-cell table:style-name="ce3" table:formula="of:=2*1.844*2*RADIANS(([.A143]+[.A144])/2)" office:value-type="float" office:value="0.457010973976211" calcext:value-type="float">
            <text:p>0.457010973976211</text:p>
          </table:table-cell>
          <table:table-cell table:style-name="ce3" table:formula="of:=([.B144]-[.B143])/3" office:value-type="float" office:value="2.71" calcext:value-type="float">
            <text:p>2.71</text:p>
          </table:table-cell>
          <table:table-cell table:style-name="ce3" table:formula="of:=[.E144]/[.F144]" office:value-type="float" office:value="0.16863873578458" calcext:value-type="float">
            <text:p>0.16863873578458</text:p>
          </table:table-cell>
          <table:table-cell table:style-name="ce3" table:formula="of:=[.D144]/[.E144]" office:value-type="float" office:value="0.00117302653998284" calcext:value-type="float">
            <text:p>0.001173026539983</text:p>
          </table:table-cell>
          <table:table-cell table:number-columns-repeated="1016"/>
        </table:table-row>
        <table:table-row table:style-name="ro1"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00.53" calcext:value-type="float">
            <text:p>500.53</text:p>
          </table:table-cell>
          <table:table-cell table:style-name="ce3" table:formula="of:=0.2745*9.8*1.844*(1-COS(RADIANS([.A145])))" office:value-type="float" office:value="0.00873141173580236" calcext:value-type="float">
            <text:p>0.008731411735802</text:p>
          </table:table-cell>
          <table:table-cell table:style-name="ce3" table:formula="of:=[.C144]-[.C145]" office:value-type="float" office:value="0.000521003507476851" calcext:value-type="float">
            <text:p>0.000521003507477</text:p>
          </table:table-cell>
          <table:table-cell table:style-name="ce3" table:formula="of:=2*1.844*2*RADIANS(([.A144]+[.A145])/2)" office:value-type="float" office:value="0.444137425413501" calcext:value-type="float">
            <text:p>0.444137425413501</text:p>
          </table:table-cell>
          <table:table-cell table:style-name="ce3" table:formula="of:=([.B145]-[.B144])/3" office:value-type="float" office:value="2.75666666666666" calcext:value-type="float">
            <text:p>2.75666666666666</text:p>
          </table:table-cell>
          <table:table-cell table:style-name="ce3" table:formula="of:=[.E145]/[.F145]" office:value-type="float" office:value="0.161113939085914" calcext:value-type="float">
            <text:p>0.161113939085914</text:p>
          </table:table-cell>
          <table:table-cell table:style-name="ce3" table:formula="of:=[.D145]/[.E145]" office:value-type="float" office:value="0.0011730682389393" calcext:value-type="float">
            <text:p>0.001173068238939</text:p>
          </table:table-cell>
          <table:table-cell table:number-columns-repeated="1016"/>
        </table:table-row>
        <table:table-row table:style-name="ro1"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08.56" calcext:value-type="float">
            <text:p>508.56</text:p>
          </table:table-cell>
          <table:table-cell table:style-name="ce3" table:formula="of:=0.2745*9.8*1.844*(1-COS(RADIANS([.A146])))" office:value-type="float" office:value="0.00822549230945485" calcext:value-type="float">
            <text:p>0.008225492309455</text:p>
          </table:table-cell>
          <table:table-cell table:style-name="ce3" table:formula="of:=[.C145]-[.C146]" office:value-type="float" office:value="0.000505919426347512" calcext:value-type="float">
            <text:p>0.000505919426348</text:p>
          </table:table-cell>
          <table:table-cell table:style-name="ce3" table:formula="of:=2*1.844*2*RADIANS(([.A145]+[.A146])/2)" office:value-type="float" office:value="0.431263876850791" calcext:value-type="float">
            <text:p>0.431263876850791</text:p>
          </table:table-cell>
          <table:table-cell table:style-name="ce3" table:formula="of:=([.B146]-[.B145])/3" office:value-type="float" office:value="2.67666666666668" calcext:value-type="float">
            <text:p>2.67666666666668</text:p>
          </table:table-cell>
          <table:table-cell table:style-name="ce3" table:formula="of:=[.E146]/[.F146]" office:value-type="float" office:value="0.161119754738776" calcext:value-type="float">
            <text:p>0.161119754738776</text:p>
          </table:table-cell>
          <table:table-cell table:style-name="ce3" table:formula="of:=[.D146]/[.E146]" office:value-type="float" office:value="0.00117310874734484" calcext:value-type="float">
            <text:p>0.001173108747345</text:p>
          </table:table-cell>
          <table:table-cell table:number-columns-repeated="1016"/>
        </table:table-row>
        <table:table-row table:style-name="ro1"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516.8" calcext:value-type="float">
            <text:p>516.8</text:p>
          </table:table-cell>
          <table:table-cell table:style-name="ce4" table:formula="of:=0.2745*9.8*1.844*(1-COS(RADIANS([.A147])))" office:value-type="float" office:value="0.00822549230945485" calcext:value-type="float">
            <text:p>0.008225492309455</text:p>
          </table:table-cell>
          <table:table-cell table:style-name="ce4" table:formula="of:=[.C146]-[.C147]" office:value-type="float" office:value="0" calcext:value-type="float">
            <text:p>0</text:p>
          </table:table-cell>
          <table:table-cell table:style-name="ce4" table:formula="of:=2*1.844*2*RADIANS(([.A146]+[.A147])/2)" office:value-type="float" office:value="0.424827102569436" calcext:value-type="float">
            <text:p>0.424827102569436</text:p>
          </table:table-cell>
          <table:table-cell table:style-name="ce4" table:formula="of:=([.B147]-[.B146])/3" office:value-type="float" office:value="2.74666666666665" calcext:value-type="float">
            <text:p>2.74666666666665</text:p>
          </table:table-cell>
          <table:table-cell table:style-name="ce4" table:formula="of:=[.E147]/[.F147]" office:value-type="float" office:value="0.154670061615087" calcext:value-type="float">
            <text:p>0.154670061615087</text:p>
          </table:table-cell>
          <table:table-cell table:style-name="ce4" table:formula="of:=[.D147]/[.E14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25.02" calcext:value-type="float">
            <text:p>525.02</text:p>
          </table:table-cell>
          <table:table-cell table:style-name="ce3" table:formula="of:=0.2745*9.8*1.844*(1-COS(RADIANS([.A148])))" office:value-type="float" office:value="0.00773465850535346" calcext:value-type="float">
            <text:p>0.007734658505353</text:p>
          </table:table-cell>
          <table:table-cell table:style-name="ce3" table:formula="of:=[.C147]-[.C148]" office:value-type="float" office:value="0.00049083380410139" calcext:value-type="float">
            <text:p>0.000490833804101</text:p>
          </table:table-cell>
          <table:table-cell table:style-name="ce3" table:formula="of:=2*1.844*2*RADIANS(([.A147]+[.A148])/2)" office:value-type="float" office:value="0.418390328288081" calcext:value-type="float">
            <text:p>0.418390328288081</text:p>
          </table:table-cell>
          <table:table-cell table:style-name="ce3" table:formula="of:=([.B148]-[.B147])/3" office:value-type="float" office:value="2.74000000000001" calcext:value-type="float">
            <text:p>2.74000000000001</text:p>
          </table:table-cell>
          <table:table-cell table:style-name="ce3" table:formula="of:=[.E148]/[.F148]" office:value-type="float" office:value="0.152697200105138" calcext:value-type="float">
            <text:p>0.152697200105138</text:p>
          </table:table-cell>
          <table:table-cell table:style-name="ce3" table:formula="of:=[.D148]/[.E148]" office:value-type="float" office:value="0.00117314806513268" calcext:value-type="float">
            <text:p>0.001173148065133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33.09" calcext:value-type="float">
            <text:p>533.09</text:p>
          </table:table-cell>
          <table:table-cell table:style-name="ce3" table:formula="of:=0.2745*9.8*1.844*(1-COS(RADIANS([.A149])))" office:value-type="float" office:value="0.00725891181866418" calcext:value-type="float">
            <text:p>0.007258911818664</text:p>
          </table:table-cell>
          <table:table-cell table:style-name="ce3" table:formula="of:=[.C148]-[.C149]" office:value-type="float" office:value="0.000475746686689277" calcext:value-type="float">
            <text:p>0.000475746686689</text:p>
          </table:table-cell>
          <table:table-cell table:style-name="ce3" table:formula="of:=2*1.844*2*RADIANS(([.A148]+[.A149])/2)" office:value-type="float" office:value="0.405516779725371" calcext:value-type="float">
            <text:p>0.405516779725371</text:p>
          </table:table-cell>
          <table:table-cell table:style-name="ce3" table:formula="of:=([.B149]-[.B148])/3" office:value-type="float" office:value="2.69000000000002" calcext:value-type="float">
            <text:p>2.69000000000002</text:p>
          </table:table-cell>
          <table:table-cell table:style-name="ce3" table:formula="of:=[.E149]/[.F149]" office:value-type="float" office:value="0.150749732239914" calcext:value-type="float">
            <text:p>0.150749732239914</text:p>
          </table:table-cell>
          <table:table-cell table:style-name="ce3" table:formula="of:=[.D149]/[.E149]" office:value-type="float" office:value="0.00117318619222482" calcext:value-type="float">
            <text:p>0.001173186192225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41.14" calcext:value-type="float">
            <text:p>541.14</text:p>
          </table:table-cell>
          <table:table-cell table:style-name="ce3" table:formula="of:=0.2745*9.8*1.844*(1-COS(RADIANS([.A150])))" office:value-type="float" office:value="0.0067982536985934" calcext:value-type="float">
            <text:p>0.006798253698593</text:p>
          </table:table-cell>
          <table:table-cell table:style-name="ce3" table:formula="of:=[.C149]-[.C150]" office:value-type="float" office:value="0.000460658120070786" calcext:value-type="float">
            <text:p>0.000460658120071</text:p>
          </table:table-cell>
          <table:table-cell table:style-name="ce3" table:formula="of:=2*1.844*2*RADIANS(([.A149]+[.A150])/2)" office:value-type="float" office:value="0.39264323116266" calcext:value-type="float">
            <text:p>0.39264323116266</text:p>
          </table:table-cell>
          <table:table-cell table:style-name="ce3" table:formula="of:=([.B150]-[.B149])/3" office:value-type="float" office:value="2.68333333333332" calcext:value-type="float">
            <text:p>2.68333333333332</text:p>
          </table:table-cell>
          <table:table-cell table:style-name="ce3" table:formula="of:=[.E150]/[.F150]" office:value-type="float" office:value="0.146326669998508" calcext:value-type="float">
            <text:p>0.146326669998508</text:p>
          </table:table-cell>
          <table:table-cell table:style-name="ce3" table:formula="of:=[.D150]/[.E150]" office:value-type="float" office:value="0.00117322312855547" calcext:value-type="float">
            <text:p>0.001173223128555</text:p>
          </table:table-cell>
          <table:table-cell table:number-columns-repeated="1016"/>
        </table:table-row>
        <table:table-row table:style-name="ro1"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52.05" calcext:value-type="float">
            <text:p>552.05</text:p>
          </table:table-cell>
          <table:table-cell table:style-name="ce3" table:formula="of:=0.2745*9.8*1.844*(1-COS(RADIANS([.A151])))" office:value-type="float" office:value="0.00635268554838512" calcext:value-type="float">
            <text:p>0.006352685548385</text:p>
          </table:table-cell>
          <table:table-cell table:style-name="ce3" table:formula="of:=[.C150]-[.C151]" office:value-type="float" office:value="0.000445568150208276" calcext:value-type="float">
            <text:p>0.000445568150208</text:p>
          </table:table-cell>
          <table:table-cell table:style-name="ce3" table:formula="of:=2*1.844*2*RADIANS(([.A150]+[.A151])/2)" office:value-type="float" office:value="0.37976968259995" calcext:value-type="float">
            <text:p>0.37976968259995</text:p>
          </table:table-cell>
          <table:table-cell table:style-name="ce3" table:formula="of:=([.B151]-[.B150])/4" office:value-type="float" office:value="2.72749999999999" calcext:value-type="float">
            <text:p>2.72749999999999</text:p>
          </table:table-cell>
          <table:table-cell table:style-name="ce3" table:formula="of:=[.E151]/[.F151]" office:value-type="float" office:value="0.139237280513273" calcext:value-type="float">
            <text:p>0.139237280513273</text:p>
          </table:table-cell>
          <table:table-cell table:style-name="ce3" table:formula="of:=[.D151]/[.E151]" office:value-type="float" office:value="0.0011732588740572" calcext:value-type="float">
            <text:p>0.001173258874057</text:p>
          </table:table-cell>
          <table:table-cell table:number-columns-repeated="1016"/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62.99" calcext:value-type="float">
            <text:p>562.99</text:p>
          </table:table-cell>
          <table:table-cell table:style-name="ce3" table:formula="of:=0.2745*9.8*1.844*(1-COS(RADIANS([.A152])))" office:value-type="float" office:value="0.00592220872531826" calcext:value-type="float">
            <text:p>0.005922208725318</text:p>
          </table:table-cell>
          <table:table-cell table:style-name="ce3" table:formula="of:=[.C151]-[.C152]" office:value-type="float" office:value="0.000430476823066865" calcext:value-type="float">
            <text:p>0.000430476823067</text:p>
          </table:table-cell>
          <table:table-cell table:style-name="ce3" table:formula="of:=2*1.844*2*RADIANS(([.A151]+[.A152])/2)" office:value-type="float" office:value="0.36689613403724" calcext:value-type="float">
            <text:p>0.36689613403724</text:p>
          </table:table-cell>
          <table:table-cell table:style-name="ce3" table:formula="of:=([.B152]-[.B151])/4" office:value-type="float" office:value="2.73500000000001" calcext:value-type="float">
            <text:p>2.73500000000001</text:p>
          </table:table-cell>
          <table:table-cell table:style-name="ce3" table:formula="of:=[.E152]/[.F152]" office:value-type="float" office:value="0.134148495077601" calcext:value-type="float">
            <text:p>0.134148495077601</text:p>
          </table:table-cell>
          <table:table-cell table:style-name="ce3" table:formula="of:=[.D152]/[.E152]" office:value-type="float" office:value="0.00117329342866058" calcext:value-type="float">
            <text:p>0.001173293428661</text:p>
          </table:table-cell>
          <table:table-cell table:number-columns-repeated="101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573.95" calcext:value-type="float">
            <text:p>573.95</text:p>
          </table:table-cell>
          <table:table-cell table:style-name="ce4" table:formula="of:=0.2745*9.8*1.844*(1-COS(RADIANS([.A153])))" office:value-type="float" office:value="0.00592220872531826" calcext:value-type="float">
            <text:p>0.005922208725318</text:p>
          </table:table-cell>
          <table:table-cell table:style-name="ce4" table:formula="of:=[.C152]-[.C153]" office:value-type="float" office:value="0" calcext:value-type="float">
            <text:p>0</text:p>
          </table:table-cell>
          <table:table-cell table:style-name="ce4" table:formula="of:=2*1.844*2*RADIANS(([.A152]+[.A153])/2)" office:value-type="float" office:value="0.360459359755885" calcext:value-type="float">
            <text:p>0.360459359755885</text:p>
          </table:table-cell>
          <table:table-cell table:style-name="ce4" table:formula="of:=([.B153]-[.B152])/4" office:value-type="float" office:value="2.74000000000001" calcext:value-type="float">
            <text:p>2.74000000000001</text:p>
          </table:table-cell>
          <table:table-cell table:style-name="ce4" table:formula="of:=[.E153]/[.F153]" office:value-type="float" office:value="0.131554510859812" calcext:value-type="float">
            <text:p>0.131554510859812</text:p>
          </table:table-cell>
          <table:table-cell table:style-name="ce4" table:formula="of:=[.D153]/[.E15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84.81" calcext:value-type="float">
            <text:p>584.81</text:p>
          </table:table-cell>
          <table:table-cell table:style-name="ce3" table:formula="of:=0.2745*9.8*1.844*(1-COS(RADIANS([.A154])))" office:value-type="float" office:value="0.00550682454069943" calcext:value-type="float">
            <text:p>0.005506824540699</text:p>
          </table:table-cell>
          <table:table-cell table:style-name="ce3" table:formula="of:=[.C153]-[.C154]" office:value-type="float" office:value="0.000415384184618826" calcext:value-type="float">
            <text:p>0.000415384184619</text:p>
          </table:table-cell>
          <table:table-cell table:style-name="ce3" table:formula="of:=2*1.844*2*RADIANS(([.A153]+[.A154])/2)" office:value-type="float" office:value="0.35402258547453" calcext:value-type="float">
            <text:p>0.35402258547453</text:p>
          </table:table-cell>
          <table:table-cell table:style-name="ce3" table:formula="of:=([.B154]-[.B153])/4" office:value-type="float" office:value="2.71499999999997" calcext:value-type="float">
            <text:p>2.71499999999997</text:p>
          </table:table-cell>
          <table:table-cell table:style-name="ce3" table:formula="of:=[.E154]/[.F154]" office:value-type="float" office:value="0.130395059106642" calcext:value-type="float">
            <text:p>0.130395059106642</text:p>
          </table:table-cell>
          <table:table-cell table:style-name="ce3" table:formula="of:=[.D154]/[.E154]" office:value-type="float" office:value="0.00117332679230634" calcext:value-type="float">
            <text:p>0.001173326792306</text:p>
          </table:table-cell>
          <table:table-cell table:number-columns-repeated="1016"/>
        </table:table-row>
        <table:table-row table:style-name="ro1"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95.73" calcext:value-type="float">
            <text:p>595.73</text:p>
          </table:table-cell>
          <table:table-cell table:style-name="ce3" table:formula="of:=0.2745*9.8*1.844*(1-COS(RADIANS([.A155])))" office:value-type="float" office:value="0.00510653425986079" calcext:value-type="float">
            <text:p>0.005106534259861</text:p>
          </table:table-cell>
          <table:table-cell table:style-name="ce3" table:formula="of:=[.C154]-[.C155]" office:value-type="float" office:value="0.000400290280838638" calcext:value-type="float">
            <text:p>0.000400290280839</text:p>
          </table:table-cell>
          <table:table-cell table:style-name="ce3" table:formula="of:=2*1.844*2*RADIANS(([.A154]+[.A155])/2)" office:value-type="float" office:value="0.34114903691182" calcext:value-type="float">
            <text:p>0.34114903691182</text:p>
          </table:table-cell>
          <table:table-cell table:style-name="ce3" table:formula="of:=([.B155]-[.B154])/4" office:value-type="float" office:value="2.73000000000002" calcext:value-type="float">
            <text:p>2.73000000000002</text:p>
          </table:table-cell>
          <table:table-cell table:style-name="ce3" table:formula="of:=[.E155]/[.F155]" office:value-type="float" office:value="0.124963017183816" calcext:value-type="float">
            <text:p>0.124963017183816</text:p>
          </table:table-cell>
          <table:table-cell table:style-name="ce3" table:formula="of:=[.D155]/[.E155]" office:value-type="float" office:value="0.00117335896493269" calcext:value-type="float">
            <text:p>0.001173358964933</text:p>
          </table:table-cell>
          <table:table-cell table:number-columns-repeated="101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606.59" calcext:value-type="float">
            <text:p>606.59</text:p>
          </table:table-cell>
          <table:table-cell table:style-name="ce4" table:formula="of:=0.2745*9.8*1.844*(1-COS(RADIANS([.A156])))" office:value-type="float" office:value="0.00510653425986079" calcext:value-type="float">
            <text:p>0.005106534259861</text:p>
          </table:table-cell>
          <table:table-cell table:style-name="ce4" table:formula="of:=[.C155]-[.C156]" office:value-type="float" office:value="0" calcext:value-type="float">
            <text:p>0</text:p>
          </table:table-cell>
          <table:table-cell table:style-name="ce4" table:formula="of:=2*1.844*2*RADIANS(([.A155]+[.A156])/2)" office:value-type="float" office:value="0.334712262630464" calcext:value-type="float">
            <text:p>0.334712262630464</text:p>
          </table:table-cell>
          <table:table-cell table:style-name="ce4" table:formula="of:=([.B156]-[.B155])/4" office:value-type="float" office:value="2.715" calcext:value-type="float">
            <text:p>2.715</text:p>
          </table:table-cell>
          <table:table-cell table:style-name="ce4" table:formula="of:=[.E156]/[.F156]" office:value-type="float" office:value="0.123282601337188" calcext:value-type="float">
            <text:p>0.123282601337188</text:p>
          </table:table-cell>
          <table:table-cell table:style-name="ce4" table:formula="of:=[.D156]/[.E1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17.54" calcext:value-type="float">
            <text:p>617.54</text:p>
          </table:table-cell>
          <table:table-cell table:style-name="ce3" table:formula="of:=0.2745*9.8*1.844*(1-COS(RADIANS([.A157])))" office:value-type="float" office:value="0.00472133910215616" calcext:value-type="float">
            <text:p>0.004721339102156</text:p>
          </table:table-cell>
          <table:table-cell table:style-name="ce3" table:formula="of:=[.C156]-[.C157]" office:value-type="float" office:value="0.000385195157704635" calcext:value-type="float">
            <text:p>0.000385195157705</text:p>
          </table:table-cell>
          <table:table-cell table:style-name="ce3" table:formula="of:=2*1.844*2*RADIANS(([.A156]+[.A157])/2)" office:value-type="float" office:value="0.328275488349109" calcext:value-type="float">
            <text:p>0.328275488349109</text:p>
          </table:table-cell>
          <table:table-cell table:style-name="ce3" table:formula="of:=([.B157]-[.B156])/4" office:value-type="float" office:value="2.73749999999998" calcext:value-type="float">
            <text:p>2.73749999999998</text:p>
          </table:table-cell>
          <table:table-cell table:style-name="ce3" table:formula="of:=[.E157]/[.F157]" office:value-type="float" office:value="0.119917986611548" calcext:value-type="float">
            <text:p>0.119917986611548</text:p>
          </table:table-cell>
          <table:table-cell table:style-name="ce3" table:formula="of:=[.D157]/[.E157]" office:value-type="float" office:value="0.00117338994647993" calcext:value-type="float">
            <text:p>0.00117338994648</text:p>
          </table:table-cell>
          <table:table-cell table:number-columns-repeated="1016"/>
        </table:table-row>
        <table:table-row table:style-name="ro1"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628.34" calcext:value-type="float">
            <text:p>628.34</text:p>
          </table:table-cell>
          <table:table-cell table:style-name="ce3" table:formula="of:=0.2745*9.8*1.844*(1-COS(RADIANS([.A158])))" office:value-type="float" office:value="0.0043512402409566" calcext:value-type="float">
            <text:p>0.004351240240957</text:p>
          </table:table-cell>
          <table:table-cell table:style-name="ce3" table:formula="of:=[.C157]-[.C158]" office:value-type="float" office:value="0.000370098861199557" calcext:value-type="float">
            <text:p>0.0003700988612</text:p>
          </table:table-cell>
          <table:table-cell table:style-name="ce3" table:formula="of:=2*1.844*2*RADIANS(([.A157]+[.A158])/2)" office:value-type="float" office:value="0.315401939786399" calcext:value-type="float">
            <text:p>0.315401939786399</text:p>
          </table:table-cell>
          <table:table-cell table:style-name="ce3" table:formula="of:=([.B158]-[.B157])/4" office:value-type="float" office:value="2.70000000000002" calcext:value-type="float">
            <text:p>2.70000000000002</text:p>
          </table:table-cell>
          <table:table-cell table:style-name="ce3" table:formula="of:=[.E158]/[.F158]" office:value-type="float" office:value="0.116815533254221" calcext:value-type="float">
            <text:p>0.116815533254221</text:p>
          </table:table-cell>
          <table:table-cell table:style-name="ce3" table:formula="of:=[.D158]/[.E158]" office:value-type="float" office:value="0.00117341973689255" calcext:value-type="float">
            <text:p>0.001173419736893</text:p>
          </table:table-cell>
          <table:table-cell table:number-columns-repeated="1016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639.36" calcext:value-type="float">
            <text:p>639.36</text:p>
          </table:table-cell>
          <table:table-cell table:style-name="ce3" table:formula="of:=0.2745*9.8*1.844*(1-COS(RADIANS([.A159])))" office:value-type="float" office:value="0.00399623880364771" calcext:value-type="float">
            <text:p>0.003996238803648</text:p>
          </table:table-cell>
          <table:table-cell table:style-name="ce3" table:formula="of:=[.C158]-[.C159]" office:value-type="float" office:value="0.000355001437308895" calcext:value-type="float">
            <text:p>0.000355001437309</text:p>
          </table:table-cell>
          <table:table-cell table:style-name="ce3" table:formula="of:=2*1.844*2*RADIANS(([.A158]+[.A159])/2)" office:value-type="float" office:value="0.302528391223689" calcext:value-type="float">
            <text:p>0.302528391223689</text:p>
          </table:table-cell>
          <table:table-cell table:style-name="ce3" table:formula="of:=([.B159]-[.B158])/4" office:value-type="float" office:value="2.755" calcext:value-type="float">
            <text:p>2.755</text:p>
          </table:table-cell>
          <table:table-cell table:style-name="ce3" table:formula="of:=[.E159]/[.F159]" office:value-type="float" office:value="0.109810668320758" calcext:value-type="float">
            <text:p>0.109810668320758</text:p>
          </table:table-cell>
          <table:table-cell table:style-name="ce3" table:formula="of:=[.D159]/[.E159]" office:value-type="float" office:value="0.0011734483361147" calcext:value-type="float">
            <text:p>0.001173448336115</text:p>
          </table:table-cell>
          <table:table-cell table:number-columns-repeated="1016"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650.22" calcext:value-type="float">
            <text:p>650.22</text:p>
          </table:table-cell>
          <table:table-cell table:style-name="ce3" table:formula="of:=0.2745*9.8*1.844*(1-COS(RADIANS([.A160])))" office:value-type="float" office:value="0.00365633587162516" calcext:value-type="float">
            <text:p>0.003656335871625</text:p>
          </table:table-cell>
          <table:table-cell table:style-name="ce3" table:formula="of:=[.C159]-[.C160]" office:value-type="float" office:value="0.000339902932022549" calcext:value-type="float">
            <text:p>0.000339902932023</text:p>
          </table:table-cell>
          <table:table-cell table:style-name="ce3" table:formula="of:=2*1.844*2*RADIANS(([.A159]+[.A160])/2)" office:value-type="float" office:value="0.289654842660979" calcext:value-type="float">
            <text:p>0.289654842660979</text:p>
          </table:table-cell>
          <table:table-cell table:style-name="ce3" table:formula="of:=([.B160]-[.B159])/4" office:value-type="float" office:value="2.715" calcext:value-type="float">
            <text:p>2.715</text:p>
          </table:table-cell>
          <table:table-cell table:style-name="ce3" table:formula="of:=[.E160]/[.F160]" office:value-type="float" office:value="0.106686866541797" calcext:value-type="float">
            <text:p>0.106686866541797</text:p>
          </table:table-cell>
          <table:table-cell table:style-name="ce3" table:formula="of:=[.D160]/[.E160]" office:value-type="float" office:value="0.00117347574409582" calcext:value-type="float">
            <text:p>0.001173475744096</text:p>
          </table:table-cell>
          <table:table-cell table:number-columns-repeated="101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661.2" calcext:value-type="float">
            <text:p>661.2</text:p>
          </table:table-cell>
          <table:table-cell table:style-name="ce4" table:formula="of:=0.2745*9.8*1.844*(1-COS(RADIANS([.A161])))" office:value-type="float" office:value="0.00365633587162516" calcext:value-type="float">
            <text:p>0.003656335871625</text:p>
          </table:table-cell>
          <table:table-cell table:style-name="ce4" table:formula="of:=[.C160]-[.C161]" office:value-type="float" office:value="0" calcext:value-type="float">
            <text:p>0</text:p>
          </table:table-cell>
          <table:table-cell table:style-name="ce4" table:formula="of:=2*1.844*2*RADIANS(([.A160]+[.A161])/2)" office:value-type="float" office:value="0.283218068379624" calcext:value-type="float">
            <text:p>0.283218068379624</text:p>
          </table:table-cell>
          <table:table-cell table:style-name="ce4" table:formula="of:=([.B161]-[.B160])/4" office:value-type="float" office:value="2.745" calcext:value-type="float">
            <text:p>2.745</text:p>
          </table:table-cell>
          <table:table-cell table:style-name="ce4" table:formula="of:=[.E161]/[.F161]" office:value-type="float" office:value="0.103175981194763" calcext:value-type="float">
            <text:p>0.103175981194763</text:p>
          </table:table-cell>
          <table:table-cell table:style-name="ce4" table:formula="of:=[.D161]/[.E16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671.84" calcext:value-type="float">
            <text:p>671.84</text:p>
          </table:table-cell>
          <table:table-cell table:style-name="ce3" table:formula="of:=0.2745*9.8*1.844*(1-COS(RADIANS([.A162])))" office:value-type="float" office:value="0.00333153248029199" calcext:value-type="float">
            <text:p>0.003331532480292</text:p>
          </table:table-cell>
          <table:table-cell table:style-name="ce3" table:formula="of:=[.C161]-[.C162]" office:value-type="float" office:value="0.000324803391333169" calcext:value-type="float">
            <text:p>0.000324803391333</text:p>
          </table:table-cell>
          <table:table-cell table:style-name="ce3" table:formula="of:=2*1.844*2*RADIANS(([.A161]+[.A162])/2)" office:value-type="float" office:value="0.276781294098269" calcext:value-type="float">
            <text:p>0.276781294098269</text:p>
          </table:table-cell>
          <table:table-cell table:style-name="ce3" table:formula="of:=([.B162]-[.B161])/4" office:value-type="float" office:value="2.66" calcext:value-type="float">
            <text:p>2.66</text:p>
          </table:table-cell>
          <table:table-cell table:style-name="ce3" table:formula="of:=[.E162]/[.F162]" office:value-type="float" office:value="0.104053118082056" calcext:value-type="float">
            <text:p>0.104053118082056</text:p>
          </table:table-cell>
          <table:table-cell table:style-name="ce3" table:formula="of:=[.D162]/[.E162]" office:value-type="float" office:value="0.00117350196078587" calcext:value-type="float">
            <text:p>0.001173501960786</text:p>
          </table:table-cell>
          <table:table-cell table:number-columns-repeated="1016"/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682.48" calcext:value-type="float">
            <text:p>682.48</text:p>
          </table:table-cell>
          <table:table-cell table:style-name="ce4" table:formula="of:=0.2745*9.8*1.844*(1-COS(RADIANS([.A163])))" office:value-type="float" office:value="0.00333153248029199" calcext:value-type="float">
            <text:p>0.003331532480292</text:p>
          </table:table-cell>
          <table:table-cell table:style-name="ce4" table:formula="of:=[.C162]-[.C163]" office:value-type="float" office:value="0" calcext:value-type="float">
            <text:p>0</text:p>
          </table:table-cell>
          <table:table-cell table:style-name="ce4" table:formula="of:=2*1.844*2*RADIANS(([.A162]+[.A163])/2)" office:value-type="float" office:value="0.270344519816914" calcext:value-type="float">
            <text:p>0.270344519816914</text:p>
          </table:table-cell>
          <table:table-cell table:style-name="ce4" table:formula="of:=([.B163]-[.B162])/4" office:value-type="float" office:value="2.66" calcext:value-type="float">
            <text:p>2.66</text:p>
          </table:table-cell>
          <table:table-cell table:style-name="ce4" table:formula="of:=[.E163]/[.F163]" office:value-type="float" office:value="0.101633278126659" calcext:value-type="float">
            <text:p>0.101633278126659</text:p>
          </table:table-cell>
          <table:table-cell table:style-name="ce4" table:formula="of:=[.D163]/[.E16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693.53" calcext:value-type="float">
            <text:p>693.53</text:p>
          </table:table-cell>
          <table:table-cell table:style-name="ce4" table:formula="of:=0.2745*9.8*1.844*(1-COS(RADIANS([.A164])))" office:value-type="float" office:value="0.00333153248029199" calcext:value-type="float">
            <text:p>0.003331532480292</text:p>
          </table:table-cell>
          <table:table-cell table:style-name="ce4" table:formula="of:=[.C163]-[.C164]" office:value-type="float" office:value="0" calcext:value-type="float">
            <text:p>0</text:p>
          </table:table-cell>
          <table:table-cell table:style-name="ce4" table:formula="of:=2*1.844*2*RADIANS(([.A163]+[.A164])/2)" office:value-type="float" office:value="0.270344519816914" calcext:value-type="float">
            <text:p>0.270344519816914</text:p>
          </table:table-cell>
          <table:table-cell table:style-name="ce4" table:formula="of:=([.B164]-[.B163])/4" office:value-type="float" office:value="2.76249999999999" calcext:value-type="float">
            <text:p>2.76249999999999</text:p>
          </table:table-cell>
          <table:table-cell table:style-name="ce4" table:formula="of:=[.E164]/[.F164]" office:value-type="float" office:value="0.0978622696169827" calcext:value-type="float">
            <text:p>0.097862269616983</text:p>
          </table:table-cell>
          <table:table-cell table:style-name="ce4" table:formula="of:=[.D164]/[.E16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04.43" calcext:value-type="float">
            <text:p>704.43</text:p>
          </table:table-cell>
          <table:table-cell table:style-name="ce3" table:formula="of:=0.2745*9.8*1.844*(1-COS(RADIANS([.A165])))" office:value-type="float" office:value="0.00302182961905582" calcext:value-type="float">
            <text:p>0.003021829619056</text:p>
          </table:table-cell>
          <table:table-cell table:style-name="ce3" table:formula="of:=[.C164]-[.C165]" office:value-type="float" office:value="0.000309702861236164" calcext:value-type="float">
            <text:p>0.000309702861236</text:p>
          </table:table-cell>
          <table:table-cell table:style-name="ce3" table:formula="of:=2*1.844*2*RADIANS(([.A164]+[.A165])/2)" office:value-type="float" office:value="0.263907745535559" calcext:value-type="float">
            <text:p>0.263907745535559</text:p>
          </table:table-cell>
          <table:table-cell table:style-name="ce3" table:formula="of:=([.B165]-[.B164])/4" office:value-type="float" office:value="2.72499999999999" calcext:value-type="float">
            <text:p>2.72499999999999</text:p>
          </table:table-cell>
          <table:table-cell table:style-name="ce3" table:formula="of:=[.E165]/[.F165]" office:value-type="float" office:value="0.096846879095618" calcext:value-type="float">
            <text:p>0.096846879095618</text:p>
          </table:table-cell>
          <table:table-cell table:style-name="ce3" table:formula="of:=[.D165]/[.E165]" office:value-type="float" office:value="0.00117352698613552" calcext:value-type="float">
            <text:p>0.001173526986136</text:p>
          </table:table-cell>
          <table:table-cell table:number-columns-repeated="1016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 2" table:style-name="ta2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Amplitud (º)</text:p>
          </table:table-cell>
          <table:table-cell table:style-name="ce1" office:value-type="string" calcext:value-type="string">
            <text:p>Tiempo (s)</text:p>
          </table:table-cell>
          <table:table-cell table:style-name="ce1" office:value-type="string" calcext:value-type="string">
            <text:p>Ep (J)</text:p>
          </table:table-cell>
          <table:table-cell table:style-name="ce1" office:value-type="string" calcext:value-type="string">
            <text:p>Variación de Ep (J)</text:p>
          </table:table-cell>
          <table:table-cell table:style-name="ce1" office:value-type="string" calcext:value-type="string">
            <text:p>Longitud recorrida l (m)</text:p>
          </table:table-cell>
          <table:table-cell table:style-name="ce1" office:value-type="string" calcext:value-type="string">
            <text:p>Periodo T (s)</text:p>
          </table:table-cell>
          <table:table-cell table:style-name="ce1" office:value-type="string" calcext:value-type="string">
            <text:p>Velocidad media (m/s)</text:p>
          </table:table-cell>
          <table:table-cell table:style-name="ce1" office:value-type="string" calcext:value-type="string">
            <text:p>Fuerza de rozamiento</text:p>
          </table:table-cell>
          <table:table-cell table:number-columns-repeated="1016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80.53" calcext:value-type="float">
            <text:p>380.53</text:p>
          </table:table-cell>
          <table:table-cell table:number-columns-repeated="1022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85.95" calcext:value-type="float">
            <text:p>385.95</text:p>
          </table:table-cell>
          <table:table-cell table:number-columns-repeated="1022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91.43" calcext:value-type="float">
            <text:p>391.43</text:p>
          </table:table-cell>
          <table:table-cell table:number-columns-repeated="1022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96.87" calcext:value-type="float">
            <text:p>396.87</text:p>
          </table:table-cell>
          <table:table-cell table:number-columns-repeated="1022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02.32" calcext:value-type="float">
            <text:p>402.32</text:p>
          </table:table-cell>
          <table:table-cell table:number-columns-repeated="1022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07.71" calcext:value-type="float">
            <text:p>407.71</text:p>
          </table:table-cell>
          <table:table-cell table:number-columns-repeated="1022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13.21" calcext:value-type="float">
            <text:p>413.21</text:p>
          </table:table-cell>
          <table:table-cell table:number-columns-repeated="1022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18.64" calcext:value-type="float">
            <text:p>418.64</text:p>
          </table:table-cell>
          <table:table-cell table:number-columns-repeated="1022"/>
        </table:table-row>
        <table:table-row table:style-name="ro1"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24.06" calcext:value-type="float">
            <text:p>424.06</text:p>
          </table:table-cell>
          <table:table-cell table:number-columns-repeated="1022"/>
        </table:table-row>
        <table:table-row table:style-name="ro1"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29.53" calcext:value-type="float">
            <text:p>429.53</text:p>
          </table:table-cell>
          <table:table-cell table:number-columns-repeated="1022"/>
        </table:table-row>
        <table:table-row table:style-name="ro1"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35" calcext:value-type="float">
            <text:p>435</text:p>
          </table:table-cell>
          <table:table-cell table:number-columns-repeated="1022"/>
        </table:table-row>
        <table:table-row table:style-name="ro1"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40.5" calcext:value-type="float">
            <text:p>440.5</text:p>
          </table:table-cell>
          <table:table-cell table:number-columns-repeated="1022"/>
        </table:table-row>
        <table:table-row table:style-name="ro1"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45.96" calcext:value-type="float">
            <text:p>445.96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51.4" calcext:value-type="float">
            <text:p>451.4</text:p>
          </table:table-cell>
          <table:table-cell table:number-columns-repeated="102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52" meta:object-count="0"/>
    <meta:generator>LibreOfficeDev/6.0.5.2$Linux_X86_64 LibreOffice_project/</meta:generator>
  </office:meta>
</office:document-meta>
</file>